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184A41F5B2E9BDF1BC4.jpg" manifest:media-type="image/jpeg"/>
  <manifest:file-entry manifest:full-path="Pictures/100000000000023A00000184F3A27E8FA743FD9E.jpg" manifest:media-type="image/jpeg"/>
  <manifest:file-entry manifest:full-path="Pictures/100000000000023A00000184A6047C058F38C21E.jpg" manifest:media-type="image/jpeg"/>
  <manifest:file-entry manifest:full-path="Pictures/100000000000023A00000184B71F772CFC1B2553.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3" svg:font-family="FreeSerif"/>
    <style:font-face style:name="Lohit Hindi1" svg:font-family="'Lohit Hindi'"/>
    <style:font-face style:name="0" svg:font-family="0" style:font-family-generic="roman"/>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6.9271in" fo:margin-left="0in" table:align="left" style:writing-mode="lr-tb"/>
    </style:style>
    <style:style style:name="Table5.A" style:family="table-column">
      <style:table-column-properties style:column-width="1in"/>
    </style:style>
    <style:style style:name="Table5.B" style:family="table-column">
      <style:table-column-properties style:column-width="0.875in"/>
    </style:style>
    <style:style style:name="Table5.E" style:family="table-column">
      <style:table-column-properties style:column-width="0.9375in"/>
    </style:style>
    <style:style style:name="Table5.G" style:family="table-column">
      <style:table-column-properties style:column-width="0.8111in"/>
    </style:style>
    <style:style style:name="Table5.H" style:family="table-column">
      <style:table-column-properties style:column-width="0.491in"/>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397d254"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c7b585"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f4396"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8aa99"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1f82970"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39871f6"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6c8dd"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69ca83"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2a41e08"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9de94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3be74b" style:font-size-asian="12pt" style:font-style-asian="normal" style:font-size-complex="12pt" style:font-style-complex="normal"/>
    </style:style>
    <style:style style:name="P2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d6bc95" style:font-size-asian="12pt" style:font-style-asian="normal" style:font-size-complex="12pt" style:font-style-complex="normal"/>
    </style:style>
    <style:style style:name="P3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4fe821" style:font-size-asian="12pt" style:font-style-asian="normal" style:font-size-complex="12pt" style:font-style-complex="normal"/>
    </style:style>
    <style:style style:name="P3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92d4c" style:font-size-asian="12pt" style:font-style-asian="normal" style:font-size-complex="12pt" style:font-style-complex="normal"/>
    </style:style>
    <style:style style:name="P3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7e13b"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c87ae0"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ad590e"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39fd156" style:font-size-asian="12pt" style:font-style-asian="normal" style:font-size-complex="12pt" style:font-style-complex="normal"/>
    </style:style>
    <style:style style:name="P3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style:font-size-asian="12pt" style:font-style-asian="normal" style:font-size-complex="12pt" style:font-style-complex="normal"/>
    </style:style>
    <style:style style:name="P3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45a070" officeooo:paragraph-rsid="03283b1c"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3469062"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2c7b585"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c7b585"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a83774"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3a58f88" style:font-size-asian="12pt" style:font-style-asian="normal" style:font-size-complex="12pt" style:font-style-complex="normal"/>
    </style:style>
    <style:style style:name="P4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92d4c" style:font-size-asian="12pt" style:font-style-asian="normal" style:font-size-complex="12pt" style:font-style-complex="normal"/>
    </style:style>
    <style:style style:name="P4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34fe821" style:font-size-asian="12pt" style:font-style-asian="normal" style:font-size-complex="12pt" style:font-style-complex="normal"/>
    </style:style>
    <style:style style:name="P4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b6546"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eb6546" officeooo:paragraph-rsid="033db82a"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f1ffe" officeooo:paragraph-rsid="02baac8b" style:font-size-asian="12pt" style:font-style-asian="normal" style:font-size-complex="12pt" style:font-style-complex="normal"/>
    </style:style>
    <style:style style:name="P4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3249f06" style:font-size-asian="12pt" style:font-style-asian="normal" style:font-size-complex="12pt" style:font-style-complex="normal"/>
    </style:style>
    <style:style style:name="P4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2e7e13b" style:font-size-asian="12pt" style:font-style-asian="normal" style:font-size-complex="12pt" style:font-style-complex="normal"/>
    </style:style>
    <style:style style:name="P5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1961f2" officeooo:paragraph-rsid="031961f2" style:font-size-asian="12pt" style:font-style-asian="normal" style:font-size-complex="12pt" style:font-style-complex="normal"/>
    </style:style>
    <style:style style:name="P5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style:font-size-asian="12pt" style:font-style-asian="normal" style:font-size-complex="12pt" style:font-style-complex="normal"/>
    </style:style>
    <style:style style:name="P5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8b19c" officeooo:paragraph-rsid="034fe821" style:font-size-asian="12pt" style:font-style-asian="normal" style:font-size-complex="12pt" style:font-style-complex="normal"/>
    </style:style>
    <style:style style:name="P5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9778c" officeooo:paragraph-rsid="034fe821" style:font-size-asian="12pt" style:font-style-asian="normal" style:font-size-complex="12pt" style:font-style-complex="normal"/>
    </style:style>
    <style:style style:name="P5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48919" officeooo:paragraph-rsid="034fe821" style:font-size-asian="12pt" style:font-style-asian="normal" style:font-size-complex="12pt" style:font-style-complex="normal"/>
    </style:style>
    <style:style style:name="P5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e54c8" officeooo:paragraph-rsid="034fe821" style:font-size-asian="12pt" style:font-style-asian="normal" style:font-size-complex="12pt" style:font-style-complex="normal"/>
    </style:style>
    <style:style style:name="P5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d6fd0" officeooo:paragraph-rsid="034fe821"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65d01" officeooo:paragraph-rsid="03065d01"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b2abc" officeooo:paragraph-rsid="02e741e7" style:font-size-asian="12pt" style:font-style-asian="normal" style:font-size-complex="12pt" style:font-style-complex="normal"/>
    </style:style>
    <style:style style:name="P5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5c755" officeooo:paragraph-rsid="02c87ae0" style:font-size-asian="12pt" style:font-style-asian="normal" style:font-size-complex="12pt" style:font-style-complex="normal"/>
    </style:style>
    <style:style style:name="P6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377bf" officeooo:paragraph-rsid="02c7b585" style:font-size-asian="12pt" style:font-style-asian="normal" style:font-size-complex="12pt" style:font-style-complex="normal"/>
    </style:style>
    <style:style style:name="P6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c7b585" style:font-size-asian="12pt" style:font-style-asian="normal" style:font-size-complex="12pt" style:font-style-complex="normal"/>
    </style:style>
    <style:style style:name="P6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47d44e" style:font-size-asian="12pt" style:font-style-asian="normal" style:font-size-complex="12pt" style:font-style-complex="normal"/>
    </style:style>
    <style:style style:name="P6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c7b585" style:font-size-asian="12pt" style:font-style-asian="normal" style:font-size-complex="12pt" style:font-style-complex="normal"/>
    </style:style>
    <style:style style:name="P6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867264" style:font-size-asian="12pt" style:font-style-asian="normal" style:font-size-complex="12pt" style:font-style-complex="normal"/>
    </style:style>
    <style:style style:name="P6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4102" officeooo:paragraph-rsid="028343e2" style:font-size-asian="12pt" style:font-style-asian="normal" style:font-size-complex="12pt" style:font-style-complex="normal"/>
    </style:style>
    <style:style style:name="P6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3fb7bd" officeooo:paragraph-rsid="0268e6d1" style:font-size-asian="12pt" style:font-style-asian="normal" style:font-size-complex="12pt" style:font-style-complex="normal"/>
    </style:style>
    <style:style style:name="P6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b85dd" officeooo:paragraph-rsid="0286c8dd" style:font-size-asian="12pt" style:font-style-asian="normal" style:font-size-complex="12pt" style:font-style-complex="normal"/>
    </style:style>
    <style:style style:name="P6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a6c67" officeooo:paragraph-rsid="020a6c67" style:font-size-asian="12pt" style:font-style-asian="normal" style:font-size-complex="12pt" style:font-style-complex="normal"/>
    </style:style>
    <style:style style:name="P6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f992f6" officeooo:paragraph-rsid="01f992f6" style:font-size-asian="12pt" style:font-style-asian="normal" style:font-size-complex="12pt" style:font-style-complex="normal"/>
    </style:style>
    <style:style style:name="P7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94d8d" officeooo:paragraph-rsid="01b19fcb" style:font-size-asian="12pt" style:font-style-asian="normal" style:font-size-complex="12pt" style:font-style-complex="normal"/>
    </style:style>
    <style:style style:name="P7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a5341" officeooo:paragraph-rsid="01dd2646" style:font-size-asian="12pt" style:font-style-asian="normal" style:font-size-complex="12pt" style:font-style-complex="normal"/>
    </style:style>
    <style:style style:name="P7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5b619" officeooo:paragraph-rsid="01ea3b40" style:font-size-asian="12pt" style:font-style-asian="normal" style:font-size-complex="12pt" style:font-style-complex="normal"/>
    </style:style>
    <style:style style:name="P7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6b9dd" officeooo:paragraph-rsid="01ea3b40" style:font-size-asian="12pt" style:font-style-asian="normal" style:font-size-complex="12pt" style:font-style-complex="normal"/>
    </style:style>
    <style:style style:name="P7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816be" officeooo:paragraph-rsid="01d816be" style:font-size-asian="12pt" style:font-style-asian="normal" style:font-size-complex="12pt" style:font-style-complex="normal"/>
    </style:style>
    <style:style style:name="P7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80e7" style:font-size-asian="12pt" style:font-style-asian="normal" style:font-size-complex="12pt" style:font-style-complex="normal"/>
    </style:style>
    <style:style style:name="P7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938f" style:font-size-asian="12pt" style:font-style-asian="normal" style:font-size-complex="12pt" style:font-style-complex="normal"/>
    </style:style>
    <style:style style:name="P7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7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6da" officeooo:paragraph-rsid="019ab6da" style:font-size-asian="12pt" style:font-style-asian="normal" style:font-size-complex="12pt" style:font-style-complex="normal"/>
    </style:style>
    <style:style style:name="P7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ee319" officeooo:paragraph-rsid="019ee319" style:font-size-asian="12pt" style:font-style-asian="normal" style:font-size-complex="12pt" style:font-style-complex="normal"/>
    </style:style>
    <style:style style:name="P8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8864f9" officeooo:paragraph-rsid="018864f9" style:font-size-asian="12pt" style:font-style-asian="normal" style:font-size-complex="12pt" style:font-style-complex="normal"/>
    </style:style>
    <style:style style:name="P81"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8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6e3ce" style:font-size-asian="12pt" style:font-style-asian="normal" style:font-size-complex="12pt" style:font-style-complex="normal"/>
    </style:style>
    <style:style style:name="P8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7d254" style:font-size-asian="12pt" style:font-style-asian="normal" style:font-size-complex="12pt" style:font-style-complex="normal"/>
    </style:style>
    <style:style style:name="P84"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871f6" officeooo:paragraph-rsid="039871f6" style:font-size-asian="12pt" style:font-style-asian="normal" style:font-size-complex="12pt" style:font-style-complex="normal"/>
    </style:style>
    <style:style style:name="P85"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b3731" officeooo:paragraph-rsid="039b3731" style:font-size-asian="12pt" style:font-style-asian="normal" style:font-size-complex="12pt" style:font-style-complex="normal"/>
    </style:style>
    <style:style style:name="P8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e545e" officeooo:paragraph-rsid="03931d58" style:font-size-asian="12pt" style:font-style-asian="normal" style:font-size-complex="12pt" style:font-style-complex="normal"/>
    </style:style>
    <style:style style:name="P87"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21dd6" officeooo:paragraph-rsid="0396e3ce" style:font-size-asian="12pt" style:font-style-asian="normal" style:font-size-complex="12pt" style:font-style-complex="normal"/>
    </style:style>
    <style:style style:name="P88"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de94e" officeooo:paragraph-rsid="039de94e" style:font-size-asian="12pt" style:font-style-asian="normal" style:font-size-complex="12pt" style:font-style-complex="normal"/>
    </style:style>
    <style:style style:name="P89"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83b1c" officeooo:paragraph-rsid="03a3253b" style:font-size-asian="12pt" style:font-style-asian="normal" style:font-size-complex="12pt" style:font-style-complex="normal"/>
    </style:style>
    <style:style style:name="P90" style:family="paragraph" style:parent-style-name="Standard">
      <style:paragraph-properties fo:text-align="start" style:justify-single-word="false" fo:orphans="0" fo:widows="0"/>
      <style:text-properties fo:color="#000000" style:font-name="Liberation Serif" fo:font-size="12pt" fo:language="en" fo:country="US" fo:font-style="normal" officeooo:rsid="03b04a89" officeooo:paragraph-rsid="03b04a89" style:font-size-asian="12pt" style:font-style-asian="normal" style:font-size-complex="12pt" style:font-style-complex="normal"/>
    </style:style>
    <style:style style:name="P91" style:family="paragraph" style:parent-style-name="Standard">
      <style:paragraph-properties fo:text-align="start" style:justify-single-word="false" fo:orphans="0" fo:widows="0"/>
      <style:text-properties fo:color="#000000" style:font-name="Liberation Serif" fo:font-size="12pt" fo:language="en" fo:country="US" fo:font-style="normal" officeooo:rsid="03b0e697" officeooo:paragraph-rsid="03b0e697" style:font-size-asian="12pt" style:font-style-asian="normal" style:font-size-complex="12pt" style:font-style-complex="normal"/>
    </style:style>
    <style:style style:name="P9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fo:background-color="#99ff99" style:font-size-asian="12pt" style:font-style-asian="normal" style:font-size-complex="12pt" style:font-style-complex="normal"/>
    </style:style>
    <style:style style:name="P9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fo:background-color="#99ff99" style:font-size-asian="12pt" style:font-style-asian="normal" style:font-size-complex="12pt" style:font-style-complex="normal"/>
    </style:style>
    <style:style style:name="P9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f7ed" officeooo:paragraph-rsid="02c7b585" fo:background-color="#ffff00" style:font-size-asian="12pt" style:font-style-asian="normal" style:font-size-complex="12pt" style:font-style-complex="normal"/>
    </style:style>
    <style:style style:name="P95"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49f06" officeooo:paragraph-rsid="03a3253b" fo:background-color="#ffff00" style:font-size-asian="12pt" style:font-style-asian="normal" style:font-size-complex="12pt" style:font-style-complex="normal"/>
    </style:style>
    <style:style style:name="P9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3c6c4" officeooo:paragraph-rsid="0243c6c4" fo:background-color="transparent" style:font-size-asian="12pt" style:font-style-asian="normal" style:font-size-complex="12pt" style:font-style-complex="normal"/>
    </style:style>
    <style:style style:name="P9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21227a" officeooo:paragraph-rsid="0219cacb" fo:background-color="transparent" style:font-size-asian="12pt" style:font-style-asian="normal" style:font-size-complex="12pt" style:font-style-complex="normal"/>
    </style:style>
    <style:style style:name="P9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0c149" officeooo:paragraph-rsid="039871f6" fo:background-color="transparent" style:font-size-asian="12pt" style:font-style-asian="normal" style:font-size-complex="12pt" style:font-style-complex="normal"/>
    </style:style>
    <style:style style:name="P99"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00"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01" style:family="paragraph" style:parent-style-name="Standard">
      <style:paragraph-properties fo:text-align="start" style:justify-single-word="false" fo:orphans="0" fo:widows="0"/>
      <style:text-properties fo:color="#000000" style:font-name="Liberation Serif" fo:font-size="12pt" fo:language="en" fo:country="US" fo:font-style="normal" style:text-underline-style="none" fo:font-weight="bold" officeooo:paragraph-rsid="015a9012" style:letter-kerning="true" style:font-size-asian="12pt" style:language-asian="zh" style:country-asian="CN" style:font-style-asian="normal" style:font-weight-asian="bold" style:font-name-complex="FreeSerif2" style:font-size-complex="12pt" style:language-complex="ar" style:country-complex="SA" style:font-style-complex="normal" style:font-weight-complex="bold"/>
    </style:style>
    <style:style style:name="P102"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3"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7d254" officeooo:paragraph-rsid="0397d254" style:font-size-asian="12pt" style:font-style-asian="italic" style:font-size-complex="12pt" style:font-style-complex="italic"/>
    </style:style>
    <style:style style:name="P104"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871f6" officeooo:paragraph-rsid="039871f6" style:font-size-asian="12pt" style:font-style-asian="italic" style:font-size-complex="12pt" style:font-style-complex="italic"/>
    </style:style>
    <style:style style:name="P105"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b3731" officeooo:paragraph-rsid="039b3731" style:font-size-asian="12pt" style:font-style-asian="italic" style:font-size-complex="12pt" style:font-style-complex="italic"/>
    </style:style>
    <style:style style:name="P106"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de94e" officeooo:paragraph-rsid="039de94e" style:font-size-asian="12pt" style:font-style-asian="italic" style:font-size-complex="12pt" style:font-style-complex="italic"/>
    </style:style>
    <style:style style:name="P107" style:family="paragraph" style:parent-style-name="Standard">
      <style:paragraph-properties fo:text-align="start" style:justify-single-word="false" fo:orphans="0" fo:widows="0"/>
      <style:text-properties fo:color="#000000" style:font-name="Liberation Serif" fo:font-size="12pt" fo:language="en" fo:country="US" fo:font-style="italic" officeooo:rsid="03a58f88" officeooo:paragraph-rsid="03a58f88" style:font-size-asian="12pt" style:font-style-asian="italic" style:font-size-complex="12pt" style:font-style-complex="italic"/>
    </style:style>
    <style:style style:name="P108" style:family="paragraph" style:parent-style-name="Standard">
      <style:text-properties fo:color="#000000" style:font-name="Liberation Serif" fo:font-style="normal" officeooo:rsid="00e70da5" style:font-style-asian="normal" style:font-style-complex="normal"/>
    </style:style>
    <style:style style:name="P109" style:family="paragraph" style:parent-style-name="Standard">
      <style:text-properties fo:color="#000000" style:font-name="Liberation Serif"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10"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111" style:family="paragraph" style:parent-style-name="Standard">
      <style:text-properties style:font-name="Liberation Serif"/>
    </style:style>
    <style:style style:name="P112"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13" style:family="paragraph" style:parent-style-name="Standard">
      <style:paragraph-properties fo:text-align="start" style:justify-single-word="false" fo:orphans="0" fo:widows="0"/>
      <style:text-properties style:font-name="Liberation Serif" fo:font-size="12pt" fo:language="en" fo:country="US" officeooo:paragraph-rsid="01ac986b" style:font-size-asian="12pt" style:font-size-complex="12pt"/>
    </style:style>
    <style:style style:name="P114"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115"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16"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117"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118"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119"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120" style:family="paragraph" style:parent-style-name="Standard">
      <style:paragraph-properties fo:text-align="start" style:justify-single-word="false" fo:orphans="0" fo:widows="0"/>
      <style:text-properties style:font-name="Liberation Serif" fo:font-size="12pt" fo:language="en" fo:country="US" officeooo:rsid="015f68dd" officeooo:paragraph-rsid="03931d58" style:font-size-asian="12pt" style:font-size-complex="12pt"/>
    </style:style>
    <style:style style:name="P121" style:family="paragraph" style:parent-style-name="Standard">
      <style:paragraph-properties fo:text-align="start" style:justify-single-word="false" fo:orphans="0" fo:widows="0"/>
      <style:text-properties style:font-name="Liberation Serif" fo:font-size="12pt" fo:language="en" fo:country="US" officeooo:rsid="015f68dd" officeooo:paragraph-rsid="039500cc" style:font-size-asian="12pt" style:font-size-complex="12pt"/>
    </style:style>
    <style:style style:name="P122" style:family="paragraph" style:parent-style-name="Standard">
      <style:paragraph-properties fo:text-align="start" style:justify-single-word="false" fo:orphans="0" fo:widows="0"/>
      <style:text-properties style:font-name="Liberation Serif" fo:font-size="12pt" fo:language="en" fo:country="US" officeooo:rsid="018f8aa2" officeooo:paragraph-rsid="018f8aa2" style:font-size-asian="12pt" style:font-size-complex="12pt"/>
    </style:style>
    <style:style style:name="P123"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124"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125" style:family="paragraph" style:parent-style-name="Standard">
      <style:paragraph-properties fo:text-align="start" style:justify-single-word="false" fo:orphans="0" fo:widows="0"/>
      <style:text-properties style:font-name="Liberation Serif" fo:font-size="12pt" fo:language="en" fo:country="US" officeooo:rsid="032c91ff" officeooo:paragraph-rsid="032c91ff" style:font-size-asian="12pt" style:font-size-complex="12pt"/>
    </style:style>
    <style:style style:name="P126" style:family="paragraph" style:parent-style-name="Standard">
      <style:paragraph-properties fo:text-align="start" style:justify-single-word="false" fo:orphans="0" fo:widows="0"/>
      <style:text-properties style:font-name="Liberation Serif" fo:font-size="12pt" fo:language="en" fo:country="US" officeooo:rsid="00947949" officeooo:paragraph-rsid="01879840" style:font-size-asian="12pt" style:font-size-complex="12pt"/>
    </style:style>
    <style:style style:name="P127"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128"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129" style:family="paragraph" style:parent-style-name="Standard">
      <style:paragraph-properties fo:text-align="start" style:justify-single-word="false" fo:orphans="0" fo:widows="0"/>
      <style:text-properties style:font-name="Liberation Serif" fo:font-size="12pt" fo:language="en" fo:country="US" fo:font-style="italic" officeooo:rsid="03922725" officeooo:paragraph-rsid="03922725" style:font-size-asian="12pt" style:font-style-asian="italic" style:font-size-complex="12pt" style:font-style-complex="italic"/>
    </style:style>
    <style:style style:name="P130" style:family="paragraph" style:parent-style-name="Standard">
      <style:text-properties style:font-name="Liberation Serif" fo:font-size="12pt" style:font-size-asian="12pt" style:font-size-complex="12pt"/>
    </style:style>
    <style:style style:name="P131"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132"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133" style:family="paragraph" style:parent-style-name="Standard">
      <style:text-properties style:font-name="Liberation Serif" fo:font-style="italic" style:text-underline-style="solid" style:text-underline-width="auto" style:text-underline-color="font-color" style:font-style-asian="italic" style:font-style-complex="italic"/>
    </style:style>
    <style:style style:name="P134" style:family="paragraph" style:parent-style-name="Standard">
      <style:text-properties style:font-name="Liberation Serif" fo:font-style="italic" style:font-style-asian="italic" style:font-style-complex="italic"/>
    </style:style>
    <style:style style:name="P135" style:family="paragraph" style:parent-style-name="Standard">
      <style:text-properties style:font-name="Liberation Serif" officeooo:rsid="02549af1" officeooo:paragraph-rsid="02549af1"/>
    </style:style>
    <style:style style:name="P136" style:family="paragraph" style:parent-style-name="Standard">
      <style:text-properties style:font-name="Liberation Serif" officeooo:paragraph-rsid="03149280"/>
    </style:style>
    <style:style style:name="P137" style:family="paragraph" style:parent-style-name="Standard">
      <style:text-properties style:font-name="Liberation Serif" officeooo:paragraph-rsid="01465100"/>
    </style:style>
    <style:style style:name="P138" style:family="paragraph" style:parent-style-name="Standard">
      <style:text-properties style:font-name="Liberation Serif" officeooo:paragraph-rsid="0156c2f1"/>
    </style:style>
    <style:style style:name="P139" style:family="paragraph" style:parent-style-name="Standard">
      <style:text-properties style:font-name="Liberation Serif" officeooo:paragraph-rsid="014d9b58"/>
    </style:style>
    <style:style style:name="P140" style:family="paragraph" style:parent-style-name="Standard">
      <style:text-properties style:font-name="Liberation Serif" officeooo:paragraph-rsid="0156f0dc"/>
    </style:style>
    <style:style style:name="P141" style:family="paragraph" style:parent-style-name="Standard">
      <style:text-properties style:font-name="Liberation Serif" fo:language="en" fo:country="US" fo:font-style="normal" officeooo:paragraph-rsid="0156f0dc" fo:background-color="#ffffff" style:font-style-asian="normal" style:font-style-complex="normal"/>
    </style:style>
    <style:style style:name="P142" style:family="paragraph" style:parent-style-name="Standard">
      <style:text-properties style:font-name="Liberation Serif" fo:language="en" fo:country="US" fo:font-style="normal" officeooo:paragraph-rsid="0156c2f1" fo:background-color="#ffffff" style:font-style-asian="normal" style:font-style-complex="normal"/>
    </style:style>
    <style:style style:name="P143" style:family="paragraph" style:parent-style-name="Standard">
      <style:text-properties style:font-name="Liberation Serif" fo:language="en" fo:country="US" fo:font-style="normal" officeooo:paragraph-rsid="0156f0dc" style:font-style-asian="normal" style:font-style-complex="normal"/>
    </style:style>
    <style:style style:name="P144" style:family="paragraph" style:parent-style-name="Standard">
      <style:text-properties style:font-name="Liberation Serif" fo:language="en" fo:country="US" officeooo:rsid="014337ca"/>
    </style:style>
    <style:style style:name="P145" style:family="paragraph" style:parent-style-name="Standard">
      <style:text-properties style:font-name="Liberation Serif" officeooo:rsid="0003c9de" officeooo:paragraph-rsid="02511974"/>
    </style:style>
    <style:style style:name="P146" style:family="paragraph" style:parent-style-name="Standard">
      <style:text-properties style:font-name="Liberation Serif" officeooo:rsid="0003d788" officeooo:paragraph-rsid="02511974"/>
    </style:style>
    <style:style style:name="P147" style:family="paragraph" style:parent-style-name="Standard">
      <style:text-properties style:font-name="Liberation Serif" officeooo:rsid="0004ade5" officeooo:paragraph-rsid="02511974"/>
    </style:style>
    <style:style style:name="P148" style:family="paragraph" style:parent-style-name="Standard">
      <style:text-properties style:font-name="Liberation Serif" officeooo:rsid="01ed3ebc" officeooo:paragraph-rsid="01ed3ebc"/>
    </style:style>
    <style:style style:name="P149" style:family="paragraph" style:parent-style-name="Standard">
      <style:text-properties style:font-name="Liberation Serif" officeooo:rsid="01aee890" officeooo:paragraph-rsid="01aee890"/>
    </style:style>
    <style:style style:name="P150" style:family="paragraph" style:parent-style-name="Standard">
      <style:text-properties style:font-name="Liberation Serif" officeooo:rsid="016b9b3b" officeooo:paragraph-rsid="016b9b3b"/>
    </style:style>
    <style:style style:name="P151" style:family="paragraph" style:parent-style-name="Standard">
      <style:text-properties style:font-name="Liberation Serif" officeooo:rsid="01e0fd3e" officeooo:paragraph-rsid="01e0fd3e"/>
    </style:style>
    <style:style style:name="P152" style:family="paragraph" style:parent-style-name="Standard">
      <style:text-properties style:font-name="Liberation Serif" officeooo:rsid="02a00280" officeooo:paragraph-rsid="02a00280"/>
    </style:style>
    <style:style style:name="P153" style:family="paragraph" style:parent-style-name="Standard">
      <style:text-properties style:font-name="Liberation Serif" officeooo:rsid="01b109e1" officeooo:paragraph-rsid="01b109e1"/>
    </style:style>
    <style:style style:name="P154" style:family="paragraph" style:parent-style-name="Standard">
      <style:text-properties style:font-name="Liberation Serif" officeooo:rsid="01be7a4e" officeooo:paragraph-rsid="01be7a4e"/>
    </style:style>
    <style:style style:name="P155" style:family="paragraph" style:parent-style-name="Standard">
      <style:text-properties style:font-name="Liberation Serif" officeooo:rsid="0279dd7e" officeooo:paragraph-rsid="0279dd7e"/>
    </style:style>
    <style:style style:name="P156" style:family="paragraph" style:parent-style-name="Standard">
      <style:text-properties style:font-name="Liberation Serif" officeooo:paragraph-rsid="016f9234"/>
    </style:style>
    <style:style style:name="P157" style:family="paragraph" style:parent-style-name="Standard">
      <style:text-properties style:font-name="Liberation Serif" officeooo:rsid="017b5307" officeooo:paragraph-rsid="017b5307"/>
    </style:style>
    <style:style style:name="P158" style:family="paragraph" style:parent-style-name="Standard">
      <style:text-properties style:font-name="Liberation Serif" officeooo:rsid="016f9234" officeooo:paragraph-rsid="016f9234"/>
    </style:style>
    <style:style style:name="P159" style:family="paragraph" style:parent-style-name="Standard">
      <style:text-properties style:font-name="Liberation Serif" officeooo:rsid="02600ccf" officeooo:paragraph-rsid="02600ccf"/>
    </style:style>
    <style:style style:name="P160" style:family="paragraph" style:parent-style-name="Standard">
      <style:text-properties style:font-name="Liberation Serif" officeooo:paragraph-rsid="035a6cf6"/>
    </style:style>
    <style:style style:name="P161" style:family="paragraph" style:parent-style-name="Standard">
      <style:text-properties style:font-name="Liberation Serif" officeooo:paragraph-rsid="035ed1d6"/>
    </style:style>
    <style:style style:name="P162" style:family="paragraph" style:parent-style-name="Standard">
      <style:text-properties style:font-name="Liberation Serif" officeooo:paragraph-rsid="03668782"/>
    </style:style>
    <style:style style:name="P163" style:family="paragraph" style:parent-style-name="Standard">
      <style:text-properties style:font-name="Liberation Serif" officeooo:paragraph-rsid="0367172f"/>
    </style:style>
    <style:style style:name="P164" style:family="paragraph" style:parent-style-name="Standard">
      <style:text-properties style:font-name="Liberation Serif" officeooo:rsid="0375b35d" officeooo:paragraph-rsid="0375b35d"/>
    </style:style>
    <style:style style:name="P165" style:family="paragraph" style:parent-style-name="Standard">
      <style:text-properties style:font-name="Liberation Serif" officeooo:paragraph-rsid="0176231e"/>
    </style:style>
    <style:style style:name="P166" style:family="paragraph" style:parent-style-name="Standard">
      <style:text-properties style:font-name="Liberation Serif" officeooo:paragraph-rsid="037c926f"/>
    </style:style>
    <style:style style:name="P167" style:family="paragraph" style:parent-style-name="Standard">
      <style:text-properties style:font-name="Liberation Serif" fo:font-weight="normal" style:font-weight-asian="normal" style:font-weight-complex="normal"/>
    </style:style>
    <style:style style:name="P168" style:family="paragraph" style:parent-style-name="Standard">
      <style:text-properties style:font-name="Liberation Serif" fo:font-weight="normal" officeooo:rsid="03797b53" officeooo:paragraph-rsid="03797b53" style:font-weight-asian="normal" style:font-weight-complex="normal"/>
    </style:style>
    <style:style style:name="P169" style:family="paragraph" style:parent-style-name="Standard">
      <style:text-properties style:font-name="Liberation Serif" officeooo:paragraph-rsid="037fa3f8"/>
    </style:style>
    <style:style style:name="P170" style:family="paragraph" style:parent-style-name="Standard">
      <style:text-properties style:font-name="Liberation Serif" officeooo:paragraph-rsid="038181c5"/>
    </style:style>
    <style:style style:name="P171" style:family="paragraph" style:parent-style-name="Standard">
      <style:text-properties style:font-name="Liberation Serif" fo:font-style="normal" style:text-underline-style="none" fo:font-weight="bold" style:font-style-asian="normal" style:font-weight-asian="bold" style:font-style-complex="normal" style:font-weight-complex="bold"/>
    </style:style>
    <style:style style:name="P172" style:family="paragraph" style:parent-style-name="Standard">
      <style:text-properties style:font-name="Liberation Serif" fo:font-style="normal" style:font-style-asian="normal" style:font-style-complex="normal"/>
    </style:style>
    <style:style style:name="P173" style:family="paragraph" style:parent-style-name="Standard">
      <style:text-properties style:font-name="Liberation Serif" fo:font-size="11pt" fo:font-weight="bold" officeooo:rsid="03725b1c" officeooo:paragraph-rsid="03725b1c" style:font-size-asian="11pt" style:font-weight-asian="bold" style:font-size-complex="11pt" style:font-weight-complex="bold"/>
    </style:style>
    <style:style style:name="P174" style:family="paragraph" style:parent-style-name="Standard">
      <style:text-properties officeooo:rsid="000d8911" officeooo:paragraph-rsid="00d46a1a"/>
    </style:style>
    <style:style style:name="P175" style:family="paragraph" style:parent-style-name="Standard">
      <style:text-properties officeooo:paragraph-rsid="0148a596"/>
    </style:style>
    <style:style style:name="P176" style:family="paragraph" style:parent-style-name="Standard">
      <style:text-properties officeooo:paragraph-rsid="016f9234"/>
    </style:style>
    <style:style style:name="P177"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78"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79" style:family="paragraph" style:parent-style-name="Standard">
      <style:paragraph-properties fo:break-before="page"/>
      <style:text-properties officeooo:rsid="000d8911" officeooo:paragraph-rsid="00d46a1a"/>
    </style:style>
    <style:style style:name="P180" style:family="paragraph" style:parent-style-name="Standard">
      <style:paragraph-properties fo:break-before="page"/>
      <style:text-properties style:font-name="Liberation Serif" fo:font-weight="bold" officeooo:rsid="02511974" officeooo:paragraph-rsid="02511974" style:font-weight-asian="bold" style:font-weight-complex="bold"/>
    </style:style>
    <style:style style:name="P181" style:family="paragraph" style:parent-style-name="Standard">
      <style:paragraph-properties fo:break-before="page"/>
      <style:text-properties style:font-name="Liberation Serif" style:text-underline-style="none" fo:font-weight="bold" style:font-weight-asian="bold" style:font-weight-complex="bold"/>
    </style:style>
    <style:style style:name="P182" style:family="paragraph" style:parent-style-name="Text_20_body">
      <style:paragraph-properties fo:margin-top="0in" fo:margin-bottom="0in" loext:contextual-spacing="false"/>
      <style:text-properties officeooo:paragraph-rsid="010966ed"/>
    </style:style>
    <style:style style:name="P183" style:family="paragraph" style:parent-style-name="Text_20_body">
      <style:paragraph-properties fo:margin-top="0in" fo:margin-bottom="0in" loext:contextual-spacing="false"/>
      <style:text-properties style:font-name="Liberation Serif" officeooo:paragraph-rsid="010966ed"/>
    </style:style>
    <style:style style:name="P184"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85"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86"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87"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88"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89"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90"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91"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92"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93"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94"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95" style:family="paragraph" style:parent-style-name="Normal">
      <style:paragraph-properties fo:margin-top="0in" fo:margin-bottom="0in" loext:contextual-spacing="false" fo:line-height="100%"/>
      <style:text-properties style:font-name="Liberation Serif" fo:font-size="12pt" officeooo:paragraph-rsid="0159f619" style:font-name-asian="Calibri" style:font-size-asian="12pt" style:font-name-complex="Times New Roman" style:font-size-complex="12pt"/>
    </style:style>
    <style:style style:name="P196"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9f619" style:font-name-asian="Calibri" style:font-size-asian="12pt" style:font-name-complex="Times New Roman" style:font-size-complex="12pt"/>
    </style:style>
    <style:style style:name="P197"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ba187" style:font-name-asian="Calibri" style:font-size-asian="12pt" style:font-name-complex="Times New Roman" style:font-size-complex="12pt"/>
    </style:style>
    <style:style style:name="P198"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6f0dc" style:font-name-asian="Calibri" style:font-size-asian="12pt" style:font-name-complex="Times New Roman" style:font-size-complex="12pt"/>
    </style:style>
    <style:style style:name="P199"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d9b58" style:font-name-asian="Calibri" style:font-size-asian="12pt" style:font-name-complex="Times New Roman" style:font-size-complex="12pt"/>
    </style:style>
    <style:style style:name="P20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20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20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6f0dc" style:font-name-asian="Calibri" style:font-size-asian="12pt" style:font-name-complex="Times New Roman" style:font-size-complex="12pt"/>
    </style:style>
    <style:style style:name="P20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20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20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20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6f0dc" style:font-name-asian="Calibri" style:font-size-asian="12pt" style:font-name-complex="Times New Roman" style:font-size-complex="12pt"/>
    </style:style>
    <style:style style:name="P20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208" style:family="paragraph" style:parent-style-name="Normal">
      <style:paragraph-properties fo:margin-top="0in" fo:margin-bottom="0in" loext:contextual-spacing="false" fo:line-height="100%"/>
      <style:text-properties style:font-name="Liberation Serif" fo:font-size="12pt" officeooo:paragraph-rsid="014ba187" style:font-name-asian="Calibri" style:font-size-asian="12pt" style:font-name-complex="Times New Roman" style:font-size-complex="12pt"/>
    </style:style>
    <style:style style:name="P209" style:family="paragraph" style:parent-style-name="Normal">
      <style:paragraph-properties fo:margin-top="0in" fo:margin-bottom="0in" loext:contextual-spacing="false" fo:line-height="100%"/>
      <style:text-properties style:font-name="Liberation Serif" fo:font-size="12pt" officeooo:paragraph-rsid="0156f0dc" style:font-name-asian="Calibri" style:font-size-asian="12pt" style:font-name-complex="Times New Roman" style:font-size-complex="12pt"/>
    </style:style>
    <style:style style:name="P210" style:family="paragraph" style:parent-style-name="Normal">
      <style:paragraph-properties fo:margin-top="0in" fo:margin-bottom="0in" loext:contextual-spacing="false" fo:line-height="100%"/>
      <style:text-properties style:font-name="Liberation Serif" fo:font-size="12pt" officeooo:paragraph-rsid="014d9b58" style:font-name-asian="Calibri" style:font-size-asian="12pt" style:font-name-complex="Times New Roman" style:font-size-complex="12pt"/>
    </style:style>
    <style:style style:name="P211"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212"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213"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6f0dc" style:font-name-asian="Calibri" style:font-size-asian="12pt" style:font-name-complex="Times New Roman" style:font-size-complex="12pt"/>
    </style:style>
    <style:style style:name="P214"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1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21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1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6f0dc" style:font-name-asian="Calibri" style:font-size-asian="12pt" style:font-name-complex="Times New Roman" style:font-size-complex="12pt"/>
    </style:style>
    <style:style style:name="P21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1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22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2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6f0dc" style:font-name-asian="Calibri" style:font-size-asian="12pt" style:font-name-complex="Times New Roman" style:font-size-complex="12pt"/>
    </style:style>
    <style:style style:name="P22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23"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224"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225"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6f0dc" style:font-name-asian="Calibri" style:font-size-asian="12pt" style:font-name-complex="Times New Roman" style:font-size-complex="12pt"/>
    </style:style>
    <style:style style:name="P226"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2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28" style:family="paragraph" style:parent-style-name="Normal">
      <style:paragraph-properties fo:margin-top="0in" fo:margin-bottom="0in" loext:contextual-spacing="false" fo:line-height="100%" fo:text-align="end"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29" style:family="paragraph" style:parent-style-name="Normal">
      <style:paragraph-properties fo:margin-top="0in" fo:margin-bottom="0in" loext:contextual-spacing="false" fo:line-height="100%" fo:text-align="center"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3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31"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59f619" style:font-name-asian="Calibri" style:font-size-asian="12pt" style:font-name-complex="Times New Roman" style:font-size-complex="12pt"/>
    </style:style>
    <style:style style:name="P232"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ba187" style:font-name-asian="Calibri" style:font-size-asian="12pt" style:font-name-complex="Times New Roman" style:font-size-complex="12pt"/>
    </style:style>
    <style:style style:name="P233"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d9b58" style:font-name-asian="Calibri" style:font-size-asian="12pt" style:font-name-complex="Times New Roman" style:font-size-complex="12pt"/>
    </style:style>
    <style:style style:name="P23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a187" officeooo:paragraph-rsid="014ba187" style:font-name-asian="Calibri" style:font-size-asian="12pt" style:font-name-complex="Times New Roman" style:font-size-complex="12pt"/>
    </style:style>
    <style:style style:name="P235" style:family="paragraph" style:parent-style-name="Normal">
      <style:paragraph-properties fo:margin-top="0in" fo:margin-bottom="0in" loext:contextual-spacing="false" fo:line-height="100%" fo:text-align="end" style:justify-single-word="false"/>
      <style:text-properties style:font-name="Liberation Serif" fo:font-size="12pt" officeooo:rsid="014b9352" officeooo:paragraph-rsid="0156f0dc" style:font-name-asian="Calibri" style:font-size-asian="12pt" style:font-name-complex="Times New Roman" style:font-size-complex="12pt"/>
    </style:style>
    <style:style style:name="P236" style:family="paragraph" style:parent-style-name="Normal">
      <style:paragraph-properties fo:margin-top="0in" fo:margin-bottom="0in" loext:contextual-spacing="false" fo:line-height="100%" fo:text-align="center" style:justify-single-word="false"/>
      <style:text-properties style:font-name="Liberation Serif" fo:font-size="12pt" officeooo:rsid="014b9352" officeooo:paragraph-rsid="0156f0dc" style:font-name-asian="Calibri" style:font-size-asian="12pt" style:font-name-complex="Times New Roman" style:font-size-complex="12pt"/>
    </style:style>
    <style:style style:name="P23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9352" officeooo:paragraph-rsid="0156f0dc" style:font-name-asian="Calibri" style:font-size-asian="12pt" style:font-name-complex="Times New Roman" style:font-size-complex="12pt"/>
    </style:style>
    <style:style style:name="P23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b9352" officeooo:paragraph-rsid="0156f0dc" style:font-name-asian="Calibri" style:font-size-asian="12pt" style:font-name-complex="Times New Roman" style:font-size-complex="12pt"/>
    </style:style>
    <style:style style:name="P23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d9b58" officeooo:paragraph-rsid="014d9b58" style:font-name-asian="Calibri" style:font-size-asian="12pt" style:font-name-complex="Times New Roman" style:font-size-complex="12pt"/>
    </style:style>
    <style:style style:name="P240" style:family="paragraph" style:parent-style-name="Normal">
      <style:paragraph-properties fo:margin-top="0in" fo:margin-bottom="0in" loext:contextual-spacing="false" fo:line-height="100%" fo:text-align="end"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41" style:family="paragraph" style:parent-style-name="Normal">
      <style:paragraph-properties fo:margin-top="0in" fo:margin-bottom="0in" loext:contextual-spacing="false" fo:line-height="100%" fo:text-align="center"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42"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9f619" style:font-name-asian="Calibri" style:font-size-asian="12pt" style:font-style-asian="italic" style:font-name-complex="Times New Roman" style:font-size-complex="12pt"/>
    </style:style>
    <style:style style:name="P243"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ba187" style:font-name-asian="Calibri" style:font-size-asian="12pt" style:font-style-asian="italic" style:font-name-complex="Times New Roman" style:font-size-complex="12pt"/>
    </style:style>
    <style:style style:name="P244"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6f0dc" style:font-name-asian="Calibri" style:font-size-asian="12pt" style:font-style-asian="italic" style:font-name-complex="Times New Roman" style:font-size-complex="12pt"/>
    </style:style>
    <style:style style:name="P245"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d9b58" style:font-name-asian="Calibri" style:font-size-asian="12pt" style:font-style-asian="italic" style:font-name-complex="Times New Roman" style:font-size-complex="12pt"/>
    </style:style>
    <style:style style:name="P246" style:family="paragraph" style:parent-style-name="Normal">
      <style:paragraph-properties fo:line-height="100%"/>
      <style:text-properties officeooo:paragraph-rsid="014ba187"/>
    </style:style>
    <style:style style:name="P247" style:family="paragraph" style:parent-style-name="Normal">
      <style:paragraph-properties fo:line-height="100%"/>
      <style:text-properties officeooo:paragraph-rsid="014d9b58"/>
    </style:style>
    <style:style style:name="P248" style:family="paragraph" style:parent-style-name="Normal">
      <style:paragraph-properties fo:line-height="100%"/>
      <style:text-properties officeooo:paragraph-rsid="0156f0dc"/>
    </style:style>
    <style:style style:name="P249" style:family="paragraph" style:parent-style-name="Normal">
      <style:paragraph-properties fo:line-height="100%"/>
      <style:text-properties officeooo:paragraph-rsid="0159f619"/>
    </style:style>
    <style:style style:name="P250" style:family="paragraph" style:parent-style-name="Normal">
      <style:paragraph-properties fo:line-height="100%"/>
      <style:text-properties style:font-name="Liberation Serif" officeooo:paragraph-rsid="014d9b58"/>
    </style:style>
    <style:style style:name="P251"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52"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53" style:family="paragraph" style:parent-style-name="Normal">
      <loext:graphic-properties draw:fill="none"/>
      <style:paragraph-properties fo:margin-left="0.75in" fo:margin-right="0.75in" fo:line-height="100%" fo:hyphenation-ladder-count="no-limit" fo:text-indent="0in" style:auto-text-indent="false" fo:background-color="transparent"/>
      <style:text-properties officeooo:paragraph-rsid="014ba187" fo:hyphenate="false" fo:hyphenation-remain-char-count="2" fo:hyphenation-push-char-count="2"/>
    </style:style>
    <style:style style:name="P254"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55"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56" style:family="paragraph" style:parent-style-name="Text_20_body">
      <style:paragraph-properties fo:text-align="start" style:justify-single-word="false" fo:orphans="0" fo:widows="0"/>
      <style:text-properties fo:color="#000000" style:font-name="Liberation Serif"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57" style:family="paragraph" style:parent-style-name="Text_20_body">
      <style:paragraph-properties fo:text-align="start" style:justify-single-word="false" fo:orphans="0" fo:widows="0"/>
      <style:text-properties fo:color="#000000" style:font-name="Liberation Serif"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58"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language="en" fo:country="US" fo:font-style="normal" officeooo:paragraph-rsid="0156c2f1" fo:background-color="#ffffff" style:font-style-asian="normal" style:font-style-complex="normal"/>
    </style:style>
    <style:style style:name="P259"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3301191" fo:background-color="#ffffff" style:font-size-asian="12pt" style:font-style-asian="normal" style:font-name-complex="Times New Roman" style:font-size-complex="12pt" style:font-style-complex="normal"/>
    </style:style>
    <style:style style:name="P260"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Liberation Serif"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61" style:family="paragraph" style:parent-style-name="Standard">
      <loext:graphic-properties draw:fill="none"/>
      <style:paragraph-properties fo:margin-left="1.1866in" fo:margin-right="1.1252in" fo:line-height="100%" fo:text-align="start" style:justify-single-word="false" fo:orphans="0" fo:widows="0" fo:hyphenation-ladder-count="no-limit" fo:text-indent="0in" style:auto-text-indent="false"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62"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63"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64" style:family="paragraph" style:parent-style-name="Standard" style:master-page-name="">
      <loext:graphic-properties draw:fill="none"/>
      <style:paragraph-properties fo:margin-left="1.1866in" fo:margin-right="1.1252in" fo:line-height="100%" fo:text-align="start" style:justify-single-word="false" fo:orphans="0" fo:widows="0" fo:hyphenation-ladder-count="no-limit" fo:text-indent="0in" style:auto-text-indent="false" style:page-number="auto"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65" style:family="paragraph" style:parent-style-name="Standard" style:master-page-name="">
      <loext:graphic-properties draw:fill="none"/>
      <style:paragraph-properties fo:margin-left="0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normal" officeooo:rsid="015902b3" officeooo:paragraph-rsid="0156f0dc" fo:background-color="#ffffff" style:font-size-asian="12pt" style:font-style-asian="normal" style:font-weight-asian="normal" style:font-name-complex="Times New Roman" style:font-size-complex="12pt" style:font-style-complex="normal" style:font-weight-complex="normal"/>
    </style:style>
    <style:style style:name="P26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6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6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6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7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7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7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7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7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7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76" style:family="paragraph" style:parent-style-name="Table_20_Contents">
      <style:text-properties fo:font-size="9pt" style:font-size-asian="9pt" style:font-size-complex="9pt"/>
    </style:style>
    <style:style style:name="P277" style:family="paragraph" style:parent-style-name="Table_20_Contents">
      <style:text-properties fo:font-size="9pt" officeooo:rsid="036def88" officeooo:paragraph-rsid="036def88" style:font-size-asian="9pt" style:font-size-complex="9pt"/>
    </style:style>
    <style:style style:name="P278" style:family="paragraph" style:parent-style-name="Table_20_Contents">
      <style:text-properties fo:font-size="9pt" officeooo:rsid="036f6ff9" officeooo:paragraph-rsid="036f6ff9" style:font-size-asian="9pt" style:font-size-complex="9pt"/>
    </style:style>
    <style:style style:name="P279" style:family="paragraph" style:parent-style-name="Table_20_Contents">
      <style:text-properties fo:font-size="9pt" officeooo:rsid="03707a9d" officeooo:paragraph-rsid="03707a9d" style:font-size-asian="9pt" style:font-size-complex="9pt"/>
    </style:style>
    <style:style style:name="P280" style:family="paragraph" style:parent-style-name="Table_20_Contents">
      <style:text-properties fo:font-size="9pt" officeooo:rsid="0371f4d7" officeooo:paragraph-rsid="0371f4d7" style:font-size-asian="9pt" style:font-size-complex="9pt"/>
    </style:style>
    <style:style style:name="P281" style:family="paragraph" style:parent-style-name="Table_20_Contents">
      <style:text-properties fo:font-size="9pt" officeooo:rsid="03877b53" officeooo:paragraph-rsid="03877b53" style:font-size-asian="9pt" style:font-size-complex="9pt"/>
    </style:style>
    <style:style style:name="P282" style:family="paragraph" style:parent-style-name="Table_20_Contents">
      <style:text-properties fo:font-size="9pt" officeooo:rsid="038934ac" officeooo:paragraph-rsid="038934ac" style:font-size-asian="9pt" style:font-size-complex="9pt"/>
    </style:style>
    <style:style style:name="P283" style:family="paragraph" style:parent-style-name="Table_20_Contents">
      <style:text-properties fo:font-size="9pt" officeooo:rsid="0389e6c7" officeooo:paragraph-rsid="0389e6c7" style:font-size-asian="9pt" style:font-size-complex="9pt"/>
    </style:style>
    <style:style style:name="P284" style:family="paragraph" style:parent-style-name="Table_20_Contents">
      <style:text-properties fo:font-size="9pt" officeooo:rsid="038a2ac8" officeooo:paragraph-rsid="038a2ac8" style:font-size-asian="9pt" style:font-size-complex="9pt"/>
    </style:style>
    <style:style style:name="P285" style:family="paragraph" style:parent-style-name="Table_20_Contents">
      <style:text-properties fo:font-size="9pt" officeooo:paragraph-rsid="03707a9d" style:font-size-asian="9pt" style:font-size-complex="9pt"/>
    </style:style>
    <style:style style:name="P286" style:family="paragraph" style:parent-style-name="Table_20_Contents">
      <style:text-properties fo:font-size="9pt" officeooo:rsid="03725b1c" officeooo:paragraph-rsid="03725b1c" style:font-size-asian="9pt" style:font-size-complex="9pt"/>
    </style:style>
    <style:style style:name="P287" style:family="paragraph" style:parent-style-name="Table_20_Contents">
      <style:text-properties fo:font-size="9pt" officeooo:rsid="03707a9d" officeooo:paragraph-rsid="03707a9d" fo:background-color="transparent" style:font-size-asian="9pt" style:font-size-complex="9pt"/>
    </style:style>
    <style:style style:name="P288" style:family="paragraph" style:parent-style-name="Table_20_Contents">
      <style:text-properties fo:font-size="9pt" officeooo:rsid="03707a9d" officeooo:paragraph-rsid="0389e6c7" fo:background-color="transparent" style:font-size-asian="9pt" style:font-size-complex="9pt"/>
    </style:style>
    <style:style style:name="P289" style:family="paragraph" style:parent-style-name="Standard" style:master-page-name="">
      <loext:graphic-properties draw:fill="none"/>
      <style:paragraph-properties fo:margin-left="0.5in" fo:margin-right="0.5in" fo:text-align="start" style:justify-single-word="false" fo:orphans="0" fo:widows="0" fo:text-indent="0in" style:auto-text-indent="false" style:page-number="auto" fo:background-color="transparent" style:writing-mode="lr-tb"/>
      <style:text-properties style:font-name="Liberation Serif" fo:font-size="11pt" officeooo:rsid="03725b1c" officeooo:paragraph-rsid="03725b1c" style:font-size-asian="11pt" style:font-size-complex="11pt"/>
    </style:style>
    <style:style style:name="P290" style:family="paragraph" style:parent-style-name="Standard" style:master-page-name="Standard">
      <style:paragraph-properties style:page-number="auto"/>
      <style:text-properties style:font-name="Liberation Serif" fo:font-size="14pt" fo:font-weight="normal" style:font-size-asian="14pt" style:font-weight-asian="normal" style:font-size-complex="14pt" style:font-weight-complex="normal"/>
    </style:style>
    <style:style style:name="P291" style:family="paragraph" style:parent-style-name="Standard" style:list-style-name="L1">
      <style:paragraph-properties fo:text-align="justify" style:justify-single-word="false" fo:orphans="0" fo:widows="0"/>
      <style:text-properties fo:color="#000000" style:font-name="Liberation Serif" fo:font-size="12pt" fo:language="en" fo:country="US" fo:font-style="normal" officeooo:rsid="030f72f2" officeooo:paragraph-rsid="030f72f2" style:font-size-asian="12pt" style:font-style-asian="normal" style:font-size-complex="12pt" style:font-style-complex="normal"/>
    </style:style>
    <style:style style:name="P29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3be478e" style:font-size-asian="12pt" style:font-style-asian="normal" style:font-size-complex="12pt" style:font-style-complex="normal"/>
    </style:style>
    <style:style style:name="P29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3be478e" style:font-size-asian="12pt" style:font-style-asian="normal" style:font-size-complex="12pt" style:font-style-complex="normal"/>
    </style:style>
    <style:style style:name="P294"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79bbf" style:font-style-asian="normal" style:font-style-complex="normal"/>
    </style:style>
    <style:style style:name="T65" style:family="text">
      <style:text-properties fo:color="#000000" fo:font-style="normal" officeooo:rsid="0197b9cb" style:font-style-asian="normal" style:font-style-complex="normal"/>
    </style:style>
    <style:style style:name="T66" style:family="text">
      <style:text-properties fo:color="#000000" fo:font-style="normal" officeooo:rsid="01a0c51d" style:font-style-asian="normal" style:font-style-complex="normal"/>
    </style:style>
    <style:style style:name="T67" style:family="text">
      <style:text-properties fo:color="#000000" fo:font-style="normal" officeooo:rsid="01a8b90c" style:font-style-asian="normal" style:font-style-complex="normal"/>
    </style:style>
    <style:style style:name="T68" style:family="text">
      <style:text-properties fo:color="#000000" fo:font-style="normal" officeooo:rsid="01c06d03" style:font-style-asian="normal" style:font-style-complex="normal"/>
    </style:style>
    <style:style style:name="T69" style:family="text">
      <style:text-properties fo:color="#000000" fo:font-style="normal" officeooo:rsid="01c24743" style:font-style-asian="normal" style:font-style-complex="normal"/>
    </style:style>
    <style:style style:name="T70" style:family="text">
      <style:text-properties fo:color="#000000" fo:font-style="normal" officeooo:rsid="0270a77f" style:font-style-asian="normal" style:font-style-complex="normal"/>
    </style:style>
    <style:style style:name="T71" style:family="text">
      <style:text-properties fo:color="#000000" fo:font-style="normal" officeooo:rsid="036472f2" style:font-style-asian="normal" style:font-style-complex="normal"/>
    </style:style>
    <style:style style:name="T72" style:family="text">
      <style:text-properties fo:color="#000000" fo:font-style="normal" officeooo:rsid="03698b04" style:font-style-asian="normal" style:font-style-complex="normal"/>
    </style:style>
    <style:style style:name="T73" style:family="text">
      <style:text-properties fo:color="#000000" fo:font-style="normal" officeooo:rsid="03931d58" style:font-style-asian="normal" style:font-style-complex="normal"/>
    </style:style>
    <style:style style:name="T74" style:family="text">
      <style:text-properties fo:color="#000000" fo:font-style="normal" officeooo:rsid="039500cc" style:font-style-asian="normal" style:font-style-complex="normal"/>
    </style:style>
    <style:style style:name="T75" style:family="text">
      <style:text-properties fo:color="#000000" fo:font-style="normal" officeooo:rsid="039de94e" style:font-style-asian="normal" style:font-style-complex="normal"/>
    </style:style>
    <style:style style:name="T76" style:family="text">
      <style:text-properties fo:color="#000000" fo:font-style="normal" officeooo:rsid="002934a5" fo:background-color="#00ff66" loext:char-shading-value="0" style:font-style-asian="normal" style:font-style-complex="normal"/>
    </style:style>
    <style:style style:name="T77" style:family="text">
      <style:text-properties fo:color="#000000" fo:font-style="normal" officeooo:rsid="0029aac2" fo:background-color="#00ff66" loext:char-shading-value="0" style:font-style-asian="normal" style:font-style-complex="normal"/>
    </style:style>
    <style:style style:name="T78"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9"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0"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1"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366216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3849ba1"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normal" officeooo:rsid="031ec656" fo:background-color="transparent" loext:char-shading-value="0" style:font-style-asian="normal" style:font-style-complex="normal"/>
    </style:style>
    <style:style style:name="T114" style:family="text">
      <style:text-properties fo:color="#000000" fo:font-style="normal" officeooo:rsid="031f413d" fo:background-color="transparent" loext:char-shading-value="0" style:font-style-asian="normal" style:font-style-complex="normal"/>
    </style:style>
    <style:style style:name="T115" style:family="text">
      <style:text-properties fo:color="#000000" fo:font-style="normal" officeooo:rsid="039500cc" fo:background-color="transparent" loext:char-shading-value="0" style:font-style-asian="normal" style:font-style-complex="normal"/>
    </style:style>
    <style:style style:name="T116" style:family="text">
      <style:text-properties fo:color="#000000" fo:font-style="italic" style:font-style-asian="italic" style:font-style-complex="italic"/>
    </style:style>
    <style:style style:name="T117" style:family="text">
      <style:text-properties fo:color="#000000" fo:font-style="italic" officeooo:rsid="009bb0aa" style:font-style-asian="italic" style:font-style-complex="italic"/>
    </style:style>
    <style:style style:name="T118" style:family="text">
      <style:text-properties fo:color="#000000" fo:font-style="italic" officeooo:rsid="00dbe4ad" style:font-style-asian="italic" style:font-style-complex="italic"/>
    </style:style>
    <style:style style:name="T119" style:family="text">
      <style:text-properties fo:color="#000000" fo:font-style="italic" officeooo:rsid="00efef38" style:font-style-asian="italic" style:font-style-complex="italic"/>
    </style:style>
    <style:style style:name="T120" style:family="text">
      <style:text-properties fo:color="#000000" fo:font-style="italic" officeooo:rsid="00f06448" style:font-style-asian="italic" style:font-style-complex="italic"/>
    </style:style>
    <style:style style:name="T121" style:family="text">
      <style:text-properties fo:color="#000000" fo:font-style="italic" officeooo:rsid="00f17d77" style:font-style-asian="italic" style:font-style-complex="italic"/>
    </style:style>
    <style:style style:name="T122" style:family="text">
      <style:text-properties fo:color="#000000" fo:font-style="italic" officeooo:rsid="017bb97d" style:font-style-asian="italic" style:font-style-complex="italic"/>
    </style:style>
    <style:style style:name="T123" style:family="text">
      <style:text-properties fo:color="#000000" fo:font-style="italic" officeooo:rsid="017d7acf" style:font-style-asian="italic" style:font-style-complex="italic"/>
    </style:style>
    <style:style style:name="T124" style:family="text">
      <style:text-properties fo:color="#000000" fo:font-style="italic" officeooo:rsid="00bc8cba" style:font-style-asian="italic" style:font-style-complex="italic"/>
    </style:style>
    <style:style style:name="T125" style:family="text">
      <style:text-properties fo:color="#000000" fo:font-style="italic" officeooo:rsid="0099122e" style:font-style-asian="italic" style:font-style-complex="italic"/>
    </style:style>
    <style:style style:name="T126" style:family="text">
      <style:text-properties fo:color="#000000" fo:font-style="italic" officeooo:rsid="00e9410a" style:font-style-asian="italic" style:font-style-complex="italic"/>
    </style:style>
    <style:style style:name="T127" style:family="text">
      <style:text-properties fo:color="#000000" fo:font-style="italic" officeooo:rsid="00e9e936" style:font-style-asian="italic" style:font-style-complex="italic"/>
    </style:style>
    <style:style style:name="T128" style:family="text">
      <style:text-properties fo:color="#000000" fo:font-style="italic" officeooo:rsid="01066e05" style:font-style-asian="italic" style:font-style-complex="italic"/>
    </style:style>
    <style:style style:name="T129"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30"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fo:font-style="normal" style:letter-kerning="true" style:language-asian="zh" style:country-asian="CN" style:font-style-asian="normal" style:font-name-complex="FreeSerif2" style:language-complex="ar" style:country-complex="SA"/>
    </style:style>
    <style:style style:name="T132"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3"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4" style:family="text">
      <style:text-properties fo:color="#000000" fo:language="en" fo:country="US" fo:font-style="normal" officeooo:rsid="00ac0cbf" style:letter-kerning="true" style:language-asian="zh" style:country-asian="CN" style:font-style-asian="normal" style:font-name-complex="FreeSerif2" style:language-complex="ar" style:country-complex="SA"/>
    </style:style>
    <style:style style:name="T135" style:family="text">
      <style:text-properties fo:color="#000000" fo:language="en" fo:country="US" fo:font-style="normal" officeooo:rsid="03687586"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36" style:family="text">
      <style:text-properties fo:color="#000000" fo:language="en" fo:country="US" fo:font-style="normal" officeooo:rsid="0384f73c"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37"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8" style:family="text">
      <style:text-properties fo:color="#000000" fo:language="en" fo:country="US" fo:font-style="italic" officeooo:rsid="01172cfc" style:letter-kerning="true" style:language-asian="zh" style:country-asian="CN" style:font-style-asian="italic" style:font-name-complex="FreeSerif2" style:language-complex="ar" style:country-complex="SA" style:font-style-complex="italic"/>
    </style:style>
    <style:style style:name="T13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4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41" style:family="text">
      <style:text-properties fo:color="#000000" fo:language="en" fo:country="US" style:letter-kerning="true" style:language-asian="zh" style:country-asian="CN" style:font-name-complex="FreeSerif2" style:language-complex="ar" style:country-complex="SA"/>
    </style:style>
    <style:style style:name="T142" style:family="text">
      <style:text-properties fo:color="#000000" fo:language="en" fo:country="US" officeooo:rsid="00c36d95" style:letter-kerning="true" style:language-asian="zh" style:country-asian="CN" style:font-name-complex="FreeSerif2" style:language-complex="ar" style:country-complex="SA"/>
    </style:style>
    <style:style style:name="T143" style:family="text">
      <style:text-properties fo:color="#000000" fo:language="en" fo:country="US" officeooo:rsid="01172cfc" style:letter-kerning="true" style:language-asian="zh" style:country-asian="CN" style:font-name-complex="FreeSerif2" style:language-complex="ar" style:country-complex="SA"/>
    </style:style>
    <style:style style:name="T144" style:family="text">
      <style:text-properties fo:color="#000000" fo:language="en" fo:country="US" officeooo:rsid="0047656e" style:letter-kerning="true" style:language-asian="zh" style:country-asian="CN" style:font-name-complex="FreeSerif2" style:language-complex="ar" style:country-complex="SA"/>
    </style:style>
    <style:style style:name="T145" style:family="text">
      <style:text-properties fo:color="#000000" fo:language="en" fo:country="US" officeooo:rsid="0046e9c4" style:letter-kerning="true" style:language-asian="zh" style:country-asian="CN" style:font-name-complex="FreeSerif2" style:language-complex="ar" style:country-complex="SA"/>
    </style:style>
    <style:style style:name="T146" style:family="text">
      <style:text-properties fo:color="#000000" fo:language="en" fo:country="US" officeooo:rsid="013ebebd" style:letter-kerning="true" style:language-asian="zh" style:country-asian="CN" style:font-name-complex="FreeSerif2" style:language-complex="ar" style:country-complex="SA"/>
    </style:style>
    <style:style style:name="T147" style:family="text">
      <style:text-properties fo:color="#000000" fo:language="en" fo:country="US" officeooo:rsid="00465283" style:letter-kerning="true" style:language-asian="zh" style:country-asian="CN" style:font-name-complex="FreeSerif2" style:language-complex="ar" style:country-complex="SA"/>
    </style:style>
    <style:style style:name="T148" style:family="text">
      <style:text-properties fo:color="#000000" fo:language="en" fo:country="US" officeooo:rsid="0047afbe" style:letter-kerning="true" style:language-asian="zh" style:country-asian="CN" style:font-name-complex="FreeSerif2" style:language-complex="ar" style:country-complex="SA"/>
    </style:style>
    <style:style style:name="T149" style:family="text">
      <style:text-properties fo:color="#000000" fo:language="en" fo:country="US" officeooo:rsid="0121a4c1" style:letter-kerning="true" style:language-asian="zh" style:country-asian="CN" style:font-name-complex="FreeSerif2" style:language-complex="ar" style:country-complex="SA"/>
    </style:style>
    <style:style style:name="T150" style:family="text">
      <style:text-properties fo:color="#000000" fo:language="en" fo:country="US" officeooo:rsid="00496b34" style:letter-kerning="true" style:language-asian="zh" style:country-asian="CN" style:font-name-complex="FreeSerif2" style:language-complex="ar" style:country-complex="SA"/>
    </style:style>
    <style:style style:name="T151" style:family="text">
      <style:text-properties fo:color="#000000" fo:language="en" fo:country="US" officeooo:rsid="004cabd2" style:letter-kerning="true" style:language-asian="zh" style:country-asian="CN" style:font-name-complex="FreeSerif2" style:language-complex="ar" style:country-complex="SA"/>
    </style:style>
    <style:style style:name="T152" style:family="text">
      <style:text-properties fo:color="#000000" fo:language="en" fo:country="US" officeooo:rsid="013ef9de" style:letter-kerning="true" style:language-asian="zh" style:country-asian="CN" style:font-name-complex="FreeSerif2" style:language-complex="ar" style:country-complex="SA"/>
    </style:style>
    <style:style style:name="T153" style:family="text">
      <style:text-properties fo:color="#000000" fo:language="en" fo:country="US" officeooo:rsid="004e2848" style:letter-kerning="true" style:language-asian="zh" style:country-asian="CN" style:font-name-complex="FreeSerif2" style:language-complex="ar" style:country-complex="SA"/>
    </style:style>
    <style:style style:name="T154" style:family="text">
      <style:text-properties fo:color="#000000" fo:language="en" fo:country="US" officeooo:rsid="013f1d0c" style:letter-kerning="true" style:language-asian="zh" style:country-asian="CN" style:font-name-complex="FreeSerif2" style:language-complex="ar" style:country-complex="SA"/>
    </style:style>
    <style:style style:name="T155" style:family="text">
      <style:text-properties fo:color="#000000" fo:language="en" fo:country="US" officeooo:rsid="03668782" style:letter-kerning="true" style:language-asian="zh" style:country-asian="CN" style:font-name-complex="FreeSerif2" style:language-complex="ar" style:country-complex="SA"/>
    </style:style>
    <style:style style:name="T156" style:family="text">
      <style:text-properties fo:color="#000000" fo:language="en" fo:country="US" officeooo:rsid="0366aa5f" style:letter-kerning="true" style:language-asian="zh" style:country-asian="CN" style:font-name-complex="FreeSerif2" style:language-complex="ar" style:country-complex="SA"/>
    </style:style>
    <style:style style:name="T157" style:family="text">
      <style:text-properties fo:color="#000000" fo:language="en" fo:country="US" officeooo:rsid="0367172f" style:letter-kerning="true" style:language-asian="zh" style:country-asian="CN" style:font-name-complex="FreeSerif2" style:language-complex="ar" style:country-complex="SA"/>
    </style:style>
    <style:style style:name="T158" style:family="text">
      <style:text-properties fo:color="#000000" fo:language="en" fo:country="US" style:letter-kerning="true" style:language-asian="zh" style:country-asian="CN" style:font-name-complex="FreeSerif2" style:language-complex="hi" style:country-complex="IN"/>
    </style:style>
    <style:style style:name="T159"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60"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61"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62"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63" style:family="text">
      <style:text-properties fo:color="#000000" style:letter-kerning="true" style:language-asian="zh" style:country-asian="CN" style:font-name-complex="FreeSerif2" style:language-complex="ar" style:country-complex="SA"/>
    </style:style>
    <style:style style:name="T164" style:family="text">
      <style:text-properties fo:color="#000000" officeooo:rsid="0030c76c" style:letter-kerning="true" style:language-asian="zh" style:country-asian="CN" style:font-name-complex="FreeSerif2" style:language-complex="ar" style:country-complex="SA"/>
    </style:style>
    <style:style style:name="T165" style:family="text">
      <style:text-properties fo:color="#000000" officeooo:rsid="004648a2" style:letter-kerning="true" style:language-asian="zh" style:country-asian="CN" style:font-name-complex="FreeSerif2" style:language-complex="ar" style:country-complex="SA"/>
    </style:style>
    <style:style style:name="T166" style:family="text">
      <style:text-properties fo:color="#000000" officeooo:rsid="0037023a" style:letter-kerning="true" style:language-asian="zh" style:country-asian="CN" style:font-name-complex="FreeSerif2" style:language-complex="ar" style:country-complex="SA"/>
    </style:style>
    <style:style style:name="T167" style:family="text">
      <style:text-properties fo:color="#000000" officeooo:rsid="00465283" style:letter-kerning="true" style:language-asian="zh" style:country-asian="CN" style:font-name-complex="FreeSerif2" style:language-complex="ar" style:country-complex="SA"/>
    </style:style>
    <style:style style:name="T168" style:family="text">
      <style:text-properties fo:color="#000000" officeooo:rsid="0046e9c4" style:letter-kerning="true" style:language-asian="zh" style:country-asian="CN" style:font-name-complex="FreeSerif2" style:language-complex="ar" style:country-complex="SA"/>
    </style:style>
    <style:style style:name="T169" style:family="text">
      <style:text-properties fo:color="#000000" officeooo:rsid="011a669e" style:letter-kerning="true" style:language-asian="zh" style:country-asian="CN" style:font-name-complex="FreeSerif2" style:language-complex="ar" style:country-complex="SA"/>
    </style:style>
    <style:style style:name="T170" style:family="text">
      <style:text-properties fo:color="#000000" officeooo:rsid="00435ff5" style:letter-kerning="true" style:language-asian="zh" style:country-asian="CN" style:font-name-complex="FreeSerif2" style:language-complex="ar" style:country-complex="SA"/>
    </style:style>
    <style:style style:name="T171" style:family="text">
      <style:text-properties fo:color="#000000" officeooo:rsid="011ff49b" style:letter-kerning="true" style:language-asian="zh" style:country-asian="CN" style:font-name-complex="FreeSerif2" style:language-complex="ar" style:country-complex="SA"/>
    </style:style>
    <style:style style:name="T172" style:family="text">
      <style:text-properties fo:color="#000000" officeooo:rsid="012e0cb8" style:letter-kerning="true" style:language-asian="zh" style:country-asian="CN" style:font-name-complex="FreeSerif2" style:language-complex="ar" style:country-complex="SA"/>
    </style:style>
    <style:style style:name="T173" style:family="text">
      <style:text-properties fo:color="#000000" officeooo:rsid="012e75ae" style:letter-kerning="true" style:language-asian="zh" style:country-asian="CN" style:font-name-complex="FreeSerif2" style:language-complex="ar" style:country-complex="SA"/>
    </style:style>
    <style:style style:name="T174" style:family="text">
      <style:text-properties fo:color="#000000" officeooo:rsid="036601c1" style:letter-kerning="true" style:language-asian="zh" style:country-asian="CN" style:font-name-complex="FreeSerif2" style:language-complex="ar" style:country-complex="SA"/>
    </style:style>
    <style:style style:name="T175" style:family="text">
      <style:text-properties fo:color="#000000" officeooo:rsid="03668782" style:letter-kerning="true" style:language-asian="zh" style:country-asian="CN" style:font-name-complex="FreeSerif2" style:language-complex="ar" style:country-complex="SA"/>
    </style:style>
    <style:style style:name="T176" style:family="text">
      <style:text-properties fo:color="#000000" officeooo:rsid="009bb0aa"/>
    </style:style>
    <style:style style:name="T177"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8" style:family="text">
      <style:text-properties fo:color="#000000" officeooo:rsid="00eb2bfe"/>
    </style:style>
    <style:style style:name="T179" style:family="text">
      <style:text-properties fo:color="#000000" officeooo:rsid="00e9410a"/>
    </style:style>
    <style:style style:name="T180" style:family="text">
      <style:text-properties fo:color="#000000" officeooo:rsid="00e9e936"/>
    </style:style>
    <style:style style:name="T181" style:family="text">
      <style:text-properties fo:color="#000000" officeooo:rsid="00ee3257"/>
    </style:style>
    <style:style style:name="T182" style:family="text">
      <style:text-properties fo:color="#000000" officeooo:rsid="00efef38"/>
    </style:style>
    <style:style style:name="T183" style:family="text">
      <style:text-properties fo:color="#000000" officeooo:rsid="00f06448"/>
    </style:style>
    <style:style style:name="T184" style:family="text">
      <style:text-properties fo:color="#000000" officeooo:rsid="00f17d77"/>
    </style:style>
    <style:style style:name="T185" style:family="text">
      <style:text-properties fo:color="#000000" officeooo:rsid="00f32c62"/>
    </style:style>
    <style:style style:name="T186" style:family="text">
      <style:text-properties fo:color="#000000" officeooo:rsid="00f5bb41"/>
    </style:style>
    <style:style style:name="T187" style:family="text">
      <style:text-properties fo:color="#000000" officeooo:rsid="01066e05"/>
    </style:style>
    <style:style style:name="T188" style:family="text">
      <style:text-properties fo:color="#000000" officeooo:rsid="01079f73"/>
    </style:style>
    <style:style style:name="T189" style:family="text">
      <style:text-properties fo:color="#000000" officeooo:rsid="010b4558"/>
    </style:style>
    <style:style style:name="T190"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91"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92" style:family="text">
      <style:text-properties fo:color="#000000" style:font-name="Liberation Serif" officeooo:rsid="0030c76c" style:letter-kerning="true" style:language-asian="zh" style:country-asian="CN" style:font-name-complex="FreeSerif2" style:language-complex="ar" style:country-complex="SA"/>
    </style:style>
    <style:style style:name="T193" style:family="text">
      <style:text-properties fo:color="#000000" style:font-name="Liberation Serif" officeooo:rsid="002ec99f" style:letter-kerning="true" style:language-asian="zh" style:country-asian="CN" style:font-name-complex="FreeSerif2" style:language-complex="ar" style:country-complex="SA"/>
    </style:style>
    <style:style style:name="T194" style:family="text">
      <style:text-properties fo:color="#000000" style:font-name="Liberation Serif" officeooo:rsid="003d4d3a" style:letter-kerning="true" style:language-asian="zh" style:country-asian="CN" style:font-name-complex="FreeSerif2" style:language-complex="ar" style:country-complex="SA"/>
    </style:style>
    <style:style style:name="T195" style:family="text">
      <style:text-properties fo:color="#000000" style:font-name="Liberation Serif" officeooo:rsid="00373bf3" style:letter-kerning="true" style:language-asian="zh" style:country-asian="CN" style:font-name-complex="FreeSerif2" style:language-complex="ar" style:country-complex="SA"/>
    </style:style>
    <style:style style:name="T196" style:family="text">
      <style:text-properties fo:color="#000000" style:font-name="Liberation Serif" officeooo:rsid="0119d0c3" style:letter-kerning="true" style:language-asian="zh" style:country-asian="CN" style:font-name-complex="FreeSerif2" style:language-complex="ar" style:country-complex="SA"/>
    </style:style>
    <style:style style:name="T197" style:family="text">
      <style:text-properties fo:color="#000000" style:font-name="Liberation Serif" officeooo:rsid="036472f2" style:letter-kerning="true" style:language-asian="zh" style:country-asian="CN" style:font-name-complex="FreeSerif2" style:language-complex="ar" style:country-complex="SA"/>
    </style:style>
    <style:style style:name="T198" style:family="text">
      <style:text-properties fo:color="#000000" style:font-name="Liberation Serif" officeooo:rsid="036601c1" style:letter-kerning="true" style:language-asian="zh" style:country-asian="CN" style:font-name-complex="FreeSerif2" style:language-complex="ar" style:country-complex="SA"/>
    </style:style>
    <style:style style:name="T199"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200" style:family="text">
      <style:text-properties fo:color="#000000" style:font-name="Liberation Serif" fo:font-style="italic" officeooo:rsid="002ec99f" style:letter-kerning="true" style:language-asian="zh" style:country-asian="CN" style:font-style-asian="italic" style:font-name-complex="FreeSerif2" style:language-complex="ar" style:country-complex="SA" style:font-style-complex="italic"/>
    </style:style>
    <style:style style:name="T201" style:family="text">
      <style:text-properties fo:color="#000000" style:font-name="Liberation Serif" fo:font-style="italic" officeooo:rsid="012d88f4" style:letter-kerning="true" style:language-asian="zh" style:country-asian="CN" style:font-style-asian="italic" style:font-name-complex="FreeSerif2" style:language-complex="ar" style:country-complex="SA" style:font-style-complex="italic"/>
    </style:style>
    <style:style style:name="T202" style:family="text">
      <style:text-properties fo:color="#000000" style:font-name="Liberation Serif" fo:font-style="italic" officeooo:rsid="003d4d3a" style:letter-kerning="true" style:language-asian="zh" style:country-asian="CN" style:font-style-asian="italic" style:font-name-complex="FreeSerif2" style:language-complex="ar" style:country-complex="SA" style:font-style-complex="italic"/>
    </style:style>
    <style:style style:name="T203" style:family="text">
      <style:text-properties fo:color="#000000" style:font-name="Liberation Serif" fo:font-style="normal" officeooo:rsid="003d4d3a" style:letter-kerning="true" style:language-asian="zh" style:country-asian="CN" style:font-style-asian="normal" style:font-name-complex="FreeSerif2" style:language-complex="ar" style:country-complex="SA" style:font-style-complex="normal"/>
    </style:style>
    <style:style style:name="T204" style:family="text">
      <style:text-properties fo:color="#000000" style:font-name="Liberation Serif" fo:font-style="normal" officeooo:rsid="012d88f4" style:letter-kerning="true" style:language-asian="zh" style:country-asian="CN" style:font-style-asian="normal" style:font-name-complex="FreeSerif2" style:language-complex="ar" style:country-complex="SA" style:font-style-complex="normal"/>
    </style:style>
    <style:style style:name="T205" style:family="text">
      <style:text-properties fo:color="#000000" style:font-name="Liberation Serif" fo:font-style="normal" officeooo:rsid="003ea1b3" style:letter-kerning="true" style:language-asian="zh" style:country-asian="CN" style:font-style-asian="normal" style:font-name-complex="FreeSerif2" style:language-complex="ar" style:country-complex="SA" style:font-style-complex="normal"/>
    </style:style>
    <style:style style:name="T206" style:family="text">
      <style:text-properties fo:color="#000000" style:font-name="Liberation Serif" fo:font-style="normal" officeooo:rsid="0119314e" style:letter-kerning="true" style:language-asian="zh" style:country-asian="CN" style:font-style-asian="normal" style:font-name-complex="FreeSerif2" style:language-complex="ar" style:country-complex="SA" style:font-style-complex="normal"/>
    </style:style>
    <style:style style:name="T207" style:family="text">
      <style:text-properties fo:color="#000000" style:font-name="Liberation Serif" fo:font-style="normal" officeooo:rsid="0119d0c3" style:letter-kerning="true" style:language-asian="zh" style:country-asian="CN" style:font-style-asian="normal" style:font-name-complex="FreeSerif2" style:language-complex="ar" style:country-complex="SA" style:font-style-complex="normal"/>
    </style:style>
    <style:style style:name="T208" style:family="text">
      <style:text-properties fo:color="#000000" style:font-name="Liberation Serif" fo:font-style="normal" officeooo:rsid="0117e0d2" style:letter-kerning="true" style:language-asian="zh" style:country-asian="CN" style:font-style-asian="normal" style:font-name-complex="FreeSerif2" style:language-complex="ar" style:country-complex="SA" style:font-style-complex="normal"/>
    </style:style>
    <style:style style:name="T209" style:family="text">
      <style:text-properties fo:color="#000000" style:font-name="Liberation Serif" fo:font-style="normal" style:font-style-asian="normal" style:font-style-complex="normal"/>
    </style:style>
    <style:style style:name="T210" style:family="text">
      <style:text-properties fo:color="#000000" officeooo:rsid="017bb97d"/>
    </style:style>
    <style:style style:name="T211" style:family="text">
      <style:text-properties fo:color="#000000" officeooo:rsid="017d7acf"/>
    </style:style>
    <style:style style:name="T212" style:family="text">
      <style:text-properties fo:color="#000000" officeooo:rsid="03131969"/>
    </style:style>
    <style:style style:name="T213" style:family="text">
      <style:text-properties style:use-window-font-color="true"/>
    </style:style>
    <style:style style:name="T214" style:family="text">
      <style:text-properties style:use-window-font-color="true" officeooo:rsid="002934a5"/>
    </style:style>
    <style:style style:name="T215" style:family="text">
      <style:text-properties style:use-window-font-color="true" officeooo:rsid="002d4e06"/>
    </style:style>
    <style:style style:name="T216" style:family="text">
      <style:text-properties fo:font-style="italic" style:font-style-asian="italic" style:font-style-complex="italic"/>
    </style:style>
    <style:style style:name="T217" style:family="text">
      <style:text-properties fo:font-style="italic" officeooo:rsid="01121dad" style:font-style-asian="italic" style:font-style-complex="italic"/>
    </style:style>
    <style:style style:name="T218" style:family="text">
      <style:text-properties fo:font-style="italic" officeooo:rsid="01465100" style:font-style-asian="italic" style:font-style-complex="italic"/>
    </style:style>
    <style:style style:name="T219" style:family="text">
      <style:text-properties fo:font-style="italic" officeooo:rsid="01604b1a" style:font-style-asian="italic" style:font-style-complex="italic"/>
    </style:style>
    <style:style style:name="T220" style:family="text">
      <style:text-properties fo:font-style="italic" officeooo:rsid="0191fa54" style:font-style-asian="italic" style:font-style-complex="italic"/>
    </style:style>
    <style:style style:name="T221" style:family="text">
      <style:text-properties fo:font-style="italic" officeooo:rsid="01d6ddee" style:font-style-asian="italic" style:font-style-complex="italic"/>
    </style:style>
    <style:style style:name="T222" style:family="text">
      <style:text-properties fo:font-style="italic" officeooo:rsid="025c3376" style:font-style-asian="italic" style:font-style-complex="italic"/>
    </style:style>
    <style:style style:name="T223" style:family="text">
      <style:text-properties fo:font-style="italic" officeooo:rsid="02602541" style:font-style-asian="italic" style:font-style-complex="italic"/>
    </style:style>
    <style:style style:name="T224" style:family="text">
      <style:text-properties fo:font-style="italic" officeooo:rsid="02639002" style:font-style-asian="italic" style:font-style-complex="italic"/>
    </style:style>
    <style:style style:name="T225" style:family="text">
      <style:text-properties fo:font-style="italic" officeooo:rsid="0265803e" style:font-style-asian="italic" style:font-style-complex="italic"/>
    </style:style>
    <style:style style:name="T226" style:family="text">
      <style:text-properties fo:font-style="italic" officeooo:rsid="029d73d1" style:font-style-asian="italic" style:font-style-complex="italic"/>
    </style:style>
    <style:style style:name="T227" style:family="text">
      <style:text-properties fo:font-style="italic" officeooo:rsid="029d7750" style:font-style-asian="italic" style:font-style-complex="italic"/>
    </style:style>
    <style:style style:name="T228" style:family="text">
      <style:text-properties fo:font-style="italic" officeooo:rsid="02a26cba" style:font-style-asian="italic" style:font-style-complex="italic"/>
    </style:style>
    <style:style style:name="T229" style:family="text">
      <style:text-properties fo:font-style="italic" officeooo:rsid="02ab2abc" style:font-style-asian="italic" style:font-style-complex="italic"/>
    </style:style>
    <style:style style:name="T230" style:family="text">
      <style:text-properties fo:font-style="italic" officeooo:rsid="02af1ffe" style:font-style-asian="italic" style:font-style-complex="italic"/>
    </style:style>
    <style:style style:name="T231" style:family="text">
      <style:text-properties fo:font-style="italic" officeooo:rsid="02b40753" style:font-style-asian="italic" style:font-style-complex="italic"/>
    </style:style>
    <style:style style:name="T232" style:family="text">
      <style:text-properties fo:font-style="italic" officeooo:rsid="02c7b585" style:font-style-asian="italic" style:font-style-complex="italic"/>
    </style:style>
    <style:style style:name="T233" style:family="text">
      <style:text-properties fo:font-style="italic" officeooo:rsid="02c9d870" style:font-style-asian="italic" style:font-style-complex="italic"/>
    </style:style>
    <style:style style:name="T234" style:family="text">
      <style:text-properties fo:font-style="italic" officeooo:rsid="02d0bbaf" style:font-style-asian="italic" style:font-style-complex="italic"/>
    </style:style>
    <style:style style:name="T235" style:family="text">
      <style:text-properties fo:font-style="italic" officeooo:rsid="03149280" style:font-style-asian="italic" style:font-style-complex="italic"/>
    </style:style>
    <style:style style:name="T236" style:family="text">
      <style:text-properties fo:font-style="italic" officeooo:rsid="032b6cc8" style:font-style-asian="italic" style:font-style-complex="italic"/>
    </style:style>
    <style:style style:name="T237" style:family="text">
      <style:text-properties fo:font-style="italic" officeooo:rsid="0347d207" style:font-style-asian="italic" style:font-style-complex="italic"/>
    </style:style>
    <style:style style:name="T238" style:family="text">
      <style:text-properties fo:font-style="italic" officeooo:rsid="02600ccf" style:font-style-asian="italic" style:font-style-complex="italic"/>
    </style:style>
    <style:style style:name="T239" style:family="text">
      <style:text-properties fo:font-style="italic" officeooo:rsid="02f99709" style:font-style-asian="italic" style:font-style-complex="italic"/>
    </style:style>
    <style:style style:name="T240" style:family="text">
      <style:text-properties fo:font-style="italic" officeooo:rsid="03619470" style:font-style-asian="italic" style:font-style-complex="italic"/>
    </style:style>
    <style:style style:name="T241" style:family="text">
      <style:text-properties fo:font-style="italic" officeooo:rsid="018378b1" style:font-style-asian="italic" style:font-style-complex="italic"/>
    </style:style>
    <style:style style:name="T242" style:family="text">
      <style:text-properties fo:font-style="italic" officeooo:rsid="01387819" style:font-style-asian="italic" style:font-style-complex="italic"/>
    </style:style>
    <style:style style:name="T243" style:family="text">
      <style:text-properties fo:font-style="italic" officeooo:rsid="003b9b10" style:font-style-asian="italic" style:font-style-complex="italic"/>
    </style:style>
    <style:style style:name="T244" style:family="text">
      <style:text-properties fo:font-style="italic" officeooo:rsid="03925192" style:font-style-asian="italic" style:font-style-complex="italic"/>
    </style:style>
    <style:style style:name="T245" style:family="text">
      <style:text-properties fo:font-style="italic" officeooo:rsid="039fd156" style:font-style-asian="italic" style:font-style-complex="italic"/>
    </style:style>
    <style:style style:name="T246" style:family="text">
      <style:text-properties fo:font-style="italic" officeooo:rsid="03a3253b" style:font-style-asian="italic" style:font-style-complex="italic"/>
    </style:style>
    <style:style style:name="T247" style:family="text">
      <style:text-properties fo:font-style="italic" fo:font-weight="normal" style:font-style-asian="italic" style:font-weight-asian="normal" style:font-style-complex="italic" style:font-weight-complex="normal"/>
    </style:style>
    <style:style style:name="T248" style:family="text">
      <style:text-properties fo:font-style="italic" officeooo:rsid="02639002" fo:background-color="transparent" loext:char-shading-value="0" style:font-style-asian="italic" style:font-style-complex="italic"/>
    </style:style>
    <style:style style:name="T249" style:family="text">
      <style:text-properties fo:font-style="italic" officeooo:rsid="02797da0" fo:background-color="transparent" loext:char-shading-value="0" style:font-style-asian="italic" style:font-style-complex="italic"/>
    </style:style>
    <style:style style:name="T250" style:family="text">
      <style:text-properties fo:font-style="italic" officeooo:rsid="03149280" fo:background-color="transparent" loext:char-shading-value="0" style:font-style-asian="italic" style:font-style-complex="italic"/>
    </style:style>
    <style:style style:name="T251" style:family="text">
      <style:text-properties fo:font-style="italic" officeooo:rsid="00e83346" fo:background-color="transparent" loext:char-shading-value="0" style:font-style-asian="italic" style:font-style-complex="italic"/>
    </style:style>
    <style:style style:name="T252" style:family="text">
      <style:text-properties fo:font-style="italic" officeooo:rsid="03b53f48" fo:background-color="transparent" loext:char-shading-value="0" style:font-style-asian="italic" style:font-style-complex="italic"/>
    </style:style>
    <style:style style:name="T253" style:family="text">
      <style:text-properties fo:font-style="italic" officeooo:rsid="03a3253b" fo:background-color="#ffff00" loext:char-shading-value="0" style:font-style-asian="italic" style:font-style-complex="italic"/>
    </style:style>
    <style:style style:name="T254" style:family="text">
      <style:text-properties fo:font-style="italic" officeooo:rsid="0329f7af" fo:background-color="#ffff00" loext:char-shading-value="0" style:font-style-asian="italic" style:font-style-complex="italic"/>
    </style:style>
    <style:style style:name="T255" style:family="text">
      <style:text-properties fo:font-style="normal" style:font-style-asian="normal" style:font-style-complex="normal"/>
    </style:style>
    <style:style style:name="T256" style:family="text">
      <style:text-properties fo:font-style="normal" officeooo:rsid="00898d38" style:font-style-asian="normal" style:font-style-complex="normal"/>
    </style:style>
    <style:style style:name="T257" style:family="text">
      <style:text-properties fo:font-style="normal" officeooo:rsid="009176e5" style:font-style-asian="normal" style:font-style-complex="normal"/>
    </style:style>
    <style:style style:name="T258" style:family="text">
      <style:text-properties fo:font-style="normal" officeooo:rsid="0096f124" style:font-style-asian="normal" style:font-style-complex="normal"/>
    </style:style>
    <style:style style:name="T259" style:family="text">
      <style:text-properties fo:font-style="normal" officeooo:rsid="00ac0285" style:font-style-asian="normal" style:font-style-complex="normal"/>
    </style:style>
    <style:style style:name="T260" style:family="text">
      <style:text-properties fo:font-style="normal" officeooo:rsid="00b42fb7" style:font-style-asian="normal" style:font-style-complex="normal"/>
    </style:style>
    <style:style style:name="T261" style:family="text">
      <style:text-properties fo:font-style="normal" officeooo:rsid="00b54f8c" style:font-style-asian="normal" style:font-style-complex="normal"/>
    </style:style>
    <style:style style:name="T262" style:family="text">
      <style:text-properties fo:font-style="normal" officeooo:rsid="01121dad" style:font-style-asian="normal" style:font-style-complex="normal"/>
    </style:style>
    <style:style style:name="T263" style:family="text">
      <style:text-properties fo:font-style="normal" officeooo:rsid="01387819" style:font-style-asian="normal" style:font-style-complex="normal"/>
    </style:style>
    <style:style style:name="T264" style:family="text">
      <style:text-properties fo:font-style="normal" officeooo:rsid="01465100" style:font-style-asian="normal" style:font-style-complex="normal"/>
    </style:style>
    <style:style style:name="T265" style:family="text">
      <style:text-properties fo:font-style="normal" officeooo:rsid="015be012" style:font-style-asian="normal" style:font-style-complex="normal"/>
    </style:style>
    <style:style style:name="T266" style:family="text">
      <style:text-properties fo:font-style="normal" officeooo:rsid="015dd727" style:font-style-asian="normal" style:font-style-complex="normal"/>
    </style:style>
    <style:style style:name="T267" style:family="text">
      <style:text-properties fo:font-style="normal" officeooo:rsid="01604b1a" style:font-style-asian="normal" style:font-style-complex="normal"/>
    </style:style>
    <style:style style:name="T268" style:family="text">
      <style:text-properties fo:font-style="normal" officeooo:rsid="016683bc" style:font-style-asian="normal" style:font-style-complex="normal"/>
    </style:style>
    <style:style style:name="T269" style:family="text">
      <style:text-properties fo:font-style="normal" officeooo:rsid="01681191" style:font-style-asian="normal" style:font-style-complex="normal"/>
    </style:style>
    <style:style style:name="T270" style:family="text">
      <style:text-properties fo:font-style="normal" officeooo:rsid="0187fe76" style:font-style-asian="normal" style:font-style-complex="normal"/>
    </style:style>
    <style:style style:name="T271" style:family="text">
      <style:text-properties fo:font-style="normal" officeooo:rsid="0191fa54" style:font-style-asian="normal" style:font-style-complex="normal"/>
    </style:style>
    <style:style style:name="T272" style:family="text">
      <style:text-properties fo:font-style="normal" officeooo:rsid="01c06d03" style:font-style-asian="normal" style:font-style-complex="normal"/>
    </style:style>
    <style:style style:name="T273" style:family="text">
      <style:text-properties fo:font-style="normal" officeooo:rsid="0258d041" style:font-style-asian="normal" style:font-style-complex="normal"/>
    </style:style>
    <style:style style:name="T274" style:family="text">
      <style:text-properties fo:font-style="normal" officeooo:rsid="030feba5" style:font-style-asian="normal" style:font-style-complex="normal"/>
    </style:style>
    <style:style style:name="T275" style:family="text">
      <style:text-properties fo:font-style="normal" officeooo:rsid="03149280" style:font-style-asian="normal" style:font-style-complex="normal"/>
    </style:style>
    <style:style style:name="T276" style:family="text">
      <style:text-properties fo:font-style="normal" officeooo:rsid="018378b1" style:font-style-asian="normal" style:font-style-complex="normal"/>
    </style:style>
    <style:style style:name="T277" style:family="text">
      <style:text-properties fo:font-style="normal" officeooo:rsid="031a92bd" style:font-style-asian="normal" style:font-style-complex="normal"/>
    </style:style>
    <style:style style:name="T278" style:family="text">
      <style:text-properties fo:font-style="normal" officeooo:rsid="031ae2c4" style:font-style-asian="normal" style:font-style-complex="normal"/>
    </style:style>
    <style:style style:name="T279" style:family="text">
      <style:text-properties fo:font-style="normal" officeooo:rsid="031e1589" style:font-style-asian="normal" style:font-style-complex="normal"/>
    </style:style>
    <style:style style:name="T280" style:family="text">
      <style:text-properties fo:font-style="normal" officeooo:rsid="003b9b10" style:font-style-asian="normal" style:font-style-complex="normal"/>
    </style:style>
    <style:style style:name="T281" style:family="text">
      <style:text-properties fo:font-style="normal" officeooo:rsid="03925192" style:font-style-asian="normal" style:font-style-complex="normal"/>
    </style:style>
    <style:style style:name="T282" style:family="text">
      <style:text-properties fo:font-style="normal" officeooo:rsid="03931d58" style:font-style-asian="normal" style:font-style-complex="normal"/>
    </style:style>
    <style:style style:name="T283" style:family="text">
      <style:text-properties fo:font-style="normal" officeooo:rsid="03a991c4" style:font-style-asian="normal" style:font-style-complex="normal"/>
    </style:style>
    <style:style style:name="T284" style:family="text">
      <style:text-properties fo:font-style="normal" officeooo:rsid="03149280" fo:background-color="transparent" loext:char-shading-value="0" style:font-style-asian="normal" style:font-style-complex="normal"/>
    </style:style>
    <style:style style:name="T285" style:family="text">
      <style:text-properties officeooo:rsid="001efd72"/>
    </style:style>
    <style:style style:name="T286" style:family="text">
      <style:text-properties officeooo:rsid="001fe0cf"/>
    </style:style>
    <style:style style:name="T287" style:family="text">
      <style:text-properties officeooo:rsid="00226d99"/>
    </style:style>
    <style:style style:name="T288" style:family="text">
      <style:text-properties officeooo:rsid="002934a5"/>
    </style:style>
    <style:style style:name="T289" style:family="text">
      <style:text-properties officeooo:rsid="002d4e06"/>
    </style:style>
    <style:style style:name="T290" style:family="text">
      <style:text-properties officeooo:rsid="0030c76c"/>
    </style:style>
    <style:style style:name="T291" style:family="text">
      <style:text-properties officeooo:rsid="0032df48"/>
    </style:style>
    <style:style style:name="T292" style:family="text">
      <style:text-properties officeooo:rsid="00355161"/>
    </style:style>
    <style:style style:name="T293" style:family="text">
      <style:text-properties officeooo:rsid="00373bf3"/>
    </style:style>
    <style:style style:name="T294" style:family="text">
      <style:text-properties officeooo:rsid="00391711"/>
    </style:style>
    <style:style style:name="T295" style:family="text">
      <style:text-properties style:text-position="sub 58%" officeooo:rsid="00391711" fo:background-color="transparent" loext:char-shading-value="0"/>
    </style:style>
    <style:style style:name="T296" style:family="text">
      <style:text-properties style:text-position="sub 58%" fo:language="en" fo:country="US" fo:font-style="normal" style:font-style-asian="normal" style:font-style-complex="normal"/>
    </style:style>
    <style:style style:name="T297" style:family="text">
      <style:text-properties style:text-position="sub 58%" fo:language="en" fo:country="US" fo:font-style="normal" officeooo:rsid="014ba187" style:font-style-asian="normal" style:font-style-complex="normal"/>
    </style:style>
    <style:style style:name="T298" style:family="text">
      <style:text-properties style:text-position="sub 58%" fo:language="en" fo:country="US" fo:font-style="normal" officeooo:rsid="014d9b58" style:font-style-asian="normal" style:font-style-complex="normal"/>
    </style:style>
    <style:style style:name="T299" style:family="text">
      <style:text-properties style:text-position="sub 58%" fo:language="en" fo:country="US" fo:font-style="normal" officeooo:rsid="0153680f" style:font-style-asian="normal" style:font-style-complex="normal"/>
    </style:style>
    <style:style style:name="T300" style:family="text">
      <style:text-properties style:text-position="sub 58%" fo:language="en" fo:country="US" fo:font-style="normal" officeooo:rsid="0156c2f1" style:font-style-asian="normal" style:font-style-complex="normal"/>
    </style:style>
    <style:style style:name="T301" style:family="text">
      <style:text-properties officeooo:rsid="003a438a"/>
    </style:style>
    <style:style style:name="T302" style:family="text">
      <style:text-properties officeooo:rsid="003b9b10"/>
    </style:style>
    <style:style style:name="T303" style:family="text">
      <style:text-properties officeooo:rsid="00435ff5"/>
    </style:style>
    <style:style style:name="T304" style:family="text">
      <style:text-properties officeooo:rsid="004648a2"/>
    </style:style>
    <style:style style:name="T305" style:family="text">
      <style:text-properties officeooo:rsid="00465283"/>
    </style:style>
    <style:style style:name="T306" style:family="text">
      <style:text-properties officeooo:rsid="0046e9c4"/>
    </style:style>
    <style:style style:name="T307" style:family="text">
      <style:text-properties officeooo:rsid="0047656e"/>
    </style:style>
    <style:style style:name="T308" style:family="text">
      <style:text-properties officeooo:rsid="0065e0c8"/>
    </style:style>
    <style:style style:name="T309" style:family="text">
      <style:text-properties officeooo:rsid="006aaca8"/>
    </style:style>
    <style:style style:name="T310" style:family="text">
      <style:text-properties officeooo:rsid="006c5837"/>
    </style:style>
    <style:style style:name="T311" style:family="text">
      <style:text-properties officeooo:rsid="007121f6"/>
    </style:style>
    <style:style style:name="T312" style:family="text">
      <style:text-properties officeooo:rsid="00898d38"/>
    </style:style>
    <style:style style:name="T313" style:family="text">
      <style:text-properties officeooo:rsid="0093d33b"/>
    </style:style>
    <style:style style:name="T314" style:family="text">
      <style:text-properties officeooo:rsid="00c1dc2b"/>
    </style:style>
    <style:style style:name="T315" style:family="text">
      <style:text-properties officeooo:rsid="00c48915"/>
    </style:style>
    <style:style style:name="T316" style:family="text">
      <style:text-properties officeooo:rsid="00f88e67"/>
    </style:style>
    <style:style style:name="T317" style:family="text">
      <style:text-properties officeooo:rsid="00e24274"/>
    </style:style>
    <style:style style:name="T318" style:family="text">
      <style:text-properties fo:font-weight="normal" style:font-weight-asian="normal" style:font-weight-complex="normal"/>
    </style:style>
    <style:style style:name="T319" style:family="text">
      <style:text-properties fo:font-weight="normal" officeooo:rsid="0156c2f1" style:font-weight-asian="normal" style:font-weight-complex="normal"/>
    </style:style>
    <style:style style:name="T320" style:family="text">
      <style:text-properties fo:font-weight="normal" officeooo:rsid="0156f0dc" style:font-weight-asian="normal" style:font-weight-complex="normal"/>
    </style:style>
    <style:style style:name="T321" style:family="text">
      <style:text-properties fo:font-weight="normal" officeooo:rsid="0158dd5c" style:font-weight-asian="normal" style:font-weight-complex="normal"/>
    </style:style>
    <style:style style:name="T322" style:family="text">
      <style:text-properties fo:font-weight="normal" officeooo:rsid="015902b3" style:font-weight-asian="normal" style:font-weight-complex="normal"/>
    </style:style>
    <style:style style:name="T323" style:family="text">
      <style:text-properties fo:font-weight="normal" officeooo:rsid="0159f619" style:font-weight-asian="normal" style:font-weight-complex="normal"/>
    </style:style>
    <style:style style:name="T324" style:family="text">
      <style:text-properties fo:font-weight="normal" officeooo:rsid="03591717" style:font-weight-asian="normal" style:font-weight-complex="normal"/>
    </style:style>
    <style:style style:name="T325" style:family="text">
      <style:text-properties officeooo:rsid="01120354"/>
    </style:style>
    <style:style style:name="T326" style:family="text">
      <style:text-properties officeooo:rsid="011c4495"/>
    </style:style>
    <style:style style:name="T327" style:family="text">
      <style:text-properties officeooo:rsid="011ca8f4"/>
    </style:style>
    <style:style style:name="T328" style:family="text">
      <style:text-properties officeooo:rsid="011e3975"/>
    </style:style>
    <style:style style:name="T329" style:family="text">
      <style:text-properties fo:background-color="transparent" loext:char-shading-value="0"/>
    </style:style>
    <style:style style:name="T330" style:family="text">
      <style:text-properties officeooo:rsid="00391711" fo:background-color="transparent" loext:char-shading-value="0"/>
    </style:style>
    <style:style style:name="T331" style:family="text">
      <style:text-properties officeooo:rsid="011f342a" fo:background-color="transparent" loext:char-shading-value="0"/>
    </style:style>
    <style:style style:name="T332" style:family="text">
      <style:text-properties officeooo:rsid="0200c149" fo:background-color="transparent" loext:char-shading-value="0"/>
    </style:style>
    <style:style style:name="T333" style:family="text">
      <style:text-properties officeooo:rsid="02032b0e" fo:background-color="transparent" loext:char-shading-value="0"/>
    </style:style>
    <style:style style:name="T334" style:family="text">
      <style:text-properties officeooo:rsid="020726c3" fo:background-color="transparent" loext:char-shading-value="0"/>
    </style:style>
    <style:style style:name="T335" style:family="text">
      <style:text-properties officeooo:rsid="020f4396" fo:background-color="transparent" loext:char-shading-value="0"/>
    </style:style>
    <style:style style:name="T336" style:family="text">
      <style:text-properties officeooo:rsid="021f5a6f" fo:background-color="transparent" loext:char-shading-value="0"/>
    </style:style>
    <style:style style:name="T337" style:family="text">
      <style:text-properties officeooo:rsid="0228b708" fo:background-color="transparent" loext:char-shading-value="0"/>
    </style:style>
    <style:style style:name="T338" style:family="text">
      <style:text-properties officeooo:rsid="022a43f8" fo:background-color="transparent" loext:char-shading-value="0"/>
    </style:style>
    <style:style style:name="T339" style:family="text">
      <style:text-properties officeooo:rsid="022c0521" fo:background-color="transparent" loext:char-shading-value="0"/>
    </style:style>
    <style:style style:name="T340" style:family="text">
      <style:text-properties officeooo:rsid="022da5b1" fo:background-color="transparent" loext:char-shading-value="0"/>
    </style:style>
    <style:style style:name="T341" style:family="text">
      <style:text-properties officeooo:rsid="0231b1b5" fo:background-color="transparent" loext:char-shading-value="0"/>
    </style:style>
    <style:style style:name="T342" style:family="text">
      <style:text-properties officeooo:rsid="023269bf" fo:background-color="transparent" loext:char-shading-value="0"/>
    </style:style>
    <style:style style:name="T343" style:family="text">
      <style:text-properties officeooo:rsid="0232e167" fo:background-color="transparent" loext:char-shading-value="0"/>
    </style:style>
    <style:style style:name="T344" style:family="text">
      <style:text-properties officeooo:rsid="02340b70" fo:background-color="transparent" loext:char-shading-value="0"/>
    </style:style>
    <style:style style:name="T345" style:family="text">
      <style:text-properties officeooo:rsid="02343426" fo:background-color="transparent" loext:char-shading-value="0"/>
    </style:style>
    <style:style style:name="T346" style:family="text">
      <style:text-properties officeooo:rsid="02360557" fo:background-color="transparent" loext:char-shading-value="0"/>
    </style:style>
    <style:style style:name="T347" style:family="text">
      <style:text-properties officeooo:rsid="0237675b" fo:background-color="transparent" loext:char-shading-value="0"/>
    </style:style>
    <style:style style:name="T348" style:family="text">
      <style:text-properties officeooo:rsid="02387fc8" fo:background-color="transparent" loext:char-shading-value="0"/>
    </style:style>
    <style:style style:name="T349" style:family="text">
      <style:text-properties officeooo:rsid="023aea87" fo:background-color="transparent" loext:char-shading-value="0"/>
    </style:style>
    <style:style style:name="T350" style:family="text">
      <style:text-properties officeooo:rsid="023d9920" fo:background-color="transparent" loext:char-shading-value="0"/>
    </style:style>
    <style:style style:name="T351" style:family="text">
      <style:text-properties officeooo:rsid="0247693a" fo:background-color="transparent" loext:char-shading-value="0"/>
    </style:style>
    <style:style style:name="T352" style:family="text">
      <style:text-properties officeooo:rsid="02602541" fo:background-color="transparent" loext:char-shading-value="0"/>
    </style:style>
    <style:style style:name="T353" style:family="text">
      <style:text-properties officeooo:rsid="02639002" fo:background-color="transparent" loext:char-shading-value="0"/>
    </style:style>
    <style:style style:name="T354" style:family="text">
      <style:text-properties officeooo:rsid="02797da0" fo:background-color="transparent" loext:char-shading-value="0"/>
    </style:style>
    <style:style style:name="T355" style:family="text">
      <style:text-properties officeooo:rsid="027caf46" fo:background-color="transparent" loext:char-shading-value="0"/>
    </style:style>
    <style:style style:name="T356" style:family="text">
      <style:text-properties officeooo:rsid="027cd50c" fo:background-color="transparent" loext:char-shading-value="0"/>
    </style:style>
    <style:style style:name="T357" style:family="text">
      <style:text-properties officeooo:rsid="027e042c" fo:background-color="transparent" loext:char-shading-value="0"/>
    </style:style>
    <style:style style:name="T358" style:family="text">
      <style:text-properties officeooo:rsid="027e23b1" fo:background-color="transparent" loext:char-shading-value="0"/>
    </style:style>
    <style:style style:name="T359" style:family="text">
      <style:text-properties officeooo:rsid="02c443ef" fo:background-color="transparent" loext:char-shading-value="0"/>
    </style:style>
    <style:style style:name="T360" style:family="text">
      <style:text-properties officeooo:rsid="02c57c1d" fo:background-color="transparent" loext:char-shading-value="0"/>
    </style:style>
    <style:style style:name="T361" style:family="text">
      <style:text-properties officeooo:rsid="00e83346" fo:background-color="transparent" loext:char-shading-value="0"/>
    </style:style>
    <style:style style:name="T362" style:family="text">
      <style:text-properties officeooo:rsid="0115b733" fo:background-color="transparent" loext:char-shading-value="0"/>
    </style:style>
    <style:style style:name="T363" style:family="text">
      <style:text-properties officeooo:rsid="0088c7a7" fo:background-color="transparent" loext:char-shading-value="0"/>
    </style:style>
    <style:style style:name="T364" style:family="text">
      <style:text-properties officeooo:rsid="03154a09" fo:background-color="transparent" loext:char-shading-value="0"/>
    </style:style>
    <style:style style:name="T365" style:family="text">
      <style:text-properties officeooo:rsid="0322de15" fo:background-color="transparent" loext:char-shading-value="0"/>
    </style:style>
    <style:style style:name="T366" style:family="text">
      <style:text-properties officeooo:rsid="039871f6" fo:background-color="transparent" loext:char-shading-value="0"/>
    </style:style>
    <style:style style:name="T367" style:family="text">
      <style:text-properties officeooo:rsid="0329f7af" fo:background-color="transparent" loext:char-shading-value="0"/>
    </style:style>
    <style:style style:name="T368" style:family="text">
      <style:text-properties officeooo:rsid="03a43559" fo:background-color="transparent" loext:char-shading-value="0"/>
    </style:style>
    <style:style style:name="T369" style:family="text">
      <style:text-properties officeooo:rsid="03a72ac4" fo:background-color="transparent" loext:char-shading-value="0"/>
    </style:style>
    <style:style style:name="T370" style:family="text">
      <style:text-properties officeooo:rsid="024cb8c6" fo:background-color="transparent" loext:char-shading-value="0"/>
    </style:style>
    <style:style style:name="T371" style:family="text">
      <style:text-properties officeooo:rsid="03b3654f" fo:background-color="transparent" loext:char-shading-value="0"/>
    </style:style>
    <style:style style:name="T372" style:family="text">
      <style:text-properties officeooo:rsid="03b67d32" fo:background-color="transparent" loext:char-shading-value="0"/>
    </style:style>
    <style:style style:name="T373" style:family="text">
      <style:text-properties officeooo:rsid="03b53f48" fo:background-color="transparent" loext:char-shading-value="0"/>
    </style:style>
    <style:style style:name="T374" style:family="text">
      <style:text-properties officeooo:rsid="03b7df2f" fo:background-color="transparent" loext:char-shading-value="0"/>
    </style:style>
    <style:style style:name="T375" style:family="text">
      <style:text-properties officeooo:rsid="03b95e5c" fo:background-color="transparent" loext:char-shading-value="0"/>
    </style:style>
    <style:style style:name="T376" style:family="text">
      <style:text-properties officeooo:rsid="03bb253b" fo:background-color="transparent" loext:char-shading-value="0"/>
    </style:style>
    <style:style style:name="T377" style:family="text">
      <style:text-properties officeooo:rsid="03be478e" fo:background-color="transparent" loext:char-shading-value="0"/>
    </style:style>
    <style:style style:name="T378" style:family="text">
      <style:text-properties officeooo:rsid="011f79bf"/>
    </style:style>
    <style:style style:name="T379" style:family="text">
      <style:text-properties officeooo:rsid="01381c3d"/>
    </style:style>
    <style:style style:name="T380" style:family="text">
      <style:text-properties officeooo:rsid="01387819"/>
    </style:style>
    <style:style style:name="T381" style:family="text">
      <style:text-properties officeooo:rsid="013a4e0d"/>
    </style:style>
    <style:style style:name="T382" style:family="text">
      <style:text-properties officeooo:rsid="013cddf5"/>
    </style:style>
    <style:style style:name="T383" style:family="text">
      <style:text-properties officeooo:rsid="013ebebd"/>
    </style:style>
    <style:style style:name="T384" style:family="text">
      <style:text-properties fo:language="en" fo:country="US"/>
    </style:style>
    <style:style style:name="T385" style:family="text">
      <style:text-properties fo:language="en" fo:country="US" fo:font-style="normal" style:font-style-asian="normal" style:font-style-complex="normal"/>
    </style:style>
    <style:style style:name="T386" style:family="text">
      <style:text-properties fo:language="en" fo:country="US" fo:font-style="normal" officeooo:rsid="014ba187" style:font-style-asian="normal" style:font-style-complex="normal"/>
    </style:style>
    <style:style style:name="T387" style:family="text">
      <style:text-properties fo:language="en" fo:country="US" fo:font-style="normal" officeooo:rsid="014d9b58" style:font-style-asian="normal" style:font-style-complex="normal"/>
    </style:style>
    <style:style style:name="T388" style:family="text">
      <style:text-properties fo:language="en" fo:country="US" fo:font-style="normal" officeooo:rsid="0152089d" style:font-style-asian="normal" style:font-style-complex="normal"/>
    </style:style>
    <style:style style:name="T389" style:family="text">
      <style:text-properties fo:language="en" fo:country="US" fo:font-style="normal" officeooo:rsid="0153680f" style:font-style-asian="normal" style:font-style-complex="normal"/>
    </style:style>
    <style:style style:name="T390" style:family="text">
      <style:text-properties fo:language="en" fo:country="US" fo:font-style="normal" officeooo:rsid="0156c2f1" style:font-style-asian="normal" style:font-style-complex="normal"/>
    </style:style>
    <style:style style:name="T391" style:family="text">
      <style:text-properties fo:language="en" fo:country="US" fo:font-style="normal" officeooo:rsid="02578d27" style:font-style-asian="normal" style:font-style-complex="normal"/>
    </style:style>
    <style:style style:name="T392" style:family="text">
      <style:text-properties fo:language="en" fo:country="US" fo:font-style="normal" officeooo:rsid="0355e1d2" style:font-style-asian="normal" style:font-style-complex="normal"/>
    </style:style>
    <style:style style:name="T393" style:family="text">
      <style:text-properties fo:language="en" fo:country="US" fo:font-style="normal" officeooo:rsid="03577c18" style:font-style-asian="normal" style:font-style-complex="normal"/>
    </style:style>
    <style:style style:name="T394" style:family="text">
      <style:text-properties fo:language="en" fo:country="US" fo:font-style="normal" officeooo:rsid="035a6cf6" style:font-style-asian="normal" style:font-style-complex="normal"/>
    </style:style>
    <style:style style:name="T395" style:family="text">
      <style:text-properties fo:language="en" fo:country="US" fo:font-style="normal" officeooo:rsid="03908586" style:font-style-asian="normal" style:font-style-complex="normal"/>
    </style:style>
    <style:style style:name="T396" style:family="text">
      <style:text-properties fo:language="en" fo:country="US" fo:font-style="normal" fo:background-color="#ffffff" loext:char-shading-value="0" style:font-style-asian="normal" style:font-style-complex="normal"/>
    </style:style>
    <style:style style:name="T397" style:family="text">
      <style:text-properties fo:language="en" fo:country="US" fo:font-style="normal" officeooo:rsid="03577c18" fo:background-color="#ffffff" loext:char-shading-value="0" style:font-style-asian="normal" style:font-style-complex="normal"/>
    </style:style>
    <style:style style:name="T398" style:family="text">
      <style:text-properties fo:language="en" fo:country="US" fo:font-style="normal" officeooo:rsid="035d4114" fo:background-color="#ffffff" loext:char-shading-value="0" style:font-style-asian="normal" style:font-style-complex="normal"/>
    </style:style>
    <style:style style:name="T399" style:family="text">
      <style:text-properties fo:language="en" fo:country="US" fo:font-style="normal" officeooo:rsid="035de1b1" fo:background-color="#ffffff" loext:char-shading-value="0" style:font-style-asian="normal" style:font-style-complex="normal"/>
    </style:style>
    <style:style style:name="T400" style:family="text">
      <style:text-properties fo:language="en" fo:country="US" fo:font-style="normal" officeooo:rsid="035ed1d6" fo:background-color="#ffffff" loext:char-shading-value="0" style:font-style-asian="normal" style:font-style-complex="normal"/>
    </style:style>
    <style:style style:name="T401" style:family="text">
      <style:text-properties fo:language="en" fo:country="US" fo:font-style="normal" fo:background-color="#ffff00" loext:char-shading-value="0" style:font-style-asian="normal" style:font-style-complex="normal"/>
    </style:style>
    <style:style style:name="T402" style:family="text">
      <style:text-properties fo:language="en" fo:country="US" officeooo:rsid="014337ca"/>
    </style:style>
    <style:style style:name="T403" style:family="text">
      <style:text-properties fo:language="en" fo:country="US" officeooo:rsid="0144350a"/>
    </style:style>
    <style:style style:name="T404" style:family="text">
      <style:text-properties fo:language="en" fo:country="US" fo:font-style="italic" officeooo:rsid="035fdaea" fo:background-color="#ffffff" loext:char-shading-value="0" style:font-style-asian="italic" style:font-style-complex="italic"/>
    </style:style>
    <style:style style:name="T405" style:family="text">
      <style:text-properties officeooo:rsid="01465100"/>
    </style:style>
    <style:style style:name="T406" style:family="text">
      <style:text-properties officeooo:rsid="014a6d5e"/>
    </style:style>
    <style:style style:name="T407" style:family="text">
      <style:text-properties officeooo:rsid="014b9352"/>
    </style:style>
    <style:style style:name="T408" style:family="text">
      <style:text-properties officeooo:rsid="014ba187"/>
    </style:style>
    <style:style style:name="T409" style:family="text">
      <style:text-properties officeooo:rsid="014d9b58"/>
    </style:style>
    <style:style style:name="T410" style:family="text">
      <style:text-properties fo:font-weight="bold" officeooo:rsid="0153680f" style:font-weight-asian="bold" style:font-weight-complex="bold"/>
    </style:style>
    <style:style style:name="T411" style:family="text">
      <style:text-properties fo:font-weight="bold" officeooo:rsid="0156f0dc" style:font-weight-asian="bold" style:font-weight-complex="bold"/>
    </style:style>
    <style:style style:name="T412" style:family="text">
      <style:text-properties fo:font-weight="bold" officeooo:rsid="0158dd5c" style:font-weight-asian="bold" style:font-weight-complex="bold"/>
    </style:style>
    <style:style style:name="T413" style:family="text">
      <style:text-properties fo:font-weight="bold" officeooo:rsid="015902b3" style:font-weight-asian="bold" style:font-weight-complex="bold"/>
    </style:style>
    <style:style style:name="T414" style:family="text">
      <style:text-properties officeooo:rsid="0159f619"/>
    </style:style>
    <style:style style:name="T415" style:family="text">
      <style:text-properties officeooo:rsid="0172a0fa"/>
    </style:style>
    <style:style style:name="T416" style:family="text">
      <style:text-properties officeooo:rsid="018378b1"/>
    </style:style>
    <style:style style:name="T417" style:family="text">
      <style:text-properties officeooo:rsid="0187fe76"/>
    </style:style>
    <style:style style:name="T418" style:family="text">
      <style:text-properties officeooo:rsid="018c5b45"/>
    </style:style>
    <style:style style:name="T419" style:family="text">
      <style:text-properties officeooo:rsid="0191fa54"/>
    </style:style>
    <style:style style:name="T420" style:family="text">
      <style:text-properties officeooo:rsid="01a9f311"/>
    </style:style>
    <style:style style:name="T421" style:family="text">
      <style:text-properties fo:font-size="12pt" style:font-size-asian="12pt" style:font-size-complex="12pt"/>
    </style:style>
    <style:style style:name="T422" style:family="text">
      <style:text-properties officeooo:rsid="01d6ddee"/>
    </style:style>
    <style:style style:name="T423" style:family="text">
      <style:text-properties officeooo:rsid="01dc5317"/>
    </style:style>
    <style:style style:name="T424" style:family="text">
      <style:text-properties officeooo:rsid="01dde22f"/>
    </style:style>
    <style:style style:name="T425" style:family="text">
      <style:text-properties officeooo:rsid="01ea3b40"/>
    </style:style>
    <style:style style:name="T426" style:family="text">
      <style:text-properties officeooo:rsid="01edbaf8"/>
    </style:style>
    <style:style style:name="T427" style:family="text">
      <style:text-properties officeooo:rsid="01f9960e"/>
    </style:style>
    <style:style style:name="T428" style:family="text">
      <style:text-properties officeooo:rsid="020726c3"/>
    </style:style>
    <style:style style:name="T429" style:family="text">
      <style:text-properties officeooo:rsid="02080441"/>
    </style:style>
    <style:style style:name="T430" style:family="text">
      <style:text-properties officeooo:rsid="024a83ab"/>
    </style:style>
    <style:style style:name="T431" style:family="text">
      <style:text-properties officeooo:rsid="024cb8c6"/>
    </style:style>
    <style:style style:name="T432" style:family="text">
      <style:text-properties officeooo:rsid="0003d788"/>
    </style:style>
    <style:style style:name="T433" style:family="text">
      <style:text-properties officeooo:rsid="02511974"/>
    </style:style>
    <style:style style:name="T434" style:family="text">
      <style:text-properties officeooo:rsid="0259d17f"/>
    </style:style>
    <style:style style:name="T435" style:family="text">
      <style:text-properties officeooo:rsid="025c3376"/>
    </style:style>
    <style:style style:name="T436" style:family="text">
      <style:text-properties officeooo:rsid="02602541"/>
    </style:style>
    <style:style style:name="T437" style:family="text">
      <style:text-properties officeooo:rsid="0265803e"/>
    </style:style>
    <style:style style:name="T438" style:family="text">
      <style:text-properties officeooo:rsid="0268e6d1"/>
    </style:style>
    <style:style style:name="T439" style:family="text">
      <style:text-properties officeooo:rsid="02775b3a"/>
    </style:style>
    <style:style style:name="T440" style:family="text">
      <style:text-properties officeooo:rsid="02797da0"/>
    </style:style>
    <style:style style:name="T441" style:family="text">
      <style:text-properties officeooo:rsid="0286c8dd"/>
    </style:style>
    <style:style style:name="T442" style:family="text">
      <style:text-properties officeooo:rsid="02880dee"/>
    </style:style>
    <style:style style:name="T443" style:family="text">
      <style:text-properties officeooo:rsid="029d7750"/>
    </style:style>
    <style:style style:name="T444" style:family="text">
      <style:text-properties officeooo:rsid="02a26cba"/>
    </style:style>
    <style:style style:name="T445" style:family="text">
      <style:text-properties officeooo:rsid="02a7dc9e"/>
    </style:style>
    <style:style style:name="T446" style:family="text">
      <style:text-properties officeooo:rsid="02ab2abc"/>
    </style:style>
    <style:style style:name="T447" style:family="text">
      <style:text-properties officeooo:rsid="02af1ffe"/>
    </style:style>
    <style:style style:name="T448" style:family="text">
      <style:text-properties officeooo:rsid="02b40753"/>
    </style:style>
    <style:style style:name="T449" style:family="text">
      <style:text-properties officeooo:rsid="02b7bfb4"/>
    </style:style>
    <style:style style:name="T450" style:family="text">
      <style:text-properties officeooo:rsid="02bfec27"/>
    </style:style>
    <style:style style:name="T451" style:family="text">
      <style:text-properties officeooo:rsid="02c7b585"/>
    </style:style>
    <style:style style:name="T452" style:family="text">
      <style:text-properties officeooo:rsid="02c9d870"/>
    </style:style>
    <style:style style:name="T453" style:family="text">
      <style:text-properties officeooo:rsid="02d0bbaf"/>
    </style:style>
    <style:style style:name="T454" style:family="text">
      <style:text-properties officeooo:rsid="02f99709"/>
    </style:style>
    <style:style style:name="T455" style:family="text">
      <style:text-properties officeooo:rsid="02fa427a"/>
    </style:style>
    <style:style style:name="T456" style:family="text">
      <style:text-properties officeooo:rsid="030c3b0f"/>
    </style:style>
    <style:style style:name="T457" style:family="text">
      <style:text-properties officeooo:rsid="03249f06"/>
    </style:style>
    <style:style style:name="T458" style:family="text">
      <style:text-properties officeooo:rsid="03262f0e"/>
    </style:style>
    <style:style style:name="T459" style:family="text">
      <style:text-properties officeooo:rsid="03294532"/>
    </style:style>
    <style:style style:name="T460" style:family="text">
      <style:text-properties officeooo:rsid="0329f7af"/>
    </style:style>
    <style:style style:name="T461" style:family="text">
      <style:text-properties officeooo:rsid="032b6cc8"/>
    </style:style>
    <style:style style:name="T462" style:family="text">
      <style:text-properties officeooo:rsid="03301191"/>
    </style:style>
    <style:style style:name="T463" style:family="text">
      <style:text-properties officeooo:rsid="033be74b"/>
    </style:style>
    <style:style style:name="T464" style:family="text">
      <style:text-properties officeooo:rsid="034507b6"/>
    </style:style>
    <style:style style:name="T465" style:family="text">
      <style:text-properties officeooo:rsid="0345a070"/>
    </style:style>
    <style:style style:name="T466" style:family="text">
      <style:text-properties officeooo:rsid="03469062"/>
    </style:style>
    <style:style style:name="T467" style:family="text">
      <style:text-properties officeooo:rsid="0347d207"/>
    </style:style>
    <style:style style:name="T468" style:family="text">
      <style:text-properties officeooo:rsid="02600ccf"/>
    </style:style>
    <style:style style:name="T469" style:family="text">
      <style:text-properties officeooo:rsid="020726c3" style:font-name-asian="Arial" style:font-name-complex="FreeSerif2"/>
    </style:style>
    <style:style style:name="T470" style:family="text">
      <style:text-properties style:font-name="Liberation Serif"/>
    </style:style>
    <style:style style:name="T471" style:family="text">
      <style:text-properties style:font-name="Liberation Serif" fo:font-size="12pt" style:font-size-asian="12pt" style:font-name-complex="Times New Roman" style:font-size-complex="12pt"/>
    </style:style>
    <style:style style:name="T472" style:family="text">
      <style:text-properties style:font-name="Liberation Serif" fo:font-size="12pt" officeooo:rsid="014a6d5e" style:font-size-asian="12pt" style:font-name-complex="Times New Roman" style:font-size-complex="12pt"/>
    </style:style>
    <style:style style:name="T473" style:family="text">
      <style:text-properties style:font-name="Liberation Serif" fo:font-size="12pt" officeooo:rsid="0159f619" style:font-size-asian="12pt" style:font-name-complex="Times New Roman" style:font-size-complex="12pt"/>
    </style:style>
    <style:style style:name="T474" style:family="text">
      <style:text-properties style:font-name="Liberation Serif" fo:font-size="12pt" officeooo:rsid="014ba187" style:font-size-asian="12pt" style:font-name-complex="Times New Roman" style:font-size-complex="12pt"/>
    </style:style>
    <style:style style:name="T475" style:family="text">
      <style:text-properties style:font-name="Liberation Serif" fo:font-size="12pt" officeooo:rsid="014d9b58" style:font-size-asian="12pt" style:font-name-complex="Times New Roman" style:font-size-complex="12pt"/>
    </style:style>
    <style:style style:name="T476" style:family="text">
      <style:text-properties style:font-name="Liberation Serif" fo:font-size="12pt" fo:font-weight="bold" style:font-size-asian="12pt" style:font-weight-asian="bold" style:font-name-complex="Times New Roman" style:font-size-complex="12pt"/>
    </style:style>
    <style:style style:name="T477" style:family="text">
      <style:text-properties style:font-name="Liberation Serif" fo:font-size="12pt" fo:font-weight="bold" officeooo:rsid="0159f619" style:font-size-asian="12pt" style:font-weight-asian="bold" style:font-name-complex="Times New Roman" style:font-size-complex="12pt"/>
    </style:style>
    <style:style style:name="T478" style:family="text">
      <style:text-properties style:font-name="Liberation Serif" fo:font-size="12pt" fo:font-weight="bold" officeooo:rsid="0156f0dc" style:font-size-asian="12pt" style:font-weight-asian="bold" style:font-name-complex="Times New Roman" style:font-size-complex="12pt"/>
    </style:style>
    <style:style style:name="T479" style:family="text">
      <style:text-properties style:font-name="Liberation Serif" fo:font-size="12pt" fo:font-weight="bold" officeooo:rsid="015902b3" style:font-size-asian="12pt" style:font-weight-asian="bold" style:font-name-complex="Times New Roman" style:font-size-complex="12pt"/>
    </style:style>
    <style:style style:name="T480" style:family="text">
      <style:text-properties style:font-name="Liberation Serif" fo:font-size="12pt" fo:font-weight="bold" officeooo:rsid="014d9b58" style:font-size-asian="12pt" style:font-weight-asian="bold" style:font-name-complex="Times New Roman" style:font-size-complex="12pt"/>
    </style:style>
    <style:style style:name="T481" style:family="text">
      <style:text-properties style:font-name="Liberation Serif" fo:font-size="12pt" fo:language="en" fo:country="US" fo:font-style="normal" fo:font-weight="normal" officeooo:rsid="0156c2f1" fo:background-color="#ffffff" loext:char-shading-value="0" style:font-size-asian="12pt" style:font-style-asian="normal" style:font-weight-asian="normal" style:font-name-complex="Times New Roman" style:font-size-complex="12pt" style:font-style-complex="normal" style:font-weight-complex="normal"/>
    </style:style>
    <style:style style:name="T482" style:family="text">
      <style:text-properties style:font-name="Liberation Serif" officeooo:rsid="02fa427a"/>
    </style:style>
    <style:style style:name="T483" style:family="text">
      <style:text-properties style:font-name="Liberation Serif" officeooo:rsid="016f9234"/>
    </style:style>
    <style:style style:name="T484" style:family="text">
      <style:text-properties fo:color="#006600" fo:language="en" fo:country="US" fo:font-style="normal" officeooo:rsid="035fdaea" fo:background-color="#ffffff" loext:char-shading-value="0" style:font-style-asian="normal" style:font-style-complex="normal"/>
    </style:style>
    <style:style style:name="T485" style:family="text">
      <style:text-properties fo:color="#006600" fo:language="en" fo:country="US" fo:font-style="normal" officeooo:rsid="03577c18" fo:background-color="#ffffff" loext:char-shading-value="0" style:font-style-asian="normal" style:font-style-complex="normal"/>
    </style:style>
    <style:style style:name="T486" style:family="text">
      <style:text-properties fo:color="#006600" fo:language="en" fo:country="US" fo:font-style="normal" officeooo:rsid="035a6cf6" fo:background-color="#ffffff" loext:char-shading-value="0" style:font-style-asian="normal" style:font-style-complex="normal"/>
    </style:style>
    <style:style style:name="T487" style:family="text">
      <style:text-properties officeooo:rsid="03619470"/>
    </style:style>
    <style:style style:name="T488" style:family="text">
      <style:text-properties officeooo:rsid="036472f2"/>
    </style:style>
    <style:style style:name="T489" style:family="text">
      <style:text-properties officeooo:rsid="0366216d"/>
    </style:style>
    <style:style style:name="T490" style:family="text">
      <style:text-properties officeooo:rsid="03668782"/>
    </style:style>
    <style:style style:name="T491" style:family="text">
      <style:text-properties officeooo:rsid="03707a9d"/>
    </style:style>
    <style:style style:name="T492" style:family="text">
      <style:text-properties fo:font-size="10pt" style:font-size-asian="10pt" style:font-size-complex="10pt"/>
    </style:style>
    <style:style style:name="T493" style:family="text">
      <style:text-properties fo:font-size="10pt" officeooo:rsid="03707a9d" style:font-size-asian="10pt" style:font-size-complex="10pt"/>
    </style:style>
    <style:style style:name="T494" style:family="text">
      <style:text-properties officeooo:rsid="03725b1c"/>
    </style:style>
    <style:style style:name="T495" style:family="text">
      <style:text-properties officeooo:rsid="002ec99f"/>
    </style:style>
    <style:style style:name="T496" style:family="text">
      <style:text-properties officeooo:rsid="038934ac"/>
    </style:style>
    <style:style style:name="T497" style:family="text">
      <style:text-properties officeooo:rsid="039181f9"/>
    </style:style>
    <style:style style:name="T498" style:family="text">
      <style:text-properties officeooo:rsid="0397d254"/>
    </style:style>
    <style:style style:name="T499" style:family="text">
      <style:text-properties officeooo:rsid="039871f6"/>
    </style:style>
    <style:style style:name="T500" style:family="text">
      <style:text-properties officeooo:rsid="025c3376" fo:background-color="#ffff00" loext:char-shading-value="0"/>
    </style:style>
    <style:style style:name="T501" style:family="text">
      <style:text-properties officeooo:rsid="03294532" fo:background-color="#ffff00" loext:char-shading-value="0"/>
    </style:style>
    <style:style style:name="T502" style:family="text">
      <style:text-properties officeooo:rsid="03a3253b" fo:background-color="#ffff00" loext:char-shading-value="0"/>
    </style:style>
    <style:style style:name="T503" style:family="text">
      <style:text-properties officeooo:rsid="0329f7af" fo:background-color="#ffff00" loext:char-shading-value="0"/>
    </style:style>
    <style:style style:name="T504" style:family="text">
      <style:text-properties officeooo:rsid="039b3731"/>
    </style:style>
    <style:style style:name="T505" style:family="text">
      <style:text-properties officeooo:rsid="039c515d"/>
    </style:style>
    <style:style style:name="T506" style:family="text">
      <style:text-properties officeooo:rsid="039fd156"/>
    </style:style>
    <style:style style:name="T507" style:family="text">
      <style:text-properties officeooo:rsid="03a3253b"/>
    </style:style>
    <style:style style:name="T508" style:family="text">
      <style:text-properties officeooo:rsid="03a58634"/>
    </style:style>
    <style:style style:name="T509" style:family="text">
      <style:text-properties officeooo:rsid="03a58f8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90"><text:span text:style-name="T131">Nutrient deprivation affects immune response </text:span><text:span text:style-name="T134">in</text:span><text:span text:style-name="T131"> </text:span><text:span text:style-name="T134">laboratory and wild populations of </text:span><text:span text:style-name="T131">the burying beetle, </text:span><text:span text:style-name="T137">Nicrophorus orbicollis</text:span></text:p>
        <text:p text:style-name="P111"/>
        <text:p text:style-name="P111"/>
        <text:p text:style-name="P171">Introduction</text:p>
        <text:p text:style-name="P133"/>
        <text:p text:style-name="P169">Organisms in the wild are likely to undergo periods of food shortage due to unsuitable abiotic factors or <text:span text:style-name="T286">the presence of competitors, parasites, and </text:span>predators (<text:span text:style-name="T315">Kennish, 1997; </text:span>Kells <text:span text:style-name="T216">et al</text:span>., 1999; Robb and Forbes, 2006; <text:span text:style-name="T454">McCue, 2010; Clinchy </text:span><text:span text:style-name="T239">et al</text:span><text:span text:style-name="T454">., 2013</text:span>). <text:s/>These periods of restricted food intake are likely to occur in nearly all locations, but vary temporally within specific ecosystems (<text:span text:style-name="T310">Dolecal and Long,</text:span> <text:span text:style-name="T310">2013</text:span>). <text:s/>Species that feed upon a wide variety of <text:span text:style-name="T285">materials</text:span> may encounter less stringent <text:span text:style-name="T309">nutrient</text:span> deprivation than those restricted to specific <text:span text:style-name="T415">resources </text:span>(Boyer, 2003). <text:s/>Organisms that primarily consume physically or temporally rare <text:span text:style-name="T286">items</text:span>, though, are likely to have food shortages compounded by the general sparseness of, and intense competition over, any of these resources that do become accessible (Debouzie <text:span text:style-name="T216">et al</text:span>., 2002; Reitz and Trumble, 2002).</text:p>
        <text:p text:style-name="P111"/>
        <text:p text:style-name="P165"><text:span text:style-name="T286">A</text:span>ll physiological processes, <text:span text:style-name="T287">such as cellular growth, reproduction,</text:span> <text:span text:style-name="T487">or immune system function, constantly require energy and nutrients to maintain proper function (Sheldon and Verhulst, 1996; Siva-Jothy </text:span><text:span text:style-name="T240">et al</text:span><text:span text:style-name="T487">., 2005; Cotter </text:span><text:span text:style-name="T240">et al</text:span><text:span text:style-name="T487">., 2011; Ardia </text:span><text:span text:style-name="T240">et al</text:span><text:span text:style-name="T487">., 2012).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among physiological processes, periods of food shortage are predicted to cause a reduction of energy allocation in one or more processes, and thus potentially reduce their function. <text:s/>Food deprivation is known to impart physiological and fitness costs in organisms (Valtonen </text:span><text:span text:style-name="T240">et al</text:span><text:span text:style-name="T487">., 2010; </text:span><text:span text:style-name="T142">Campero </text:span><text:span text:style-name="T138">et al</text:span><text:span text:style-name="T143">., 2008; </text:span><text:span text:style-name="T162">Hoang, 2001</text:span><text:span text:style-name="T286">), and may affect the immune system by limiting the degree of response an organism can generate during an immune challenge (Moret and Schmid-Hempel, 2000; Siva-Jothy and Thompson, 2002).</text:span></text:p>
        <text:p text:style-name="P111"/>
        <text:p text:style-name="P166"><text:span text:style-name="T313">Invertebrate and vertebrate immune systems are known to differ, with invertebrates lacking the adaptive immunity and antibody-based defenses of vertebrates (</text:span><text:span text:style-name="T256">Strand 2008</text:span><text:span text:style-name="T257">)</text:span><text:span text:style-name="T312">. <text:s/>The invertebrate immune system features </text:span><text:span text:style-name="T258">innate </text:span><text:span text:style-name="T259">components </text:span><text:span text:style-name="T260">based upon </text:span><text:span text:style-name="T261">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Gillespie </text:span><text:span text:style-name="T124">et al</text:span><text:span text:style-name="T15">., 1997; Strand, 2008; González-Santoyo and Córdoba-Aguila, <text:s/>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text:span><text:span text:style-name="T75">r</text:span><text:span text:style-name="T15">,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Medzhitov </text:span><text:span text:style-name="T125">et al</text:span><text:span text:style-name="T20">., 1997; Lord, 2005)</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text:s/>2014; </text:span><text:span text:style-name="T71">Adamo, 2016</text:span><text:span text:style-name="T6">).</text:span></text:p>
        <text:p text:style-name="P111"><text:soft-page-break/></text:p>
        <text:p text:style-name="P111"><text:span text:style-name="T3">Burying beetles (</text:span><text:span text:style-name="T116">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text:span><text:span text:style-name="T116">et al</text:span><text:span text:style-name="T3">.,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8">Nicrophorus </text:span><text:span text:style-name="T26">females develop ovaries and eggs slowly after </text:span><text:span text:style-name="T71">eclosion</text:span><text:span text:style-name="T26"> (Scott and Traniello, 1987; </text:span><text:span text:style-name="T71">Trumbo and Robertson, 2004</text:span><text:span text:style-name="T26">), </text:span><text:span text:style-name="T27">while males produce and disperse attractant pheromones </text:span><text:span text:style-name="T71">after reaching sexual maturity </text:span><text:span text:style-name="T27">(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71">among</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35"/>
        <text:p text:style-name="P111"><text:span text:style-name="T178">There have been a small number of studies </text:span><text:span text:style-name="T210">involving </text:span><text:span text:style-name="T122">Nicrophorus</text:span><text:span text:style-name="T57"> species</text:span><text:span text:style-name="T178"> regarding</text:span><text:span text:style-name="T1"> individual immune responses </text:span><text:span text:style-name="T179">at varying life history stages (Steiger </text:span><text:span text:style-name="T126">et al</text:span><text:span text:style-name="T179">., 2011; Steiger </text:span><text:span text:style-name="T126">et al</text:span><text:span text:style-name="T179">., 2012;</text:span><text:span text:style-name="T1"> </text:span><text:span text:style-name="T180">Reavey </text:span><text:span text:style-name="T127">et al</text:span><text:span text:style-name="T180">., 2014)</text:span><text:span text:style-name="T179">. <text:s/></text:span><text:span text:style-name="T182">Breeding</text:span><text:span text:style-name="T181"> </text:span><text:span text:style-name="T117">Nicrophorus orbicollis</text:span><text:span text:style-name="T176"> </text:span><text:span text:style-name="T182">did not </text:span><text:span text:style-name="T187">undergo a reduction in phenoloxidase amount or encapsulation response</text:span><text:span text:style-name="T176"> (Steiger </text:span><text:span text:style-name="T117">et al</text:span><text:span text:style-name="T176">., 2011), although </text:span><text:span text:style-name="T182">a subsequent</text:span><text:span text:style-name="T176"> study </text:span><text:span text:style-name="T182">reported</text:span><text:span text:style-name="T176"> that </text:span><text:span text:style-name="T182">in competitive scenarios over carrion for reproduction, non-dominant </text:span><text:span text:style-name="T119">N. orbicolli</text:span><text:span text:style-name="T120">s</text:span><text:span text:style-name="T183"> did </text:span><text:span text:style-name="T184">have a lessened immune response </text:span><text:span text:style-name="T187">(Steiger </text:span><text:span text:style-name="T128">et al</text:span><text:span text:style-name="T187">., 2012)</text:span><text:span text:style-name="T184">. <text:s/></text:span><text:span text:style-name="T211">In contrast to </text:span><text:span text:style-name="T123">N. orbicollis</text:span><text:span text:style-name="T58">, breeding</text:span><text:span text:style-name="T59"> </text:span><text:span text:style-name="T121">N. vespilloides</text:span><text:span text:style-name="T184"> w</text:span><text:span text:style-name="T211">ere</text:span><text:span text:style-name="T184"> found to have </text:span><text:span text:style-name="T187">reduced phenoloxidase levels relative to non-breeding controls</text:span><text:span text:style-name="T184"> (Reavey </text:span><text:span text:style-name="T121">et al</text:span><text:span text:style-name="T184">., 2014). <text:s/>N</text:span><text:span text:style-name="T179">one </text:span><text:span text:style-name="T184">of these studies, </text:span><text:span text:style-name="T185">however,</text:span><text:span text:style-name="T184"> </text:span><text:span text:style-name="T179">have examined </text:span><text:span text:style-name="T186">the </text:span><text:span text:style-name="T179">impact</text:span><text:span text:style-name="T189">s of</text:span><text:span text:style-name="T179"> food shortage, </text:span><text:span text:style-name="T188">a </text:span><text:span text:style-name="T189">commonly experienced </text:span><text:span text:style-name="T188">form of nonreproductive stress </text:span><text:span text:style-name="T212">(McCue, 2010)</text:span><text:span text:style-name="T188">,</text:span><text:span text:style-name="T179"> on </text:span><text:span text:style-name="T121">Nicrophorus</text:span><text:span text:style-name="T179"> beetles</text:span><text:span text:style-name="T186">' immune system function</text:span><text:span text:style-name="T189">.</text:span></text:p>
        <text:p text:style-name="P111"/>
        <text:p text:style-name="P136"><text:span text:style-name="T488">This study examined the effects of dietary restriction on constitutive</text:span> immunity and mounting an immune response<text:span text:style-name="T316"> between sexes in the burying beetle, </text:span><text:span text:style-name="T216">Nicrophorus orbicollis.</text:span> <text:s/><text:span text:style-name="T416">Constitutive immunity serves as the primary defense against invasion, using a mixture of humoral components such as enzymes, enzyme intermediaries, and hemocytes to destroy or phagocytize and encapsulate parasites (</text:span><text:span text:style-name="T15">Gillespie </text:span><text:span text:style-name="T124">et al</text:span><text:span text:style-name="T15">., 1997</text:span><text:span text:style-name="T60">)</text:span><text:span text:style-name="T416">. <text:s/>We predicted that as beetles became increasingly underfed, immune responses would correspondingly drop.</text:span></text:p>
        <text:p text:style-name="P136"/>
        <text:p text:style-name="P170"><text:span text:style-name="T361">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Hoyenga and Hoyenga, 1981; Brace </text:span><text:span text:style-name="T251">et al</text:span><text:span text:style-name="T361">., 2015; Wegmann </text:span><text:span text:style-name="T251">et al</text:span><text:span text:style-name="T361">., 2015). <text:s/>Sex-based differences are also predicted for immune system function, dependent in part on the reproductive strategy of the species (Zuk and Stoehr, 2002; </text:span><text:span text:style-name="T362">McKean and Nunney, 2005</text:span><text:span text:style-name="T361">).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63">The individual with higher residual reproductive value is expected to invest more in immune system maintenance or development, as longevity directly improves their fitness.</text:span><text:span text:style-name="T361"> <text:s/>Alternatively, if male and female investment in reproduction and offspring are similar, it has been found that differences between immune responses are minimized (Zuk and McKean, 1996). <text:s/></text:span><text:span text:style-name="T364">As </text:span><text:span text:style-name="T250">Nicrophorus orbicollis</text:span><text:span text:style-name="T284"> beetles</text:span><text:span text:style-name="T416"> mate freely, except in the presence of carrion (Eggert and Sakaluk, 1995), and both females and males potentially share significant parental investment in the creation and maintenance of a brood chamber for the larvae (Fetherston </text:span><text:span text:style-name="T241">et al</text:span><text:span text:style-name="T416">., 1990), we predicted that male and female immunity in </text:span><text:span text:style-name="T235">N. orbicollis</text:span><text:span text:style-name="T275"> </text:span><text:soft-page-break/><text:span text:style-name="T276">would</text:span><text:span text:style-name="T416"> not be significantly different, as suggested by theory (Zuk and Stoehr, 2002) and results from other species (Zuk and McKean, 1996).</text:span></text:p>
        <text:p text:style-name="P111"/>
        <text:p text:style-name="P111"><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08"/>
        <text:p text:style-name="P108"/>
        <text:p text:style-name="P171">Materials <text:span text:style-name="T495">and </text:span>Methods</text:p>
        <text:p text:style-name="P111"/>
        <text:p text:style-name="P109">Experimental Beetles</text:p>
        <text:p text:style-name="P175"><text:span text:style-name="T193">Experimental </text:span><text:span text:style-name="T200">N</text:span><text:span text:style-name="T201">icrophorus</text:span><text:span text:style-name="T200"> orbicollis</text:span><text:span text:style-name="T193"> beetles were reared from a colony that was was initially founded by beetles caught </text:span><text:span text:style-name="T197">at T.L. Davis </text:span><text:span text:style-name="T198">Prairie, Nebraska, USA</text:span><text:span text:style-name="T193">. <text:s/></text:span><text:span text:style-name="T194">The colony was initially started with mite-free </text:span><text:span text:style-name="T202">N. tomentosus</text:span><text:span text:style-name="T203"> acting as surrogate parents </text:span><text:span text:style-name="T204">to </text:span><text:span text:style-name="T201">N. orbicollis</text:span><text:span text:style-name="T204"> larvae</text:span><text:span text:style-name="T203">, so that the </text:span><text:span text:style-name="T205">resulting offspring would not foster these </text:span><text:span text:style-name="T206">commensalist</text:span><text:span text:style-name="T207">s</text:span><text:span text:style-name="T206"> and mutualist</text:span><text:span text:style-name="T207">s (Wilson and Knollenberg,</text:span><text:span text:style-name="T208"> </text:span><text:span text:style-name="T207">1987)</text:span><text:span text:style-name="T205">. <text:s/>At the time of this study, the beetles </text:span><text:span text:style-name="T195">had been </text:span><text:span text:style-name="T193">maintained in an insectary at the University of Nebraska Omaha </text:span><text:span text:style-name="T192">for 15 generations</text:span><text:span text:style-name="T203">. <text:s/></text:span><text:span text:style-name="T193">Adults were </text:span><text:span text:style-name="T196">identified to sex</text:span><text:span text:style-name="T193"> </text:span><text:span text:style-name="T196">after</text:span><text:span text:style-name="T193"> eclosion and placed into </text:span><text:span text:style-name="T196">individual </text:span><text:span text:style-name="T193">plastic containers (15 cm x 10 cm x 5 cm), filled with approximately 2 cm of moist peat. <text:s/></text:span><text:span text:style-name="T192">These boxes were held in the insectary at 22.0 ± 0.2 °C with 15 hours of light and 9 hours of dark per day. <text:s/>One month was then allowed for beetles to reach sexual maturity, during which time they were fed, twice per week, 1/8 teaspoon of canned cat food (Science Diet </text:span><text:span text:style-name="Default_20_Paragraph_20_Font"><text:span text:style-name="T199">®</text:span></text:span><text:span text:style-name="T192">, Hill's Pet Nutrition Inc, Topeka, KS, USA).</text:span></text:p>
        <text:p text:style-name="P111"/>
        <text:p text:style-name="P134"><text:span text:style-name="T164">G</text:span><text:span text:style-name="T163">eneral Experimental Design</text:span></text:p>
        <text:p text:style-name="P111"><text:span text:style-name="T172">To determine the effect of sex on immune response, w</text:span><text:span text:style-name="T290">hen beetles had reached sexual maturity, </text:span><text:span text:style-name="T164">their </text:span><text:span text:style-name="T169">body mass, </text:span><text:span text:style-name="T164">elytra length </text:span><text:span text:style-name="T169">and</text:span><text:span text:style-name="T164"> pronotum width were measured. <text:s/></text:span><text:span text:style-name="T174">Afterwards, the beetles </text:span><text:span text:style-name="T164">were randomly assigned to one </text:span><text:span text:style-name="T173">of three treatment groups for seven days. <text:s/>In the first treatment group, individuals were fed 1/8 teaspoon of canned cat food per day. <text:s/>The second treatment group consisted of individuals </text:span><text:span text:style-name="T174">that were </text:span><text:span text:style-name="T173">fed 1/8 teaspoon of canned cat food twice during the seven day period. <text:s/>The third treatment group received no food for the seven day period, but had access to water </text:span><text:span text:style-name="T129">ad libitum</text:span><text:span text:style-name="T83"> via </text:span><text:span text:style-name="T84">water-filled glass vials containing </text:span><text:span text:style-name="T83">small cotton rolls</text:span><text:span text:style-name="T84">. <text:s/></text:span><text:span text:style-name="T87">All beetles were housed in the same location of the insectary, </text:span><text:span text:style-name="T88">and only disturbed when food was added to their container or water replenished.</text:span></text:p>
        <text:p text:style-name="P111"/>
        <text:p text:style-name="P111"><text:span text:style-name="T84">At the </text:span><text:span text:style-name="T85">end of the seven day period</text:span><text:span text:style-name="T84">, beetles were </text:span><text:span text:style-name="T86">weighed </text:span><text:span text:style-name="T88">again </text:span><text:span text:style-name="T86">and subsequently</text:span><text:span text:style-name="T84"> </text:span><text:span text:style-name="T88">had hemolymph drawn for use in </text:span><text:span text:style-name="T95">the</text:span><text:span text:style-name="T84"> phenoloxidase and protein assay, </text:span><text:span text:style-name="T88">or subjected to a</text:span><text:span text:style-name="T84"> </text:span><text:span text:style-name="T86">simulated </text:span><text:span text:style-name="T91">encapsulation</text:span><text:span text:style-name="T86"> </text:span><text:span text:style-name="T84">immune </text:span><text:span text:style-name="T82">challenge</text:span><text:span text:style-name="T84"> </text:span><text:span text:style-name="T86">via the </text:span><text:span text:style-name="T84">insertion of </text:span><text:span text:style-name="T86">a small </text:span><text:span text:style-name="T84">nylon monofilament. <text:s/></text:span><text:span text:style-name="T91">By </text:span><text:span text:style-name="T92">quantifying</text:span><text:span text:style-name="T91"> phenoloxidase and encapsulation response, we examined </text:span><text:span text:style-name="T92">aspects of what are considered humoral and cellular innate immunity, </text:span><text:span text:style-name="T93">although this distinction is somewhat </text:span><text:span text:style-name="T94">arbitrary</text:span><text:span text:style-name="T93"> (Strand, 2008)</text:span><text:span text:style-name="T92">. <text:s/></text:span><text:span text:style-name="T95">In or</text:span><text:span text:style-name="T96">d</text:span><text:span text:style-name="T95">er to avoid possible confounding effects, beetles from a</text:span><text:span text:style-name="T81">ll treatment groups </text:span><text:span text:style-name="T95">were handled for</text:span><text:span text:style-name="T89"> </text:span><text:span text:style-name="T90">approximately </text:span><text:span text:style-name="T95">equal amounts of time, and all handling and assays were conducted at approximately he same time of day.</text:span></text:p>
        <text:p text:style-name="P111"/>
        <text:p text:style-name="P134">Hemolymph <text:span text:style-name="T302">C</text:span>ollection</text:p>
        <text:p text:style-name="P111">Hemolymph was extracted from beetles using a 25-gauge syringe tip <text:span text:style-name="T303">that was sterilized in 70% ethanol</text:span> to make a small puncture at the suture <text:span text:style-name="T292">above the prosternum</text:span>, <text:span text:style-name="T379">which was also lightly wiped with 70% ethanol. <text:s/>This procedure allowed us to draw </text:span>between 2-5 μl of hemolymph into a <text:span text:style-name="T327">disposable</text:span> microcapillary tube. <text:s/><text:span text:style-name="T380">Using established protocols (Wilson </text:span><text:span text:style-name="T242">et al</text:span><text:span text:style-name="T380">., 2001), before use in phenoloxidase and protein assays, s</text:span>amples were immediately forced into individual <text:span text:style-name="T489">1.5 mL </text:span>Eppendorf tubes, diluted with <text:soft-page-break/>a ratio of 1 μl hemolymph to 50 μl of ice-cold phosphate-buffered saline <text:span text:style-name="T382">(PBS, pH 7.4)</text:span>, vortexed, and then frozen at -20 °C for one hour to rupture hemocytes.</text:p>
        <text:p text:style-name="P111"/>
        <text:p text:style-name="P134">Phenoloxidase <text:span text:style-name="T302">A</text:span>ctivity <text:span text:style-name="T302">A</text:span>ssay</text:p>
        <text:p text:style-name="P111"><text:span text:style-name="T301">Phenoloxidase acts as a catalyst for the conversion of L-3,4-dihydroxyphenylalanine (L-DOPA) to dopachrome, which can be measured spectrophotometrically. <text:s/>H</text:span>emolymph samples <text:span text:style-name="T381">that had been frozen for one hour </text:span>were thawed, vortexed briefly, and 60 μl <text:span text:style-name="T302">of sample </text:span>was pipetted into a spectrophotometer cuvette that contained 440 μl of ice-cold <text:span text:style-name="T293">phosphate-buffered saline</text:span>. <text:s/>500 μl of L-DOPA <text:span text:style-name="T294">(</text:span><text:span text:style-name="T330">4 mg/ml </text:span><text:span text:style-name="T331">of </text:span><text:span text:style-name="T330">H</text:span><text:span text:style-name="T295">2</text:span><text:span text:style-name="T330">O</text:span><text:span text:style-name="T294">) </text:span>was <text:span text:style-name="T302">then </text:span>added to this mixture, and the resultant solution was thoroughly mixed using a <text:span text:style-name="T490">micro</text:span>pipette. <text:s/><text:span text:style-name="T30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328">(absorption/minute)</text:span> during the linear phase of the reaction, <text:span text:style-name="T302">which is known to correlate with the concentration of phenoloxidase in the sample (Wilson </text:span><text:span text:style-name="T243">et al</text:span><text:span text:style-name="T302">., 2001, Haine </text:span><text:span text:style-name="T243">et al</text:span><text:span text:style-name="T280">.,</text:span><text:span text:style-name="T302"> 2008)</text:span>. <text:s/>Each sample was <text:span text:style-name="T328">analyzed</text:span> in duplicate, and an average of the values was taken to arrive at a final phenoloxidase value for each beetle.</text:p>
        <text:p text:style-name="P111"/>
        <text:p text:style-name="P134">Protein Assay</text:p>
        <text:p text:style-name="P162">The total amount of protein in each hemolymph sample was measured by combining 40 <text:span text:style-name="T163">μl of </text:span><text:span text:style-name="T165">sample with 960 μl of Bio-Rad protein assay dye in a spectrophotometer cuvette, thoroughly mixing the two with a </text:span><text:span text:style-name="T175">micro</text:span><text:span text:style-name="T165">pipette. <text:s/>This compound was allowed to react for ten minutes, before </text:span><text:span text:style-name="T175">measuring absorbance at 520nm with a spectrophotometer </text:span><text:span text:style-name="T166">(Beckman Coulter DU530, USA)</text:span><text:span text:style-name="T165">. <text:s/>Protein levels were derived using a calibrated standard curve with fixed concentrations of bovine serum albumin (Sigma): 0.216 </text:span><text:span text:style-name="T175">mg/mL</text:span><text:span text:style-name="T165">, 0.432 </text:span><text:span text:style-name="T175">mg/mL</text:span><text:span text:style-name="T165">, 0.648 </text:span><text:span text:style-name="T175">mg/mL </text:span><text:span text:style-name="T165">, and 0.864 </text:span><text:span text:style-name="T175">mg/mL.</text:span></text:p>
        <text:p text:style-name="P111"/>
        <text:p text:style-name="P134">Encapsulation and Melanization Assay</text:p>
        <text:p text:style-name="P111">To simulate a novel challenge of the immune system <text:span text:style-name="T383">via an encapsulation response</text:span>, a nylon monofilament was inserted into beetle<text:span text:style-name="T378">s</text:span> that did not have hemolymph <text:span text:style-name="T378">previously </text:span>drawn. <text:s/>A clear nylon<text:span text:style-name="T306"> </text:span>fishing line <text:span text:style-name="T383">(0.15 mm diameter)</text:span> was roughened with fine-grain sandpaper, tied into knots, and cut into 2 mm pieces, each piece having a knot in its center. <text:s/>A disposable <text:span text:style-name="T307">27-gauge </text:span>syringe tip <text:span text:style-name="T307">needle</text:span> was used to create a small hole in the pleural membrane between the second and third abdominal sternites. <text:s/><text:span text:style-name="T305">Fine-tipped surgical forceps, </text:span><text:span text:style-name="T170">sterilized in 70% ethanol</text:span><text:span text:style-name="T305"> between each use, were used to insert a piece of the nylon filament fully into the beetle's abdominal cavity. <text:s/>Beetles were then placed into clean, empty individual plastic containers (5.5 cm diameter, 4 cm tall) and allowed to move freely for two hours. <text:s/>Each container held a moist paper towel, which allowed beetles to hide and avoid further stress, as well as dessication. <text:s/>After two hours had elapsed, beetles were frozen at -20 </text:span><text:span text:style-name="T167">°C</text:span><text:span text:style-name="T171"> </text:span><text:span text:style-name="T168">until the filaments were dissected out.</text:span></text:p>
        <text:p text:style-name="P111"/>
        <text:p text:style-name="P163"><text:span text:style-name="T144">Filaments were removed from thawed beetles </text:span><text:span text:style-name="T145">using a dissecting microscope and surgical </text:span><text:span text:style-name="T155">forceps</text:span><text:span text:style-name="T145">, after which the filament was </text:span><text:span text:style-name="T146">gently and </text:span><text:span text:style-name="T145">quickly dipped in water to remove any </text:span><text:span text:style-name="T146">clumps of tissue</text:span><text:span text:style-name="T145">, and stored in individually-labeled </text:span><text:span text:style-name="T155">1.5 mL </text:span><text:span text:style-name="T145">Eppendorf tubes at -20</text:span><text:span text:style-name="T147"> °C </text:span><text:span text:style-name="T148">until they analyzed. <text:s/></text:span><text:span text:style-name="T149">During analysis, f</text:span><text:span text:style-name="T150">ilaments were placed on a depression microscope slide and covered with a glass slip, the slide placed atop a piece of black plastic that would later </text:span><text:span text:style-name="T155">serve</text:span><text:span text:style-name="T150"> as the control gray value. <text:s/></text:span><text:span text:style-name="T148">Each filament was photographed from the front and the back using a microscope with attached camera (</text:span><text:span text:style-name="T159">Olympus SZX12 Dissecting Microscope,</text:span><text:span text:style-name="T160"> 20 megapixel ImagingPlanet camera</text:span><text:span text:style-name="T148">). <text:s/>Photographed images were analyzed using freely available ImageJ software (http://rsb.info.nih.gov/ij/). <text:s/>This was accomplished by using the program to select the knot in each filament, along with an additional 0.2 mm on each side, then analyzing the selected area for its average gray value. <text:s/>Each selection was performed twice to assess the repeatability of this process </text:span><text:span text:style-name="T151">(</text:span><text:span text:style-name="T132">F</text:span><text:span text:style-name="T191">1</text:span><text:span text:style-name="T190">, </text:span><text:span text:style-name="T191">77</text:span><text:span text:style-name="T132"> = </text:span><text:span text:style-name="T133">1956.49</text:span><text:span text:style-name="T132">, P </text:span><text:span text:style-name="T133">&lt;</text:span><text:span text:style-name="T132"> 0.</text:span><text:span text:style-name="T133">0001, </text:span><text:span text:style-name="T135">R=</text:span><text:span text:style-name="T136">0.9990</text:span><text:span text:style-name="T153">). <text:s/>Darkness scores ranged from 0 </text:span><text:soft-page-break/><text:span text:style-name="T153">(completely black) to 215 (near-white). <text:s/></text:span><text:span text:style-name="T152">The </text:span><text:span text:style-name="T154">final encapsulation rating </text:span><text:span text:style-name="T152">for each </text:span><text:span text:style-name="T154">beetle</text:span><text:span text:style-name="T152"> </text:span><text:span text:style-name="T154">was calculated as the difference between the average gray value of the control and the </text:span><text:span text:style-name="T157">front and back </text:span><text:span text:style-name="T156">photographs </text:span><text:span text:style-name="T157">of each filament</text:span><text:span text:style-name="T154">.</text:span></text:p>
        <text:p text:style-name="P111"/>
        <text:p text:style-name="P134">Wild-Caught Beetles</text:p>
        <text:p text:style-name="P137">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326">decomposing</text:span> ground beef <text:span text:style-name="T405">to attract </text:span><text:span text:style-name="T218">Nicrohorus</text:span><text:span text:style-name="T264"> beetles. <text:s/>The traps were half-filled with </text:span><text:span text:style-name="T255">moist</text:span> peat <text:span text:style-name="T405">for beetles to hide in </text:span>and <text:span text:style-name="T405">avoid any desiccation.</text:span> <text:s/>Traps were placed in transects, approximately <text:span text:style-name="T326">ten meters</text:span> apart, and were checked on alternate days. <text:s/>Wild-caught beetles were brought back to the lab <text:span text:style-name="T304">the day they were collected. <text:s/>Once in the laboratory, the beetles</text:span> were <text:span text:style-name="T327">identified to sex, </text:span>weighed, <text:span text:style-name="T291">and </text:span>measured, <text:span text:style-name="T291">then placed in a container filled with moist peat and allowed to acclimate to insectary conditions for 24 hours. <text:s/>After resting, wild-caught beetles were weighed again and randomly assigned to be subjected </text:span>to a phenoloxidase and protein assay <text:span text:style-name="T291">or</text:span> <text:span text:style-name="T291">simulated </text:span>immune <text:span text:style-name="T327">challenge</text:span> <text:span text:style-name="T291">with a nylon monofilament</text:span>.</text:p>
        <text:p text:style-name="P111"/>
        <text:p text:style-name="P134">Statistics</text:p>
        <text:p text:style-name="P111"><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pan><text:span text:style-name="T72">including the main effects of starvation regime, sex, and their interaction</text:span><text:span text:style-name="T39">. <text:s/></text:span><text:span text:style-name="T72">To verify that equal start conditions </text:span><text:span text:style-name="T39">existed </text:span><text:span text:style-name="T72">among the treatments in regard to</text:span><text:span text:style-name="T39"> beetle age, body mass, elytra length, and body condition, </text:span><text:span text:style-name="T72">the effects of starvation regime, sex, and their interactions on these control variables were tested using a general linear model including starvatoin regime, sex, and their interaction. <text:s/>To achieve normality, b</text:span><text:span text:style-name="T39">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81">Results</text:p>
        <text:p text:style-name="P111"/>
        <text:p text:style-name="P173">Table 1. The effect of starvation on immune parameters in <text:span text:style-name="T216">Nicrophorus orbicollis</text:span> beetles</text:p>
        <table:table table:name="Table5" table:style-name="Table5">
          <table:table-column table:style-name="Table5.A"/>
          <table:table-column table:style-name="Table5.B"/>
          <table:table-column table:style-name="Table5.A"/>
          <table:table-column table:style-name="Table5.B"/>
          <table:table-column table:style-name="Table5.E" table:number-columns-repeated="2"/>
          <table:table-column table:style-name="Table5.G"/>
          <table:table-column table:style-name="Table5.H"/>
          <table:table-row>
            <table:table-cell table:style-name="Table5.A1" office:value-type="string">
              <text:p text:style-name="P276"/>
            </table:table-cell>
            <table:table-cell table:style-name="Table5.A1" office:value-type="string">
              <text:p text:style-name="P277"><text:span text:style-name="T491">Fed </text:span>Ad libitum <text:span text:style-name="T491">(N=79)</text:span></text:p>
            </table:table-cell>
            <table:table-cell table:style-name="Table5.A1" office:value-type="string">
              <text:p text:style-name="P277"><text:span text:style-name="T491">Fed </text:span>Every 2 Days <text:span text:style-name="T491">(N=73)</text:span></text:p>
            </table:table-cell>
            <table:table-cell table:style-name="Table5.A1" office:value-type="string">
              <text:p text:style-name="P277">No<text:span text:style-name="T491">t Fed</text:span> <text:span text:style-name="T491">(N=81)</text:span></text:p>
            </table:table-cell>
            <table:table-cell table:style-name="Table5.A1" office:value-type="string">
              <text:p text:style-name="P277">TLD 2011 <text:span text:style-name="T491">(N=35)</text:span></text:p>
            </table:table-cell>
            <table:table-cell table:style-name="Table5.A1" office:value-type="string">
              <text:p text:style-name="P277">WA. Co. 2011 <text:span text:style-name="T491">(N=28)</text:span></text:p>
            </table:table-cell>
            <table:table-cell table:style-name="Table5.A1" office:value-type="string">
              <text:p text:style-name="P277">F</text:p>
            </table:table-cell>
            <table:table-cell table:style-name="Table5.H1" office:value-type="string">
              <text:p text:style-name="P277">P</text:p>
            </table:table-cell>
          </table:table-row>
          <table:table-row>
            <table:table-cell table:style-name="Table5.A2" office:value-type="string">
              <text:p text:style-name="P277">Elytra <text:span text:style-name="T494">(mm)</text:span></text:p>
            </table:table-cell>
            <table:table-cell table:style-name="Table5.A2" office:value-type="string">
              <text:p text:style-name="P278">10.953±0.964</text:p>
            </table:table-cell>
            <table:table-cell table:style-name="Table5.A2" office:value-type="string">
              <text:p text:style-name="P278">10.812±0.961</text:p>
            </table:table-cell>
            <table:table-cell table:style-name="Table5.A2" office:value-type="string">
              <text:p text:style-name="P279">10.896±1.025</text:p>
            </table:table-cell>
            <table:table-cell table:style-name="Table5.A2" office:value-type="string">
              <text:p text:style-name="P279">11.831±0.646</text:p>
            </table:table-cell>
            <table:table-cell table:style-name="Table5.A2" office:value-type="string">
              <text:p text:style-name="P279">11.764±1.271</text:p>
            </table:table-cell>
            <table:table-cell table:style-name="Table5.A2" office:value-type="string">
              <text:p text:style-name="P279">(2, 221) 0.22</text:p>
            </table:table-cell>
            <table:table-cell table:style-name="Table5.H2" office:value-type="string">
              <text:p text:style-name="P276"><text:span text:style-name="T496">0</text:span>.<text:span text:style-name="T491">8027</text:span></text:p>
            </table:table-cell>
          </table:table-row>
          <table:table-row>
            <table:table-cell table:style-name="Table5.A2" office:value-type="string">
              <text:p text:style-name="P277">Age <text:span text:style-name="T494">(days)</text:span></text:p>
            </table:table-cell>
            <table:table-cell table:style-name="Table5.A2" office:value-type="string">
              <text:p text:style-name="P278">61.456±20.835</text:p>
            </table:table-cell>
            <table:table-cell table:style-name="Table5.A2" office:value-type="string">
              <text:p text:style-name="P278">59.959±24.649</text:p>
            </table:table-cell>
            <table:table-cell table:style-name="Table5.A2" office:value-type="string">
              <text:p text:style-name="P278">62.288±18.168</text:p>
            </table:table-cell>
            <table:table-cell table:style-name="Table5.A2" office:value-type="string">
              <text:p text:style-name="P279">NA</text:p>
            </table:table-cell>
            <table:table-cell table:style-name="Table5.A2" office:value-type="string">
              <text:p text:style-name="P279">NA</text:p>
            </table:table-cell>
            <table:table-cell table:style-name="Table5.A2" office:value-type="string">
              <text:p text:style-name="P282">(2, 221) 0.64</text:p>
            </table:table-cell>
            <table:table-cell table:style-name="Table5.H2" office:value-type="string">
              <text:p text:style-name="P282">0.5302</text:p>
            </table:table-cell>
          </table:table-row>
          <table:table-row>
            <table:table-cell table:style-name="Table5.A2" office:value-type="string">
              <text:p text:style-name="P277">Body Condition</text:p>
            </table:table-cell>
            <table:table-cell table:style-name="Table5.A2" office:value-type="string">
              <text:p text:style-name="P278">1.666±0.138</text:p>
            </table:table-cell>
            <table:table-cell table:style-name="Table5.A2" office:value-type="string">
              <text:p text:style-name="P278">1.578±0.139</text:p>
            </table:table-cell>
            <table:table-cell table:style-name="Table5.A2" office:value-type="string">
              <text:p text:style-name="P279">1.451±0.120</text:p>
            </table:table-cell>
            <table:table-cell table:style-name="Table5.A2" office:value-type="string">
              <text:p text:style-name="P279">1.364±0.117</text:p>
            </table:table-cell>
            <table:table-cell table:style-name="Table5.A2" office:value-type="string">
              <text:p text:style-name="P280">1.440<text:span text:style-name="T493">±</text:span><text:span text:style-name="T492">0.108</text:span></text:p>
            </table:table-cell>
            <table:table-cell table:style-name="Table5.A2" office:value-type="string">
              <text:p text:style-name="P281">(2, 221) 16.06</text:p>
            </table:table-cell>
            <table:table-cell table:style-name="Table5.H2" office:value-type="string">
              <text:p text:style-name="P287">&lt;0.0001</text:p>
            </table:table-cell>
          </table:table-row>
          <table:table-row>
            <table:table-cell table:style-name="Table5.A2" office:value-type="string">
              <text:p text:style-name="P277">Protein <text:span text:style-name="T494">(mg/ml)</text:span></text:p>
            </table:table-cell>
            <table:table-cell table:style-name="Table5.A2" office:value-type="string">
              <text:p text:style-name="P278">0.529±0.215 <text:span text:style-name="T491">(N=52)</text:span></text:p>
            </table:table-cell>
            <table:table-cell table:style-name="Table5.A2" office:value-type="string">
              <text:p text:style-name="P285"><text:span text:style-name="T491">0</text:span>.<text:span text:style-name="T491">417±0.219 (N=50)</text:span></text:p>
            </table:table-cell>
            <table:table-cell table:style-name="Table5.A2" office:value-type="string">
              <text:p text:style-name="P279">0.316±0.180 (N=54)</text:p>
            </table:table-cell>
            <table:table-cell table:style-name="Table5.A2" office:value-type="string">
              <text:p text:style-name="P279">0.150±0.032 (N=19)</text:p>
            </table:table-cell>
            <table:table-cell table:style-name="Table5.A2" office:value-type="string">
              <text:p text:style-name="P280">0.151<text:span text:style-name="T493">±</text:span><text:span text:style-name="T492">0.054 (N=17)</text:span></text:p>
            </table:table-cell>
            <table:table-cell table:style-name="Table5.A2" office:value-type="string">
              <text:p text:style-name="P282">(2, 150) 15.38</text:p>
            </table:table-cell>
            <table:table-cell table:style-name="Table5.H2" office:value-type="string">
              <text:p text:style-name="P288">&lt;0.0001</text:p>
            </table:table-cell>
          </table:table-row>
          <table:table-row>
            <table:table-cell table:style-name="Table5.A2" office:value-type="string">
              <text:p text:style-name="P277">PO <text:span text:style-name="T494">(abs/min)</text:span></text:p>
            </table:table-cell>
            <table:table-cell table:style-name="Table5.A2" office:value-type="string">
              <text:p text:style-name="P278">0.0137±0.009 <text:span text:style-name="T491">(N=52)</text:span></text:p>
            </table:table-cell>
            <table:table-cell table:style-name="Table5.A2" office:value-type="string">
              <text:p text:style-name="P279">0.0091±0.008 (N=50)</text:p>
            </table:table-cell>
            <table:table-cell table:style-name="Table5.A2" office:value-type="string">
              <text:p text:style-name="P279">0.0027±0.004 (N=54)</text:p>
            </table:table-cell>
            <table:table-cell table:style-name="Table5.A2" office:value-type="string">
              <text:p text:style-name="P279">0.0049±0.0059 (N=19)</text:p>
            </table:table-cell>
            <table:table-cell table:style-name="Table5.A2" office:value-type="string">
              <text:p text:style-name="P286">0.0024<text:span text:style-name="T493">±</text:span><text:span text:style-name="T492">0.0015 (N=17)</text:span></text:p>
            </table:table-cell>
            <table:table-cell table:style-name="Table5.A2" office:value-type="string">
              <text:p text:style-name="P283">(2, 150) 46.09</text:p>
            </table:table-cell>
            <table:table-cell table:style-name="Table5.H2" office:value-type="string">
              <text:p text:style-name="P288">&lt;0.0001</text:p>
            </table:table-cell>
          </table:table-row>
          <table:table-row>
            <table:table-cell table:style-name="Table5.A2" office:value-type="string">
              <text:p text:style-name="P277">Melanization Response <text:span text:style-name="T494">(AGV)</text:span></text:p>
            </table:table-cell>
            <table:table-cell table:style-name="Table5.A2" office:value-type="string">
              <text:p text:style-name="P278">106.82±34.99 <text:span text:style-name="T491">(N=27)</text:span></text:p>
            </table:table-cell>
            <table:table-cell table:style-name="Table5.A2" office:value-type="string">
              <text:p text:style-name="P279">135.63±32.26 (N=23)</text:p>
            </table:table-cell>
            <table:table-cell table:style-name="Table5.A2" office:value-type="string">
              <text:p text:style-name="P279">162.27±38.35 (N=27)</text:p>
            </table:table-cell>
            <table:table-cell table:style-name="Table5.A2" office:value-type="string">
              <text:p text:style-name="P279">132.32±54.42 (N=16)</text:p>
            </table:table-cell>
            <table:table-cell table:style-name="Table5.A2" office:value-type="string">
              <text:p text:style-name="P286">131.06<text:span text:style-name="T493">±</text:span><text:span text:style-name="T492">47.74 (N=11)</text:span></text:p>
            </table:table-cell>
            <table:table-cell table:style-name="Table5.A2" office:value-type="string">
              <text:p text:style-name="P284">(2, 149) 32.05</text:p>
            </table:table-cell>
            <table:table-cell table:style-name="Table5.H2" office:value-type="string">
              <text:p text:style-name="P284">&lt;0.0001</text:p>
            </table:table-cell>
          </table:table-row>
        </table:table>
        <text:p text:style-name="P289">Multivariate analysis, followed by univariate post hoc tests. Values are means ± s.d. <text:s/><text:span text:style-name="T496">Field-caught beetle data not included in statistical analyses.</text:span> <text:s/>AGV: average gray value, lower values indicate higher melanization.</text:p>
        <text:p text:style-name="P111"/>
        <text:p text:style-name="P134">Laboratory Experiments</text:p>
        <text:p text:style-name="P111"/>
        <text:p text:style-name="P111"><text:span text:style-name="T385">At the beginning of the experiment, there were no significant differences in age (F</text:span><text:span text:style-name="T296">2, 220</text:span><text:span text:style-name="T385"> = 0.64, P = 0.5302), </text:span><text:span text:style-name="T395">initial </text:span><text:span text:style-name="T385">body condition </text:span><text:bookmark-start text:name="__DdeLink__70_1493630556"/><text:span text:style-name="T385">(F</text:span><text:span text:style-name="T296">2, 221</text:span><text:span text:style-name="T385"> = 2.24, P = 0.1089)</text:span><text:bookmark-end text:name="__DdeLink__70_1493630556"/><text:span text:style-name="T385">, or elytra length (F</text:span><text:span text:style-name="T296">2, 221</text:span><text:span text:style-name="T385"> = 0.22, P = 0.8027) between beetles used in each of the </text:span><text:span text:style-name="T388">two experiments and </text:span><text:span text:style-name="T385">three treatments that were examined. <text:s/></text:span><text:span text:style-name="T392">Similarly, t</text:span><text:span text:style-name="T396">here were no significant interactions between factors.</text:span></text:p>
        <text:p text:style-name="P111"/>
        <text:p text:style-name="P138"><text:span text:style-name="T392">The starvation regime utilized in each treatment had a significant effect on t</text:span><text:span text:style-name="T385">he post-experimental condition of the beetles (F</text:span><text:span text:style-name="T299">2</text:span><text:span text:style-name="T296">, 221</text:span><text:span text:style-name="T385"> = </text:span><text:span text:style-name="T389">60.98</text:span><text:span text:style-name="T385">, P &lt; 0.0001). <text:s/>Beetles that had experienced longer durations of starvation were associated with lower body condition (Fig. 1). <text:s/>There was a significant difference found between the sexes (F</text:span><text:span text:style-name="T300">1</text:span><text:span text:style-name="T296">, 221</text:span><text:span text:style-name="T385"> = </text:span><text:span text:style-name="T389">6.</text:span><text:span text:style-name="T390">45</text:span><text:span text:style-name="T385">, P </text:span><text:span text:style-name="T390">=</text:span><text:span text:style-name="T385"> 0.0</text:span><text:span text:style-name="T390">118</text:span><text:span text:style-name="T385">), with males generally displaying better post-treatment body condition than females. <text:s/></text:span><text:span text:style-name="T393">No interactions between terms yielded significant results.</text:span></text:p>
        <text:p text:style-name="P142"><draw:frame draw:style-name="fr1" draw:name="Image5" text:anchor-type="paragraph" svg:width="5in" svg:height="3.4098in" draw:z-index="3"><draw:image xlink:href="Pictures/100000000000023A00000184B71F772CFC1B2553.jpg" xlink:type="simple" xlink:show="embed" xlink:actuate="onLoad"/></draw:frame></text:p>
        <text:p text:style-name="P258"><text:span text:style-name="T410">Figure 1. </text:span><text:span text:style-name="T319">Post body condition </text:span><text:span text:style-name="T323">of beetles</text:span><text:span text:style-name="T319">, differentiated by </text:span><text:soft-page-break/><text:span text:style-name="T319">experiment, treatment, and sex.</text:span></text:p>
        <text:p text:style-name="Standard"><text:span text:style-name="Default_20_Paragraph_20_Font"><text:span text:style-name="T471"/></text:span></text:p>
        <text:p text:style-name="P252"><text:span text:style-name="Default_20_Paragraph_20_Font"><text:span text:style-name="T476">Table </text:span></text:span><text:span text:style-name="Default_20_Paragraph_20_Font"><text:span text:style-name="T477">1</text:span></text:span><text:span text:style-name="Default_20_Paragraph_20_Font"><text:span text:style-name="T476">:</text:span></text:span><text:span text:style-name="Default_20_Paragraph_20_Font"><text:span text:style-name="T471"> The results of a general linear model analysis o</text:span></text:span><text:span text:style-name="Default_20_Paragraph_20_Font"><text:span text:style-name="T472">f the effect of starvation treatment on </text:span></text:span><text:span text:style-name="Default_20_Paragraph_20_Font"><text:span text:style-name="T473">post-experimental body condition in beetles</text:span></text:span></text:p>
        <text:p text:style-name="P249"><text:span text:style-name="Default_20_Paragraph_20_Font"><text:span text:style-name="T472"/></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95">Source</text:p>
            </table:table-cell>
            <table:table-cell table:style-name="Table1.B1" office:value-type="string">
              <text:p text:style-name="P211">DF</text:p>
            </table:table-cell>
            <table:table-cell table:style-name="Table1.B1" office:value-type="string">
              <text:p text:style-name="P211">SS</text:p>
            </table:table-cell>
            <table:table-cell table:style-name="Table1.B1" office:value-type="string">
              <text:p text:style-name="P211">MS</text:p>
            </table:table-cell>
            <table:table-cell table:style-name="Table1.B1" office:value-type="string">
              <text:p text:style-name="P242">F</text:p>
            </table:table-cell>
            <table:table-cell table:style-name="Table1.B1" office:value-type="string">
              <text:p text:style-name="P242">P</text:p>
            </table:table-cell>
          </table:table-row>
          <table:table-row>
            <table:table-cell table:style-name="Table1.A2" office:value-type="string">
              <text:p text:style-name="P266">Sex</text:p>
            </table:table-cell>
            <table:table-cell table:style-name="Table1.B2" office:value-type="string">
              <text:p text:style-name="P211">1</text:p>
            </table:table-cell>
            <table:table-cell table:style-name="Table1.B2" office:value-type="string">
              <text:p text:style-name="P196"><text:span text:style-name="T406">0</text:span>.<text:span text:style-name="T414">0859</text:span></text:p>
            </table:table-cell>
            <table:table-cell table:style-name="Table1.B2" office:value-type="string">
              <text:p text:style-name="P196"><text:span text:style-name="T406">0</text:span>.<text:span text:style-name="T414">0859</text:span></text:p>
            </table:table-cell>
            <table:table-cell table:style-name="Table1.B2" office:value-type="string">
              <text:p text:style-name="P227">6.45</text:p>
            </table:table-cell>
            <table:table-cell table:style-name="Table1.B2" office:value-type="string">
              <text:p text:style-name="P200">0.<text:span text:style-name="T408">0118</text:span></text:p>
            </table:table-cell>
          </table:table-row>
          <table:table-row>
            <table:table-cell table:style-name="Table1.A2" office:value-type="string">
              <text:p text:style-name="P266">Starvation treatment</text:p>
            </table:table-cell>
            <table:table-cell table:style-name="Table1.B2" office:value-type="string">
              <text:p text:style-name="P211">2</text:p>
            </table:table-cell>
            <table:table-cell table:style-name="Table1.B2" office:value-type="string">
              <text:p text:style-name="P228">1.6253</text:p>
            </table:table-cell>
            <table:table-cell table:style-name="Table1.B2" office:value-type="string">
              <text:p text:style-name="P231">0.<text:span text:style-name="T414">8</text:span>1<text:span text:style-name="T414">26</text:span></text:p>
            </table:table-cell>
            <table:table-cell table:style-name="Table1.B2" office:value-type="string">
              <text:p text:style-name="P227">60.98</text:p>
            </table:table-cell>
            <table:table-cell table:style-name="Table1.B2" office:value-type="string">
              <text:p text:style-name="P200">&lt; 0.0001</text:p>
            </table:table-cell>
          </table:table-row>
          <table:table-row>
            <table:table-cell table:style-name="Table1.A2" office:value-type="string">
              <text:p text:style-name="P274">Experiment type</text:p>
            </table:table-cell>
            <table:table-cell table:style-name="Table1.B2" office:value-type="string">
              <text:p text:style-name="P229">1</text:p>
            </table:table-cell>
            <table:table-cell table:style-name="Table1.B2" office:value-type="string">
              <text:p text:style-name="P228">0.9485</text:p>
            </table:table-cell>
            <table:table-cell table:style-name="Table1.B2" office:value-type="string">
              <text:p text:style-name="P228">0.9485</text:p>
            </table:table-cell>
            <table:table-cell table:style-name="Table1.B2" office:value-type="string">
              <text:p text:style-name="P227">71.17</text:p>
            </table:table-cell>
            <table:table-cell table:style-name="Table1.B2" office:value-type="string">
              <text:p text:style-name="P230">&lt; 0.0001</text:p>
            </table:table-cell>
          </table:table-row>
          <table:table-row table:style-name="Table1.5">
            <table:table-cell table:style-name="Table1.A2" office:value-type="string">
              <text:p text:style-name="P266">Sex x Starvation treatment</text:p>
            </table:table-cell>
            <table:table-cell table:style-name="Table1.B2" office:value-type="string">
              <text:p text:style-name="P211">2</text:p>
            </table:table-cell>
            <table:table-cell table:style-name="Table1.B2" office:value-type="string">
              <text:p text:style-name="P231">0.0<text:span text:style-name="T414">33</text:span>5</text:p>
            </table:table-cell>
            <table:table-cell table:style-name="Table1.B2" office:value-type="string">
              <text:p text:style-name="P231">0.0<text:span text:style-name="T414">167</text:span></text:p>
            </table:table-cell>
            <table:table-cell table:style-name="Table1.B2" office:value-type="string">
              <text:p text:style-name="P215"><text:span text:style-name="T414">1</text:span>.<text:span text:style-name="T414">26</text:span></text:p>
            </table:table-cell>
            <table:table-cell table:style-name="Table1.B2" office:value-type="string">
              <text:p text:style-name="P219">0.<text:span text:style-name="T414">2859</text:span></text:p>
            </table:table-cell>
          </table:table-row>
          <table:table-row table:style-name="Table1.5">
            <table:table-cell table:style-name="Table1.A2" office:value-type="string">
              <text:p text:style-name="P274">Sex x Experiment type</text:p>
            </table:table-cell>
            <table:table-cell table:style-name="Table1.B2" office:value-type="string">
              <text:p text:style-name="P229">1</text:p>
            </table:table-cell>
            <table:table-cell table:style-name="Table1.B2" office:value-type="string">
              <text:p text:style-name="P228">0.0000</text:p>
            </table:table-cell>
            <table:table-cell table:style-name="Table1.B2" office:value-type="string">
              <text:p text:style-name="P228">0.0000</text:p>
            </table:table-cell>
            <table:table-cell table:style-name="Table1.B2" office:value-type="string">
              <text:p text:style-name="P227">0.00</text:p>
            </table:table-cell>
            <table:table-cell table:style-name="Table1.B2" office:value-type="string">
              <text:p text:style-name="P219"><text:span text:style-name="T414">0</text:span>.<text:span text:style-name="T414">9783</text:span></text:p>
            </table:table-cell>
          </table:table-row>
          <table:table-row table:style-name="Table1.5">
            <table:table-cell table:style-name="Table1.A2" office:value-type="string">
              <text:p text:style-name="P274">Starv. Trtmnt x Exp. Type</text:p>
            </table:table-cell>
            <table:table-cell table:style-name="Table1.B2" office:value-type="string">
              <text:p text:style-name="P229">2</text:p>
            </table:table-cell>
            <table:table-cell table:style-name="Table1.B2" office:value-type="string">
              <text:p text:style-name="P228">0.0087</text:p>
            </table:table-cell>
            <table:table-cell table:style-name="Table1.B2" office:value-type="string">
              <text:p text:style-name="P228">0.0043</text:p>
            </table:table-cell>
            <table:table-cell table:style-name="Table1.B2" office:value-type="string">
              <text:p text:style-name="P227">0.33</text:p>
            </table:table-cell>
            <table:table-cell table:style-name="Table1.B2" office:value-type="string">
              <text:p text:style-name="P230">0.7214</text:p>
            </table:table-cell>
          </table:table-row>
          <table:table-row table:style-name="Table1.5">
            <table:table-cell table:style-name="Table1.A2" office:value-type="string">
              <text:p text:style-name="P274">Sex x Trt x Exp. Type</text:p>
            </table:table-cell>
            <table:table-cell table:style-name="Table1.B2" office:value-type="string">
              <text:p text:style-name="P229">2</text:p>
            </table:table-cell>
            <table:table-cell table:style-name="Table1.B2" office:value-type="string">
              <text:p text:style-name="P228">0.0537</text:p>
            </table:table-cell>
            <table:table-cell table:style-name="Table1.B2" office:value-type="string">
              <text:p text:style-name="P228">0.0265</text:p>
            </table:table-cell>
            <table:table-cell table:style-name="Table1.B2" office:value-type="string">
              <text:p text:style-name="P227">1.99</text:p>
            </table:table-cell>
            <table:table-cell table:style-name="Table1.B2" office:value-type="string">
              <text:p text:style-name="P230">0.1390</text:p>
            </table:table-cell>
          </table:table-row>
          <table:table-row table:style-name="Table1.9">
            <table:table-cell table:style-name="Table1.A2" office:value-type="string">
              <text:p text:style-name="P270">Error</text:p>
            </table:table-cell>
            <table:table-cell table:style-name="Table1.B2" office:value-type="string">
              <text:p text:style-name="P229">221</text:p>
            </table:table-cell>
            <table:table-cell table:style-name="Table1.B2" office:value-type="string">
              <text:p text:style-name="P231"><text:span text:style-name="T414">2</text:span>.<text:span text:style-name="T414">9453</text:span></text:p>
            </table:table-cell>
            <table:table-cell table:style-name="Table1.B2" office:value-type="string">
              <text:p text:style-name="P231">0.0<text:span text:style-name="T414">133</text:span></text:p>
            </table:table-cell>
            <table:table-cell table:style-name="Table1.B2" office:value-type="string">
              <text:p text:style-name="P204"/>
            </table:table-cell>
            <table:table-cell table:style-name="Table1.B2" office:value-type="string">
              <text:p text:style-name="P200"/>
            </table:table-cell>
          </table:table-row>
          <table:table-row>
            <table:table-cell table:style-name="Table1.A10" office:value-type="string">
              <text:p text:style-name="P266">Total</text:p>
            </table:table-cell>
            <table:table-cell table:style-name="Table1.B10" office:value-type="string">
              <text:p text:style-name="P229">232</text:p>
            </table:table-cell>
            <table:table-cell table:style-name="Table1.B10" office:value-type="string">
              <text:p text:style-name="P231">5.<text:span text:style-name="T414">9180</text:span></text:p>
            </table:table-cell>
            <table:table-cell table:style-name="Table1.B10" office:value-type="string">
              <text:p text:style-name="P223"/>
            </table:table-cell>
            <table:table-cell table:style-name="Table1.B10" office:value-type="string">
              <text:p text:style-name="P204"/>
            </table:table-cell>
            <table:table-cell table:style-name="Table1.B10" office:value-type="string">
              <text:p text:style-name="P200"/>
            </table:table-cell>
          </table:table-row>
        </table:table>
        <text:p text:style-name="P260"/>
        <text:p text:style-name="P161"><text:span text:style-name="T393">The duration of starvation had a significant effect on an experimental beetle’s hemolymph-based protein concentration </text:span><text:span text:style-name="T385">(F</text:span><text:span text:style-name="T298">5</text:span><text:span text:style-name="T296">, </text:span><text:span text:style-name="T297">15</text:span><text:span text:style-name="T298">0</text:span><text:span text:style-name="T385"> = </text:span><text:span text:style-name="T387">6.95</text:span><text:span text:style-name="T385">, P &lt; 0.0001). <text:s/></text:span><text:span text:style-name="T393">For experimental beetles, longer durations without food were associated with progressively lower concentrations of protein</text:span><text:span text:style-name="T385"> (F</text:span><text:span text:style-name="T296">2, </text:span><text:span text:style-name="T297">155</text:span><text:span text:style-name="T385"> = </text:span><text:span text:style-name="T386">15</text:span><text:span text:style-name="T385">.</text:span><text:span text:style-name="T386">38</text:span><text:span text:style-name="T385">, P &lt; 0.0001). <text:s/></text:span><text:span text:style-name="T396">There was no significant difference between beetles' sex </text:span><text:span text:style-name="T397">and </text:span><text:span text:style-name="T396">protein concentration, and there were no significant interactions between terms. <text:s/></text:span><text:span text:style-name="T398">Wild-caught beetles </text:span><text:span text:style-name="T399">had protein concentrations significantly lower than those involved with the three laboratory treatments (</text:span><text:span text:style-name="T404">still need to conduct this test</text:span><text:span text:style-name="T399">). <text:s/></text:span><text:span text:style-name="T400">The beetles from the two field sites did not have significantly different protein concentrations from each other (Scheffe test, P = 0.999).</text:span><text:span text:style-name="T396"> <text:s/></text:span><text:span text:style-name="T484">Do we need to a</text:span><text:span text:style-name="T485">dd </text:span><text:span text:style-name="T484">any additional </text:span><text:span text:style-name="T485">text about wild beetle results </text:span><text:span text:style-name="T486">and comparisons to lab results </text:span><text:span text:style-name="T484">after this?</text:span></text:p>
        <text:p text:style-name="P111"><draw:frame draw:style-name="fr1" draw:name="Image2" text:anchor-type="paragraph" svg:width="5in" svg:height="3.4in" draw:z-index="0"><draw:image xlink:href="Pictures/100000000000023A00000184A6047C058F38C21E.jpg" xlink:type="simple" xlink:show="embed" xlink:actuate="onLoad"/></draw:frame></text:p>
        <text:p text:style-name="P264"><text:span text:style-name="Default_20_Paragraph_20_Font"><text:span text:style-name="T410">Figure </text:span></text:span><text:span text:style-name="Default_20_Paragraph_20_Font"><text:span text:style-name="T411">2</text:span></text:span><text:span text:style-name="Default_20_Paragraph_20_Font"><text:span text:style-name="T410">. </text:span></text:span><text:span text:style-name="Default_20_Paragraph_20_Font"><text:span text:style-name="T319">P</text:span></text:span><text:span text:style-name="Default_20_Paragraph_20_Font"><text:span text:style-name="T320">rotein concentrations of males and females from three different treatment groups</text:span></text:span><text:span text:style-name="Default_20_Paragraph_20_Font"><text:span text:style-name="T319"> </text:span></text:span><text:span text:style-name="Default_20_Paragraph_20_Font"><text:span text:style-name="T324">and two field sites.</text:span></text:span></text:p>
        <text:p text:style-name="P261"><text:span text:style-name="Default_20_Paragraph_20_Font"><text:span text:style-name="T481"/></text:span></text:p>
        <text:p text:style-name="P253"><text:span text:style-name="Default_20_Paragraph_20_Font"><text:span text:style-name="T476">Table </text:span></text:span><text:span text:style-name="Default_20_Paragraph_20_Font"><text:span text:style-name="T478">2</text:span></text:span><text:span text:style-name="Default_20_Paragraph_20_Font"><text:span text:style-name="T476">:</text:span></text:span><text:span text:style-name="Default_20_Paragraph_20_Font"><text:span text:style-name="T471"> The results of a general linear model analysis o</text:span></text:span><text:span text:style-name="Default_20_Paragraph_20_Font"><text:span text:style-name="T472">f the effect of starvation treatment on </text:span></text:span><text:span text:style-name="Default_20_Paragraph_20_Font"><text:span text:style-name="T474">protein concentration in hemolymph</text:span></text:span></text:p>
        <text:p text:style-name="P246"><text:soft-page-break/><text:span text:style-name="Default_20_Paragraph_20_Font"><text:span text:style-name="T472"/></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08">Source</text:p>
            </table:table-cell>
            <table:table-cell table:style-name="Table3.B1" office:value-type="string">
              <text:p text:style-name="P212">DF</text:p>
            </table:table-cell>
            <table:table-cell table:style-name="Table3.B1" office:value-type="string">
              <text:p text:style-name="P212">SS</text:p>
            </table:table-cell>
            <table:table-cell table:style-name="Table3.B1" office:value-type="string">
              <text:p text:style-name="P212">MS</text:p>
            </table:table-cell>
            <table:table-cell table:style-name="Table3.B1" office:value-type="string">
              <text:p text:style-name="P243">F</text:p>
            </table:table-cell>
            <table:table-cell table:style-name="Table3.B1" office:value-type="string">
              <text:p text:style-name="P243">P</text:p>
            </table:table-cell>
          </table:table-row>
          <table:table-row>
            <table:table-cell table:style-name="Table3.A2" office:value-type="string">
              <text:p text:style-name="P267">Sex</text:p>
            </table:table-cell>
            <table:table-cell table:style-name="Table3.B2" office:value-type="string">
              <text:p text:style-name="P212">1</text:p>
            </table:table-cell>
            <table:table-cell table:style-name="Table3.B2" office:value-type="string">
              <text:p text:style-name="P197"><text:span text:style-name="T406">0</text:span>.<text:span text:style-name="T408">1039</text:span></text:p>
            </table:table-cell>
            <table:table-cell table:style-name="Table3.B2" office:value-type="string">
              <text:p text:style-name="P197"><text:span text:style-name="T406">0</text:span>.<text:span text:style-name="T408">1039</text:span></text:p>
            </table:table-cell>
            <table:table-cell table:style-name="Table3.B2" office:value-type="string">
              <text:p text:style-name="P234">3.83</text:p>
            </table:table-cell>
            <table:table-cell table:style-name="Table3.B2" office:value-type="string">
              <text:p text:style-name="P201">0.<text:span text:style-name="T408">0521</text:span></text:p>
            </table:table-cell>
          </table:table-row>
          <table:table-row>
            <table:table-cell table:style-name="Table3.A2" office:value-type="string">
              <text:p text:style-name="P267">Starvation treatment</text:p>
            </table:table-cell>
            <table:table-cell table:style-name="Table3.B2" office:value-type="string">
              <text:p text:style-name="P212">2</text:p>
            </table:table-cell>
            <table:table-cell table:style-name="Table3.B2" office:value-type="string">
              <text:p text:style-name="P232">0.8339</text:p>
            </table:table-cell>
            <table:table-cell table:style-name="Table3.B2" office:value-type="string">
              <text:p text:style-name="P232">0.4169</text:p>
            </table:table-cell>
            <table:table-cell table:style-name="Table3.B2" office:value-type="string">
              <text:p text:style-name="P234">15.38</text:p>
            </table:table-cell>
            <table:table-cell table:style-name="Table3.B2" office:value-type="string">
              <text:p text:style-name="P201">&lt; 0.0001</text:p>
            </table:table-cell>
          </table:table-row>
          <table:table-row table:style-name="Table3.4">
            <table:table-cell table:style-name="Table3.A2" office:value-type="string">
              <text:p text:style-name="P267">Sex x Starvation treatment</text:p>
            </table:table-cell>
            <table:table-cell table:style-name="Table3.B2" office:value-type="string">
              <text:p text:style-name="P212">2</text:p>
            </table:table-cell>
            <table:table-cell table:style-name="Table3.B2" office:value-type="string">
              <text:p text:style-name="P232">0.0045</text:p>
            </table:table-cell>
            <table:table-cell table:style-name="Table3.B2" office:value-type="string">
              <text:p text:style-name="P232">0.0022</text:p>
            </table:table-cell>
            <table:table-cell table:style-name="Table3.B2" office:value-type="string">
              <text:p text:style-name="P216"><text:span text:style-name="T408">0</text:span>.<text:span text:style-name="T408">08</text:span></text:p>
            </table:table-cell>
            <table:table-cell table:style-name="Table3.B2" office:value-type="string">
              <text:p text:style-name="P220">0.<text:span text:style-name="T408">9203</text:span></text:p>
            </table:table-cell>
          </table:table-row>
          <table:table-row table:style-name="Table3.5">
            <table:table-cell table:style-name="Table3.A2" office:value-type="string">
              <text:p text:style-name="P271">Error</text:p>
            </table:table-cell>
            <table:table-cell table:style-name="Table3.B2" office:value-type="string">
              <text:p text:style-name="P212">1<text:span text:style-name="T408">50</text:span></text:p>
            </table:table-cell>
            <table:table-cell table:style-name="Table3.B2" office:value-type="string">
              <text:p text:style-name="P232">4.0678</text:p>
            </table:table-cell>
            <table:table-cell table:style-name="Table3.B2" office:value-type="string">
              <text:p text:style-name="P232">0.0271</text:p>
            </table:table-cell>
            <table:table-cell table:style-name="Table3.B2" office:value-type="string">
              <text:p text:style-name="P205"/>
            </table:table-cell>
            <table:table-cell table:style-name="Table3.B2" office:value-type="string">
              <text:p text:style-name="P201"/>
            </table:table-cell>
          </table:table-row>
          <table:table-row>
            <table:table-cell table:style-name="Table3.A6" office:value-type="string">
              <text:p text:style-name="P267">Total</text:p>
            </table:table-cell>
            <table:table-cell table:style-name="Table3.B6" office:value-type="string">
              <text:p text:style-name="P212">155</text:p>
            </table:table-cell>
            <table:table-cell table:style-name="Table3.B6" office:value-type="string">
              <text:p text:style-name="P232">5.0108</text:p>
            </table:table-cell>
            <table:table-cell table:style-name="Table3.B6" office:value-type="string">
              <text:p text:style-name="P224"/>
            </table:table-cell>
            <table:table-cell table:style-name="Table3.B6" office:value-type="string">
              <text:p text:style-name="P205"/>
            </table:table-cell>
            <table:table-cell table:style-name="Table3.B6" office:value-type="string">
              <text:p text:style-name="P201"/>
            </table:table-cell>
          </table:table-row>
        </table:table>
        <text:p text:style-name="P263"/>
        <text:p text:style-name="P160"><text:span text:style-name="T394">The h</text:span><text:span text:style-name="T391">emolymph-based </text:span><text:span text:style-name="T394">conversion of </text:span><text:span text:style-name="T385">phenoloxidase to dopachrome </text:span><text:span text:style-name="T394">was significantly affected by the starvation treatment </text:span><text:span text:style-name="T385">(t = 19.26; d.f. = 5; P &lt; 0.0001), with longer durations of starvation being associated with lower conversion rates of phenoloxidase (t = 46.09; d.f. = 2; P &lt; 0.0001). <text:s/></text:span><text:span text:style-name="T396">There was no significant difference between the sexes, nor were there significant interactions between terms.</text:span></text:p>
        <text:p text:style-name="P141"/>
        <text:p text:style-name="P251"><text:span text:style-name="Default_20_Paragraph_20_Font"><text:span text:style-name="T476">Table </text:span></text:span><text:span text:style-name="Default_20_Paragraph_20_Font"><text:span text:style-name="T479">3</text:span></text:span><text:span text:style-name="Default_20_Paragraph_20_Font"><text:span text:style-name="T476">:</text:span></text:span><text:span text:style-name="Default_20_Paragraph_20_Font"><text:span text:style-name="T471"> The results of a general linear model analysis o</text:span></text:span><text:span text:style-name="Default_20_Paragraph_20_Font"><text:span text:style-name="T472">f the effect of starvation treatment on phenoloxidase</text:span></text:span></text:p>
        <text:p text:style-name="P248"><text:span text:style-name="Default_20_Paragraph_20_Font"><text:span text:style-name="T472"/></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09">Source</text:p>
            </table:table-cell>
            <table:table-cell table:style-name="Table2.B1" office:value-type="string">
              <text:p text:style-name="P213">DF</text:p>
            </table:table-cell>
            <table:table-cell table:style-name="Table2.B1" office:value-type="string">
              <text:p text:style-name="P213">SS</text:p>
            </table:table-cell>
            <table:table-cell table:style-name="Table2.B1" office:value-type="string">
              <text:p text:style-name="P213">MS</text:p>
            </table:table-cell>
            <table:table-cell table:style-name="Table2.B1" office:value-type="string">
              <text:p text:style-name="P244">F</text:p>
            </table:table-cell>
            <table:table-cell table:style-name="Table2.B1" office:value-type="string">
              <text:p text:style-name="P244">P</text:p>
            </table:table-cell>
          </table:table-row>
          <table:table-row>
            <table:table-cell table:style-name="Table2.A2" office:value-type="string">
              <text:p text:style-name="P268">Sex</text:p>
            </table:table-cell>
            <table:table-cell table:style-name="Table2.B2" office:value-type="string">
              <text:p text:style-name="P213">1</text:p>
            </table:table-cell>
            <table:table-cell table:style-name="Table2.B2" office:value-type="string">
              <text:p text:style-name="P198"><text:span text:style-name="T406">0</text:span>.<text:span text:style-name="T407">2709</text:span></text:p>
            </table:table-cell>
            <table:table-cell table:style-name="Table2.B2" office:value-type="string">
              <text:p text:style-name="P198"><text:span text:style-name="T406">0</text:span>.<text:span text:style-name="T407">2709</text:span></text:p>
            </table:table-cell>
            <table:table-cell table:style-name="Table2.B2" office:value-type="string">
              <text:p text:style-name="P206">0.<text:span text:style-name="T407">22</text:span></text:p>
            </table:table-cell>
            <table:table-cell table:style-name="Table2.B2" office:value-type="string">
              <text:p text:style-name="P202">0.<text:span text:style-name="T407">6372</text:span></text:p>
            </table:table-cell>
          </table:table-row>
          <table:table-row>
            <table:table-cell table:style-name="Table2.A2" office:value-type="string">
              <text:p text:style-name="P268">Starvation treatment</text:p>
            </table:table-cell>
            <table:table-cell table:style-name="Table2.B2" office:value-type="string">
              <text:p text:style-name="P213">2</text:p>
            </table:table-cell>
            <table:table-cell table:style-name="Table2.B2" office:value-type="string">
              <text:p text:style-name="P225"><text:span text:style-name="T407">77</text:span>.<text:span text:style-name="T407">7619</text:span></text:p>
            </table:table-cell>
            <table:table-cell table:style-name="Table2.B2" office:value-type="string">
              <text:p text:style-name="P235">38.8809</text:p>
            </table:table-cell>
            <table:table-cell table:style-name="Table2.B2" office:value-type="string">
              <text:p text:style-name="P206"><text:span text:style-name="T407">32</text:span>.<text:span text:style-name="T406">05</text:span></text:p>
            </table:table-cell>
            <table:table-cell table:style-name="Table2.B2" office:value-type="string">
              <text:p text:style-name="P202">&lt; 0.0001</text:p>
            </table:table-cell>
          </table:table-row>
          <table:table-row table:style-name="Table2.4">
            <table:table-cell table:style-name="Table2.A2" office:value-type="string">
              <text:p text:style-name="P275">Protein</text:p>
            </table:table-cell>
            <table:table-cell table:style-name="Table2.B2" office:value-type="string">
              <text:p text:style-name="P236">1</text:p>
            </table:table-cell>
            <table:table-cell table:style-name="Table2.B2" office:value-type="string">
              <text:p text:style-name="P235">6.6319</text:p>
            </table:table-cell>
            <table:table-cell table:style-name="Table2.B2" office:value-type="string">
              <text:p text:style-name="P235">6.6319</text:p>
            </table:table-cell>
            <table:table-cell table:style-name="Table2.B2" office:value-type="string">
              <text:p text:style-name="P237">5.47</text:p>
            </table:table-cell>
            <table:table-cell table:style-name="Table2.B2" office:value-type="string">
              <text:p text:style-name="P238">0.0207</text:p>
            </table:table-cell>
          </table:table-row>
          <table:table-row table:style-name="Table2.4">
            <table:table-cell table:style-name="Table2.A2" office:value-type="string">
              <text:p text:style-name="P268">Sex x Starvation treatment</text:p>
            </table:table-cell>
            <table:table-cell table:style-name="Table2.B2" office:value-type="string">
              <text:p text:style-name="P213">2</text:p>
            </table:table-cell>
            <table:table-cell table:style-name="Table2.B2" office:value-type="string">
              <text:p text:style-name="P235">5.0773</text:p>
            </table:table-cell>
            <table:table-cell table:style-name="Table2.B2" office:value-type="string">
              <text:p text:style-name="P225">2.5<text:span text:style-name="T407">386</text:span></text:p>
            </table:table-cell>
            <table:table-cell table:style-name="Table2.B2" office:value-type="string">
              <text:p text:style-name="P217">2.0<text:span text:style-name="T407">9</text:span></text:p>
            </table:table-cell>
            <table:table-cell table:style-name="Table2.B2" office:value-type="string">
              <text:p text:style-name="P221">0.1<text:span text:style-name="T408">270</text:span></text:p>
            </table:table-cell>
          </table:table-row>
          <table:table-row table:style-name="Table2.6">
            <table:table-cell table:style-name="Table2.A2" office:value-type="string">
              <text:p text:style-name="P272">Error</text:p>
            </table:table-cell>
            <table:table-cell table:style-name="Table2.B2" office:value-type="string">
              <text:p text:style-name="P213">1<text:span text:style-name="T407">49</text:span></text:p>
            </table:table-cell>
            <table:table-cell table:style-name="Table2.B2" office:value-type="string">
              <text:p text:style-name="P225">18<text:span text:style-name="T407">0</text:span>.<text:span text:style-name="T407">7530</text:span></text:p>
            </table:table-cell>
            <table:table-cell table:style-name="Table2.B2" office:value-type="string">
              <text:p text:style-name="P225">1.2<text:span text:style-name="T407">131</text:span></text:p>
            </table:table-cell>
            <table:table-cell table:style-name="Table2.B2" office:value-type="string">
              <text:p text:style-name="P206"/>
            </table:table-cell>
            <table:table-cell table:style-name="Table2.B2" office:value-type="string">
              <text:p text:style-name="P202"/>
            </table:table-cell>
          </table:table-row>
          <table:table-row>
            <table:table-cell table:style-name="Table2.A7" office:value-type="string">
              <text:p text:style-name="P268">Total</text:p>
            </table:table-cell>
            <table:table-cell table:style-name="Table2.B7" office:value-type="string">
              <text:p text:style-name="P213">155</text:p>
            </table:table-cell>
            <table:table-cell table:style-name="Table2.B7" office:value-type="string">
              <text:p text:style-name="P225">307.6736</text:p>
            </table:table-cell>
            <table:table-cell table:style-name="Table2.B7" office:value-type="string">
              <text:p text:style-name="P225"/>
            </table:table-cell>
            <table:table-cell table:style-name="Table2.B7" office:value-type="string">
              <text:p text:style-name="P206"/>
            </table:table-cell>
            <table:table-cell table:style-name="Table2.B7" office:value-type="string">
              <text:p text:style-name="P202"/>
            </table:table-cell>
          </table:table-row>
        </table:table>
        <text:p text:style-name="P143"/>
        <text:p text:style-name="P262"><draw:frame draw:style-name="fr1" draw:name="Image3" text:anchor-type="paragraph" svg:width="5in" svg:height="3.1402in" draw:z-index="1"><draw:image xlink:href="Pictures/100000000000023A00000184F3A27E8FA743FD9E.jpg" xlink:type="simple" xlink:show="embed" xlink:actuate="onLoad"/></draw:frame><text:span text:style-name="T410">Figure </text:span><text:span text:style-name="T412">3</text:span><text:span text:style-name="T410">. </text:span><text:span text:style-name="T319">P</text:span><text:span text:style-name="T321">henoloxidase</text:span><text:span text:style-name="T320"> </text:span><text:span text:style-name="T321">absorbance rates</text:span><text:span text:style-name="T320"> of males and females from three different treatment groups</text:span><text:span text:style-name="T319">.</text:span></text:p>
        <text:p text:style-name="P143"/>
        <text:p text:style-name="P140"><text:span text:style-name="T385">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96">There was no significant difference found between beetles' sex, nor were </text:span><text:soft-page-break/><text:span text:style-name="T396">there significant ineractions between terms.</text:span></text:p>
        <text:p text:style-name="P247"><text:span text:style-name="Default_20_Paragraph_20_Font"><text:span text:style-name="T476"/></text:span></text:p>
        <text:p text:style-name="P254"><text:span text:style-name="Default_20_Paragraph_20_Font"><text:span text:style-name="T476">Table </text:span></text:span><text:span text:style-name="Default_20_Paragraph_20_Font"><text:span text:style-name="T480">4</text:span></text:span><text:span text:style-name="Default_20_Paragraph_20_Font"><text:span text:style-name="T476">:</text:span></text:span><text:span text:style-name="Default_20_Paragraph_20_Font"><text:span text:style-name="T471"> The results of a general linear model analysis o</text:span></text:span><text:span text:style-name="Default_20_Paragraph_20_Font"><text:span text:style-name="T472">f the effect of starvation treatment on </text:span></text:span><text:span text:style-name="Default_20_Paragraph_20_Font"><text:span text:style-name="T475">encapsulation (melanization) of a nylon monofilament</text:span></text:span></text:p>
        <text:p text:style-name="P250"/>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10">Source</text:p>
            </table:table-cell>
            <table:table-cell table:style-name="Table4.B1" office:value-type="string">
              <text:p text:style-name="P214">DF</text:p>
            </table:table-cell>
            <table:table-cell table:style-name="Table4.B1" office:value-type="string">
              <text:p text:style-name="P214">SS</text:p>
            </table:table-cell>
            <table:table-cell table:style-name="Table4.B1" office:value-type="string">
              <text:p text:style-name="P214">MS</text:p>
            </table:table-cell>
            <table:table-cell table:style-name="Table4.B1" office:value-type="string">
              <text:p text:style-name="P245">F</text:p>
            </table:table-cell>
            <table:table-cell table:style-name="Table4.B1" office:value-type="string">
              <text:p text:style-name="P245">P</text:p>
            </table:table-cell>
          </table:table-row>
          <table:table-row>
            <table:table-cell table:style-name="Table4.A2" office:value-type="string">
              <text:p text:style-name="P269">Sex</text:p>
            </table:table-cell>
            <table:table-cell table:style-name="Table4.B2" office:value-type="string">
              <text:p text:style-name="P214">1</text:p>
            </table:table-cell>
            <table:table-cell table:style-name="Table4.B2" office:value-type="string">
              <text:p text:style-name="P199"><text:span text:style-name="T406">0</text:span>.<text:span text:style-name="T409">0005</text:span></text:p>
            </table:table-cell>
            <table:table-cell table:style-name="Table4.B2" office:value-type="string">
              <text:p text:style-name="P199"><text:span text:style-name="T406">0</text:span>.<text:span text:style-name="T409">0005</text:span></text:p>
            </table:table-cell>
            <table:table-cell table:style-name="Table4.B2" office:value-type="string">
              <text:p text:style-name="P239">0.01</text:p>
            </table:table-cell>
            <table:table-cell table:style-name="Table4.B2" office:value-type="string">
              <text:p text:style-name="P203">0.<text:span text:style-name="T409">9329</text:span></text:p>
            </table:table-cell>
          </table:table-row>
          <table:table-row>
            <table:table-cell table:style-name="Table4.A2" office:value-type="string">
              <text:p text:style-name="P269">Starvation treatment</text:p>
            </table:table-cell>
            <table:table-cell table:style-name="Table4.B2" office:value-type="string">
              <text:p text:style-name="P214">2</text:p>
            </table:table-cell>
            <table:table-cell table:style-name="Table4.B2" office:value-type="string">
              <text:p text:style-name="P240">2.5612</text:p>
            </table:table-cell>
            <table:table-cell table:style-name="Table4.B2" office:value-type="string">
              <text:p text:style-name="P240">1.2806</text:p>
            </table:table-cell>
            <table:table-cell table:style-name="Table4.B2" office:value-type="string">
              <text:p text:style-name="P239">16.31</text:p>
            </table:table-cell>
            <table:table-cell table:style-name="Table4.B2" office:value-type="string">
              <text:p text:style-name="P203">&lt; 0.0001</text:p>
            </table:table-cell>
          </table:table-row>
          <table:table-row table:style-name="Table4.4">
            <table:table-cell table:style-name="Table4.A2" office:value-type="string">
              <text:p text:style-name="P269">Sex x Starvation treatment</text:p>
            </table:table-cell>
            <table:table-cell table:style-name="Table4.B2" office:value-type="string">
              <text:p text:style-name="P214">2</text:p>
            </table:table-cell>
            <table:table-cell table:style-name="Table4.B2" office:value-type="string">
              <text:p text:style-name="P233">0.<text:span text:style-name="T409">1453</text:span></text:p>
            </table:table-cell>
            <table:table-cell table:style-name="Table4.B2" office:value-type="string">
              <text:p text:style-name="P233">0.0<text:span text:style-name="T409">726</text:span></text:p>
            </table:table-cell>
            <table:table-cell table:style-name="Table4.B2" office:value-type="string">
              <text:p text:style-name="P218"><text:span text:style-name="T408">0</text:span>.<text:span text:style-name="T409">93</text:span></text:p>
            </table:table-cell>
            <table:table-cell table:style-name="Table4.B2" office:value-type="string">
              <text:p text:style-name="P222">0.<text:span text:style-name="T409">4011</text:span></text:p>
            </table:table-cell>
          </table:table-row>
          <table:table-row table:style-name="Table4.5">
            <table:table-cell table:style-name="Table4.A2" office:value-type="string">
              <text:p text:style-name="P273">Error</text:p>
            </table:table-cell>
            <table:table-cell table:style-name="Table4.B2" office:value-type="string">
              <text:p text:style-name="P241">71</text:p>
            </table:table-cell>
            <table:table-cell table:style-name="Table4.B2" office:value-type="string">
              <text:p text:style-name="P240">5.5753</text:p>
            </table:table-cell>
            <table:table-cell table:style-name="Table4.B2" office:value-type="string">
              <text:p text:style-name="P233">0.<text:span text:style-name="T409">0785</text:span></text:p>
            </table:table-cell>
            <table:table-cell table:style-name="Table4.B2" office:value-type="string">
              <text:p text:style-name="P207"/>
            </table:table-cell>
            <table:table-cell table:style-name="Table4.B2" office:value-type="string">
              <text:p text:style-name="P203"/>
            </table:table-cell>
          </table:table-row>
          <table:table-row>
            <table:table-cell table:style-name="Table4.A6" office:value-type="string">
              <text:p text:style-name="P269">Total</text:p>
            </table:table-cell>
            <table:table-cell table:style-name="Table4.B6" office:value-type="string">
              <text:p text:style-name="P241">76</text:p>
            </table:table-cell>
            <table:table-cell table:style-name="Table4.B6" office:value-type="string">
              <text:p text:style-name="P240">8.3304</text:p>
            </table:table-cell>
            <table:table-cell table:style-name="Table4.B6" office:value-type="string">
              <text:p text:style-name="P226"/>
            </table:table-cell>
            <table:table-cell table:style-name="Table4.B6" office:value-type="string">
              <text:p text:style-name="P207"/>
            </table:table-cell>
            <table:table-cell table:style-name="Table4.B6" office:value-type="string">
              <text:p text:style-name="P203"/>
            </table:table-cell>
          </table:table-row>
        </table:table>
        <text:p text:style-name="P265"/>
        <text:p text:style-name="P259"><draw:frame draw:style-name="fr1" draw:name="Image1" text:anchor-type="paragraph" svg:width="5in" svg:height="3.4098in" draw:z-index="2"><draw:image xlink:href="Pictures/100000000000023A00000184A41F5B2E9BDF1BC4.jpg" xlink:type="simple" xlink:show="embed" xlink:actuate="onLoad"/></draw:frame><text:span text:style-name="T410">Figure </text:span><text:span text:style-name="T413">4</text:span><text:span text:style-name="T410">. </text:span><text:span text:style-name="T322">Melanization levels for males and females across the three experimental treatment groups. <text:s/>Lower average grey values indicate higher amounts of melanization.</text:span></text:p>
        <text:p text:style-name="P139"/>
        <text:p text:style-name="P111">Field Experiments</text:p>
        <text:p text:style-name="P111"><text:span text:style-name="T396">There was not a significant difference in elytra length between wild-caught populations of beetles, but there was a significant difference with regards to the sex of the beetles (t = 7.92; d.f. = 1; P &lt; 0.01) </text:span><text:span text:style-name="T401">(do we mention the trend of female beetles having larger elytra here, or let the eventual graph show this?)</text:span><text:span text:style-name="T396">. <text:s/>The populations of beetles had significant differences in body condition (t = 7.59; d.f. = 1; P &lt; 0.01) </text:span><text:span text:style-name="T401">(again, do we mention which population had the better body condition, or let this be evident in the graph?)</text:span></text:p>
        <text:p text:style-name="P111">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111"/>
        <text:p text:style-name="P111">Questions:</text:p>
        <text:p text:style-name="P111">-Where do we discuss how body condition was calculated?</text:p>
        <text:p text:style-name="P111">-Where do we mention that protein was used as a covariate in PO analysis?</text:p>
        <text:p text:style-name="P111"><text:soft-page-break/>-<text:span text:style-name="T308">Where do we discuss repeatability? <text:s/>Do we need to discuss the calculations used for it?</text:span></text:p>
        <text:p text:style-name="P111"/>
        <text:p text:style-name="P111">There are three aspects of the starvation regime that are notable. <text:s/>First, this regimen had a significant effect on the conversion <text:span text:style-name="T384">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402">was also significant</text:span><text:span text:style-name="T384"> (t = 6.95; d.f. = 5; P &lt; 0.0001), with longer durations of starvation being associated with progressively lower concentrations of protein (t = 15.38; d.f. = 2; P &lt; 0.0001). <text:s/></text:span><text:span text:style-name="T402">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403">T</text:span><text:span text:style-name="T402">here was no significant difference between the sexes, nor were there significant interactions between terms </text:span><text:span text:style-name="T403">f</text:span><text:span text:style-name="T402">or all of these three aspects.</text:span></text:p>
        <text:p text:style-name="P144"/>
        <text:p text:style-name="P144"/>
        <text:p text:style-name="P101">Discussio<text:span text:style-name="T497">n</text:span></text:p>
        <text:p text:style-name="P101"/>
        <text:p text:style-name="P118">In this study, we investigated the <text:span text:style-name="T417">influence</text:span> of starvation on immunity in male and female burying beetles, <text:span text:style-name="T216">N. orbicollis</text:span><text:span text:style-name="T255">, and compared our </text:span><text:span text:style-name="T274">laboratory data to that gathered from field-caught beetles</text:span><text:span text:style-name="T255"> to ascertain the relevance of our findings. <text:s/>We found clear </text:span><text:span text:style-name="T265">impacts </text:span><text:span text:style-name="T266">of starvation on individual immunity, </text:span><text:span text:style-name="T269">with</text:span><text:span text:style-name="T266"> beetles that had </text:span><text:span text:style-name="T268">experienced several days of reduced</text:span><text:span text:style-name="T266"> </text:span><text:span text:style-name="T269">food intake having</text:span><text:span text:style-name="T266"> lower </text:span><text:span text:style-name="T268">concentrations of </text:span><text:span text:style-name="T266">protein and phenloxidase </text:span><text:span text:style-name="T268">in </text:span><text:span text:style-name="T269">their </text:span><text:span text:style-name="T268">hemolymph, </text:span><text:span text:style-name="T269">as well as</text:span><text:span text:style-name="T266"> </text:span><text:span text:style-name="T268">decreased </text:span><text:span text:style-name="T277">ability to encapsulate</text:span><text:span text:style-name="T266"> </text:span><text:span text:style-name="T272">foreign object</text:span><text:span text:style-name="T274">s</text:span><text:span text:style-name="T266">. <text:s/></text:span><text:span text:style-name="T277">Male beetles maintained </text:span><text:span text:style-name="T278">better </text:span><text:span text:style-name="T277">body condition than females, but </text:span><text:span text:style-name="T278">there were no significant differences in immune parameters between the two sexes</text:span><text:span text:style-name="T277">. <text:s/></text:span><text:span text:style-name="T266">Field-caught beetles </text:span><text:span text:style-name="T278">of both sexes </text:span><text:span text:style-name="T266">had very low levels of protein and phenoloxidase, </text:span><text:span text:style-name="T281">comparable to severely starved laboratory beetles, while their encap</text:span><text:span text:style-name="T266">sulation rates, </text:span><text:span text:style-name="T281">however, generally corresponded to moderately starved laboratory beetles.</text:span><text:span text:style-name="T269"> <text:s/></text:span><text:span text:style-name="T270">This suggests that </text:span><text:span text:style-name="T279">our laboratory studies set ecologically appropriate periods of starvation for the beetles, as well as that </text:span><text:span text:style-name="T270">organisms </text:span><text:span text:style-name="T279">that</text:span><text:span text:style-name="T270"> feed on rare </text:span><text:span text:style-name="T273">or</text:span><text:span text:style-name="T270"> ephemeral </text:span><text:span text:style-name="T281">resources</text:span><text:span text:style-name="T270"> </text:span><text:span text:style-name="T274">are likely to </text:span><text:span text:style-name="T281">experience </text:span><text:span text:style-name="T270">with below optimal constitutive immunity </text:span><text:span text:style-name="T281">between encounters of food resources.</text:span></text:p>
        <text:p text:style-name="P128"/>
        <text:p text:style-name="P129">Body Condition</text:p>
        <text:p text:style-name="P121"><text:span text:style-name="T419">Male and female </text:span><text:span text:style-name="T220">N. orbicollis</text:span><text:span text:style-name="T271"> </text:span><text:span text:style-name="T281">maintained similar body conditions while receiving adequate nutrition, but diverged when starvation occurred. <text:s/>Starved male </text:span><text:span text:style-name="T244">N. orbicollis</text:span><text:span text:style-name="T282"> generally maintained their body condition and higher levels than females. <text:s/></text:span><text:span text:style-name="T271">This</text:span><text:span text:style-name="T255"> may be </text:span><text:span text:style-name="T267">due to physiological differences between the sexes in </text:span><text:span text:style-name="T219">Nicrophorus</text:span><text:span text:style-name="T267"> species. <text:s/></text:span><text:span text:style-name="T282">A</text:span><text:span text:style-name="T26">fter </text:span><text:span text:style-name="T44">eclosion, </text:span><text:span text:style-name="T73">female burying beetles begin to develop ovaries and eggs </text:span><text:span text:style-name="T26">(Scott and Traniello 1987, </text:span><text:span text:style-name="T62">Trumbo et al. 1995</text:span><text:span text:style-name="T26">), </text:span><text:span text:style-name="T73">but only develop them completely after they encounter carrion suitable for reproduction </text:span><text:span text:style-name="T26">(Scott and Traniello 1987, </text:span><text:span text:style-name="T62">Trumbo et al. 1995</text:span><text:span text:style-name="T26">). <text:s/></text:span><text:span text:style-name="T73">This may lead to continual</text:span><text:span text:style-name="T45"> </text:span><text:span text:style-name="T44">reproductive expenses </text:span><text:span text:style-name="T73">for females before the </text:span><text:span text:style-name="T61">initiation of an</text:span><text:span text:style-name="T45"> actual breeding attempt </text:span><text:span text:style-name="T61">(</text:span><text:span text:style-name="T62">Trumbo et al. 1995</text:span><text:span text:style-name="T61">)</text:span><text:span text:style-name="T45">. <text:s/></text:span><text:span text:style-name="T64">As the </text:span><text:span text:style-name="T46">beetles' primary food source, carrion, is generally </text:span><text:span text:style-name="T68">nutrient dense and </text:span><text:span text:style-name="T46">rich </text:span><text:span text:style-name="T66">in </text:span><text:span text:style-name="T73">energy</text:span><text:span text:style-name="T66"> </text:span><text:span text:style-name="T46">(Barton et al. 2013), </text:span><text:span text:style-name="T64">it is likely</text:span><text:span text:style-name="T47"> </text:span><text:span text:style-name="T64">that it </text:span><text:span text:style-name="T47">adequately support</text:span><text:span text:style-name="T64">s </text:span><text:span text:style-name="T70">the</text:span><text:span text:style-name="T47"> physiological needs </text:span><text:span text:style-name="T67">of either sex</text:span><text:span text:style-name="T47"> when available with some regularity. <text:s/></text:span><text:span text:style-name="T73">However, </text:span><text:span text:style-name="T104">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5">and gametic-</text:span><text:span text:style-name="T69">related</text:span><text:span text:style-name="T65"> biomass production is typically higher in females</text:span><text:span text:style-name="T49"> </text:span><text:span text:style-name="T65">(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69">relative to</text:span><text:span text:style-name="T50"> females. <text:s/></text:span><text:span text:style-name="T73">This interpretation is supported by the observation that starved female burying beetles take longer to lay eggs than well-fed females after finding </text:span><text:span text:style-name="T74">a carcass for reproduction </text:span><text:span text:style-name="T101">(</text:span><text:span text:style-name="T111">Trumbo and Xhihani 2015</text:span><text:span text:style-name="T115">).</text:span></text:p>
        <text:p text:style-name="P86"/>
        <text:p text:style-name="P120"><text:span text:style-name="T97">As carrion </text:span><text:span text:style-name="T98">that is </text:span><text:span text:style-name="T97">suitable for reproductive purposes is considered a </text:span><text:span text:style-name="T115">rare and</text:span><text:span text:style-name="T97"> unpredictable resource </text:span><text:soft-page-break/><text:span text:style-name="T97">(Scott 1998), it would not benefit females to </text:span><text:span text:style-name="T113">leave their ovaries completely undeveloped after eclosion </text:span><text:span text:style-name="T97">until an opportunity for reproduction occurred. <text:s/></text:span><text:span text:style-name="T113">Similarly, it would be disadvantageous to </text:span><text:span text:style-name="T97">cease </text:span><text:span text:style-name="T113">biological</text:span><text:span text:style-name="T99"> maintenance</text:span><text:span text:style-name="T97"> of their ovaries </text:span><text:span text:style-name="T99">and oocytes </text:span><text:span text:style-name="T113">if females experienced </text:span><text:span text:style-name="T114">one or more periods of starvation before finding reproductively suitable </text:span><text:span text:style-name="T115">carrion</text:span><text:span text:style-name="T97">. <text:s/></text:span><text:span text:style-name="T99">This is because such </text:span><text:span text:style-name="T100">behavior</text:span><text:span text:style-name="T97"> could result in a critical delay between discovering </text:span><text:span text:style-name="T115">carrion</text:span><text:span text:style-name="T97">,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87">Differences in responses and strategies to stressors, such as starvation, between sexes are well documented: females across many invertebrates and vertebrates have reduced body condition after periods of food limitation relative to males (Matsura 1981, Martin et al. 2007, Aggarwal 2014, Angelier et al. 2015). <text:s/>Restricted access to food triggers trade-offs between many different life history or physiological traits, including growth, immunity, and reproduction. <text:s/>This is particularly true when either of the sexes has higher developmental or maintenance costs (Dubiec et al. 2006).</text:p>
        <text:p text:style-name="P82"/>
        <text:p text:style-name="P103">Protein Concentration in Hemolymph</text:p>
        <text:p text:style-name="P293">Starvation <text:span text:style-name="T498">led </text:span>to decreased protein<text:span text:style-name="T428"> </text:span>concentrations in the hemolymph of <text:span text:style-name="T499">male and female burying beetles, which was not unexpected</text:span>. <text:s/><text:span text:style-name="T499">Burying beetles normally consume protein-rich foods, but in our experiments, two treatment groups experienced varying intensities of nutrient deprivation. <text:s/>As a result, these beetles received little to no new amounts of amino acids with which to maintain physiological processes or anatomical characters, including immunity. <text:s/>Amino acid-based antimicrobial compounds, such as cytotoxic or cell-lysing enzymes, represent a highly conserved innate immune response from invertebrates to vertebrates (Bulet, St</text:span><text:span text:style-name="T469">ö</text:span><text:span text:style-name="T428">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ary pressures.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better than those with lower protein concentrations (Povey et al. 2009, Adamo 2004). <text:s/></text:span><text:span text:style-name="T332">Therefore, </text:span><text:span text:style-name="T333">the </text:span><text:span text:style-name="T336">steady </text:span><text:span text:style-name="T333">decline in our</text:span><text:span text:style-name="T332"> experimental beetles' hemolymph protein concentration </text:span><text:span text:style-name="T377">as</text:span><text:span text:style-name="T366"> food deprivation increased </text:span><text:span text:style-name="T332">indicates that their immunity was likely compromised </text:span><text:span text:style-name="T351">in one or more ways</text:span><text:span text:style-name="T332">, </text:span><text:span text:style-name="T351">which is consistent with other insect studies examining immunity and food stress (Adamo et al. 2016)</text:span><text:span text:style-name="T332">.</text:span></text:p>
        <text:p text:style-name="P98"/>
        <text:p text:style-name="P104"><text:span text:style-name="T332">P</text:span><text:span text:style-name="T329">henoloxidase in Hemolymph</text:span></text:p>
        <text:p text:style-name="P292">Similar to protein <text:span text:style-name="T438">concentrations in hemolymph</text:span>, phenoloxidase <text:span text:style-name="T438">levels were</text:span> reduced when <text:span text:style-name="T430">beetles experienced </text:span>nutrient limitation. <text:s/><text:span text:style-name="T431">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text:span><text:span text:style-name="T370">The production and use of phenoloxidase during immune responses has been implicated in </text:span><text:span text:style-name="T371">several physiological </text:span><text:span text:style-name="T370">trade-offs, </text:span><text:span text:style-name="T371">such as altered</text:span><text:span text:style-name="T370"> development rates (Cotter et al 2008), reduced </text:span><text:span text:style-name="T371">fecundity or </text:span><text:span text:style-name="T370">offspring quality (Stahlschmidt et al. 2013, Moret and Schmid-Hempel 2001), self-harm (Sadd and Siva-Jothy 2006), and </text:span><text:span text:style-name="T371">reduced</text:span><text:span text:style-name="T370"> longevity (Schwarzenbach and Ward 2006). <text:s/></text:span><text:span text:style-name="T374">Pleiotropy </text:span><text:span text:style-name="T375">has caused indirect selection on melanin-</text:span><text:span text:style-name="T376">derived</text:span><text:span text:style-name="T375"> immunity, such as </text:span><text:soft-page-break/><text:span text:style-name="T375">phenoloxidase, in the cricket </text:span><text:span text:style-name="T252">Allonemobius socius</text:span><text:span text:style-name="T373">, </text:span><text:span text:style-name="T376">because</text:span><text:span text:style-name="T375"> there</text:span><text:span text:style-name="T372"> </text:span><text:span text:style-name="T375">is </text:span><text:span text:style-name="T373">direct thermal selection on </text:span><text:span text:style-name="T376">melanin-based </text:span><text:span text:style-name="T373">cuticle color</text:span><text:span text:style-name="T371"> </text:span><text:span text:style-name="T376">in this species </text:span><text:span text:style-name="T372">(Fedorka et al. 2013)</text:span><text:span text:style-name="T431">. <text:s/>As phenoloxidase production is partly dependent on the amount of amino acids and other nutrients consumed during feeding, it is not surprising that there were decreased levels of this enzyme in starved </text:span><text:span text:style-name="T222">Nicrophorus orbicollis</text:span><text:span text:style-name="T435"> beetles. <text:s/>Studies utilizing different insect groups have found similar phenoloxidase-reducing responses to starvation in coleopteran, orthopteran, and odonate groups (Siva-Jothy and Thompson 2002, Rantala et al. 2003, DeBlock and Stoks 2008, Adamo 2016), though another experiment noted an inverse response in a lepidopteran (Yang, Ruuhola, and Rantala 2007). <text:s/>This suggests the possibility that responses to starvation may not be consistent across insect orders due to evolved differences in responding to stress at the immune system level.</text:span></text:p>
        <text:p text:style-name="P25"/>
        <text:p text:style-name="P90">Schwarzenbach: <text:a xlink:type="simple" xlink:href="http://onlinelibrary.wiley.com/doi/10.1111/j.0014-3820.2006.tb00506.x/abstract" text:style-name="Internet_20_link" text:visited-style-name="Visited_20_Internet_20_Link">http://onlinelibrary.wiley.com/doi/10.1111/j.0014-3820.2006.tb00506.x/abstract</text:a></text:p>
        <text:p text:style-name="P90">moret: <text:a xlink:type="simple" xlink:href="http://www.nature.com/nature/journal/v414/n6863/abs/414506a.html" text:style-name="Internet_20_link" text:visited-style-name="Visited_20_Internet_20_Link">http://www.nature.com/nature/journal/v414/n6863/abs/414506a.html</text:a></text:p>
        <text:p text:style-name="P90">stahlschmidt: <text:a xlink:type="simple" xlink:href="http://onlinelibrary.wiley.com/doi/10.1111/1365-2435.12071/full" text:style-name="Internet_20_link" text:visited-style-name="Visited_20_Internet_20_Link">http://onlinelibrary.wiley.com/doi/10.1111/1365-2435.12071/full</text:a></text:p>
        <text:p text:style-name="P91">cotter: http://onlinelibrary.wiley.com/doi/10.1111/j.1420-9101.2008.01587.x/abstract</text:p>
        <text:p text:style-name="P25"/>
        <text:p text:style-name="P105">Encapsulation</text:p>
        <text:p text:style-name="P27"><text:span text:style-name="T504">A</text:span>dequate protein intake in insects is known to positively influence melanin production by <text:span text:style-name="T505">allowing for the maintenance of</text:span> a nitrogen pool that is suitable to be draw<text:span text:style-name="T442">n</text:span> from <text:span text:style-name="T426">(Lee, Simpson, and Wilson 2008). <text:s/>Therefore, the reduced encapsulation and melanization of the nylon monofilament in the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González-Santoyo and Córdoba-Aguila, 2011).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26">Anopheles stephensi</text:span><text:span text:style-name="T426"> (Koella and Sorensen 2002) and </text:span><text:span text:style-name="T227">Manduca sexta</text:span><text:span text:style-name="T443"> (Diamond and Kingslover 2011). <text:s/>Others, however, have found starvation lead to no significant differences from controls in melanization responses for </text:span><text:span text:style-name="T228">Tenebrio molitor</text:span><text:span text:style-name="T444"> (Siva-Jothy and Thompson 2002, Rantala et al. 2003), indicating that insect responses to starvation can be diverse at the immune system level (Adamo 2016).</text:span></text:p>
        <text:p text:style-name="P27"/>
        <text:p text:style-name="P106">Laboratory Beetles Versus Field-caught Beetles</text:p>
        <text:p text:style-name="P35"><text:span text:style-name="T453">This study included a field research component in order to establish a basic understanding of the general nutritional conditions that </text:span><text:span text:style-name="T234">Nicrophorus</text:span><text:span text:style-name="T453"> beetles experience in natural settings, and to verify that our laboratory beetles were subjected to biologically relevant levels of nutrient deprivation. <text:s/>B</text:span>eetles from <text:span text:style-name="T451">surveyed</text:span> field populations <text:span text:style-name="T451">were had body condition levels most similar to laboratory beetles undergoing moderate to total starvation: no field-caught beetles were in a condition equivalent to laboratory beetles fed </text:span><text:span text:style-name="T229">ab-libitum</text:span><text:span text:style-name="T446">. <text:s/>This provides new evidence that carrion is a rare, ephemeral, and contested resource for these beetles, as previously suggested (Wilson et al. 1984, Trumbo 1990, Scott 1998, Smith 2001). <text:s/>Protein concentrations in the hemolymph of field-caught </text:span><text:span text:style-name="T245">N. </text:span><text:span text:style-name="T506">orbicollis were at or below levels of laboratory beetles that were undergoing total starvation, further suggesting that </text:span><text:span text:style-name="T230">Nicrophorus</text:span><text:span text:style-name="T447"> beetles in field settings experience periods of time where protein-rich carrion availability is very low. <text:s/>Starvation frequency and duration are known to vary widely among organisms in the wild, resulting in many different adaptations and responses to periods of less-than-optimal feeding (McCue 2010). <text:s/>Reduced protein concentrations are a common response across many different organisms experiencing extended starvation. <text:s/>Blood protein levels in wild populations of vertebrates can be low, relative to amply fed individuals, due to reduced availability or quality of food (Sinclair et al. 1982; </text:span><text:soft-page-break/><text:span text:style-name="T447">Torbit et al. 1985; Seewagen et al. 2016), which can lead to starvation, catabolism, and gluconeogenesis in extreme cases (McCue 2010). <text:s/>Wild populations of invertebrates are known to experience periods of less than adequate food intake as well, resulting in decreased protein content in hemolymph (Gu et al. 1996; Yang et al. 2007). <text:s/>Although exceptions are known to exist (McCue 2010), organisms that are experiencing starvation have reduced circulating protein levels unless catabolism occurs, which may break down previously stored proteins for energy.</text:span></text:p>
        <text:p text:style-name="P35"/>
        <text:p text:style-name="P95"><text:span text:style-name="T507">Field</text:span>-caught <text:span text:style-name="T216">N. orbicollis</text:span> beetles <text:span text:style-name="T458">largely exhibited similar phenoloxidase levels as experimental beetles experiencing near-total to total starvation. <text:s/>At our second field site, both male and female beetles had higher phenoloxidase levels than those at the first site, despite having similar concentrations of protein in their hemolymph. <text:s/>These phenoloxidase levels were still within the general pattern of wild beetles existing in a near-starvation paradigm, nor were there significant differences in this immune parameter between the two field sites. <text:s/>The difference may arise from any number of factors, but the most likely explanations include the beetles recently competing and fighting to gain access to carcasses at the second field site, which is known to cause higher phenoloxidase levels in burying beetles (Steiger et al. 2011) and other species (Brunner et al. 2014). <text:s/>Alternatively, there exists the possibility of parasites or pathogens at the second field site, as parasitic infections have been found to raise phenoloxidase activity in other species (Angelica Avila-Villa 2012, Gonzalez-Tokman 2011).</text:span></text:p>
        <text:p text:style-name="P35"/>
        <text:p text:style-name="P89">The melanization response of beetles from field sites was significantly greater than expected, <text:span text:style-name="T464">relative to the </text:span>protein and phenoloxidase <text:span text:style-name="T464">results</text:span>. <text:s/>Males and females generally had melanization responses similar to experimental beetles that were <text:span text:style-name="T507">in the treatment groups being </text:span>fed <text:span text:style-name="T507">twice per week and </text:span><text:span text:style-name="T246">ad libitum</text:span>. <text:s/><text:span text:style-name="T464">A single</text:span> population of females at one field site did not follow this pattern, having instead a melanization response more <text:span text:style-name="T507">similar to</text:span> with experimental females who had been starved during the treatment period. <text:s/><text:span text:style-name="T459">This unexpectedly higher level of melanization, relative to the other immune parameters tested, may potentially be attributable to the beetles’ reproductive status. <text:s/></text:span><text:span text:style-name="T501">Steiger et al. 2011 showed that </text:span><text:span text:style-name="T253">N. orbicollis</text:span><text:span text:style-name="T502"> maintains an elevated melanization response during, and for some time after, a reproductive attempt, and suggested that </text:span><text:span text:style-name="T254">N. orbicollis</text:span><text:span text:style-name="T503"> maintains encapsulation and melanization responses during periods of stress, such as reproduction, due to the possibility of continued fierce competition with others for the carcass. <text:s/>These competitive bouts may result in the loss of appendages and require melanization to seal these wounds.</text:span><text:span text:style-name="T367"> <text:s/></text:span><text:span text:style-name="T368">The threat of competition and injury only decreases gradually over time as the larvae consume the carcass (</text:span><text:span text:style-name="T369">Trumbo 2006</text:span><text:span text:style-name="T368">), such that parent beetles need to maintain a robust melanization and encapsulation response during the majority of the time the larvae are feeding from the carcass. <text:s/></text:span><text:span text:style-name="T460">The beetles captured from our field sites may have recently emerged from reproductive bout, which could explain their heightened melanization response, relative to starved laboratory beetles. <text:s/>Conditions may have differed somewhat between our two field sites, such that females from the location with lower melanization were still reproducing, so that we largely captured females that were not recently involved in reproduction. <text:s/>During reproduction, males may remain on the carcass for shorter lengths of time than females (Scott 1998), which may explain why males captured at this site were found to have still-elevated melanization responses, similar to both sexes of </text:span><text:span text:style-name="T236">N. orbicollis</text:span><text:span text:style-name="T461"> at the alternate field site.</text:span></text:p>
        <text:p text:style-name="P37"/>
        <text:p text:style-name="P38"><text:span text:style-name="T508">T</text:span>h<text:span text:style-name="T467">is study demonstrates the</text:span> continued importance and relevance of comparing <text:span text:style-name="T467">results from </text:span>laboratory-based <text:span text:style-name="T509">work</text:span> to <text:span text:style-name="T467">those</text:span> obtained <text:span text:style-name="T467">in</text:span> field <text:span text:style-name="T466">settings</text:span> to arrive at meaningful conclusions regarding what <text:span text:style-name="T467">wild-type </text:span>organisms likely experienc<text:span text:style-name="T467">e</text:span>. <text:s/><text:span text:style-name="T465">While we assume that our work is generally representative of what wild </text:span><text:span text:style-name="T237">N. orbicollis</text:span><text:span text:style-name="T467"> beetles experience, future efforts can enhance this knowledge by collecting more samples throughout the entire period the beetles are active, as well as across multiple years, in order to arrive at a more comprehensive understanding of </text:span><text:span text:style-name="T237">Nicrophorus</text:span><text:span text:style-name="T467"> feeding habits and immune status over time. <text:s/>While it is not possible to trap all beetles at a field site for sampling, repeated attempts will yield </text:span><text:soft-page-break/><text:span text:style-name="T467">more data points, which over time guarantee that beetles of varying body conditions and starvation status will be obtained. <text:s/>We could not take into account the reproductive status, phoretic mite or nematode load that field-caught beetles were carrying, as to do so would have stressed them far beyond the degree that our laboratory beetles were. <text:s/>Additional studies need to qualify and quantify actual bacteria and parasites associated with </text:span><text:span text:style-name="T238">Nicrophorus</text:span><text:span text:style-name="T468"> species on carcasses in the wild, in order to gain a more accurate understanding of these threats, and their degree of exposure, experienced by these beetles in non-laboratory settings.</text:span></text:p>
        <text:p text:style-name="P28"/>
        <text:p text:style-name="P107">Conclusion</text:p>
        <text:p text:style-name="P42"><text:span text:style-name="T463">O</text:span>ur study <text:span text:style-name="T509">shows</text:span> that as <text:span text:style-name="T232">N. orbicollis</text:span><text:span text:style-name="T451"> </text:span>beetles <text:span text:style-name="T445">experience longer durations of starvation during non-reproductive periods, both sexes alter the functioning of their immune system by reducing constitutive and inducible immune responses. <text:s/>These shifts indicate an evolutionarily selected reprioritization suited for survival on rare, ephemeral food. <text:s/>Using our laboratory-based results for comparison with field-caught beetles indicates that these insects do encounter periods of nutrient deprivation in their natural environment, which affects their body condition and immune responses. <text:s/>When combined, the data from our research demonstrates that organisms in the wild specializing on rare and ephemeral resources have less than optimal immune system function. <text:s/>This study also shows that our experimental starvation treatments were within the range of conditions experienced by these beetles in the wild. <text:s/>Our work suggests that laboratory studies benefit from the use of related field research to discern patterns and implications that might be unrecognized in the laboratory, and also lends support to the theory that insect responses to starvation are quite diverse at the immune system level (Adamo 2016).</text:span></text:p>
        <text:p text:style-name="P42"/>
        <text:p text:style-name="P83"><text:span text:style-name="T498">Concluding sentence from an old version of the discussion: In burying beetles, starvation results in delayed time between finding a carcass for reproduction and actual egg-laying (Trumbo and Xhihani 2015), suggesting that female </text:span><text:span text:style-name="T221">N. orbicollis</text:span><text:span text:style-name="T422"> may have higher physiological costs than males.</text:span></text:p>
        <text:p text:style-name="P18"/>
        <text:p text:style-name="P84">Final sentences comparing other Nicrophorus research (Steiger &amp; Reavey) from “protein concentration in hemolymph” section: <text:span text:style-name="T337">Previous studies using this species of beetle to gauge the effects of parental care-related stress on immunity </text:span><text:span text:style-name="T341">found</text:span><text:span text:style-name="T337"> no differences in concentrations of hemolymph-based </text:span><text:span text:style-name="T338">ly</text:span><text:span text:style-name="T341">tic</text:span><text:span text:style-name="T338"> enzymes</text:span><text:span text:style-name="T337"> </text:span><text:span text:style-name="T342">between beetles giving different levels of parental care</text:span><text:span text:style-name="T337"> (Steiger et al. 2011). <text:s/></text:span><text:span text:style-name="T338">Differences between </text:span><text:span text:style-name="T343">these studies</text:span><text:span text:style-name="T338"> </text:span><text:span text:style-name="T348">are</text:span><text:span text:style-name="T338"> likely due to the </text:span><text:span text:style-name="T343">controlled</text:span><text:span text:style-name="T338"> starvation treatments our beetles endured, wh</text:span><text:span text:style-name="T343">ile</text:span><text:span text:style-name="T338"> the previous experiment</text:span><text:span text:style-name="T339">'</text:span><text:span text:style-name="T338">s beetles were free to </text:span><text:span text:style-name="T343">consume</text:span><text:span text:style-name="T338"> </text:span><text:span text:style-name="T343">some amount of </text:span><text:span text:style-name="T339">the </text:span><text:span text:style-name="T343">brood </text:span><text:span text:style-name="T339">carcass or the larvae being reared, both protein-rich resources.</text:span><text:span text:style-name="T340"> <text:s/></text:span><text:span text:style-name="T344">B</text:span><text:span text:style-name="T339">eetles in this study were </text:span><text:span text:style-name="T344">also </text:span><text:span text:style-name="T339">not </text:span><text:span text:style-name="T344">engaged in reproduction, which is known to change hormonal </text:span><text:span text:style-name="T345">titers, </text:span><text:span text:style-name="T346">metabolism, and body mass</text:span><text:span text:style-name="T345"> (Trumbo and Rauter 2014, Trumbo and Robinon 2004), </text:span><text:span text:style-name="T347">and </text:span><text:span text:style-name="T348">likely impacts protein concentrations </text:span><text:span text:style-name="T349">and immune enzymes</text:span><text:span text:style-name="T348"> in hemolymph</text:span><text:span text:style-name="T345">. <text:s/></text:span><text:span text:style-name="T349">This study also </text:span><text:span text:style-name="T348">quantified</text:span><text:span text:style-name="T340"> total protein content in hemolymph, </text:span><text:span text:style-name="T348">while the previous study </text:span><text:span text:style-name="T365">only</text:span><text:span text:style-name="T348"> </text:span><text:span text:style-name="T349">examined lysozyme-like enzymes based upon lytic activity in the hemolymph.</text:span></text:p>
        <text:p text:style-name="P23"/>
        <text:p text:style-name="P85">Final sentences comparing other Nicrophorus research (Steiger &amp; Reavey) from “phenoloxidase in hemolymph” section: <text:span text:style-name="T435"><text:s text:c="2"/>Previous studies using </text:span><text:span text:style-name="T223">Nicrophorus</text:span><text:span text:style-name="T436"> beetles offer conflicting results for comparative purposes. <text:s/>An experiment using </text:span><text:span text:style-name="T224">N. orbicollis </text:span><text:span text:style-name="T436">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52">In contrast, </text:span><text:span text:style-name="T355">a study involving </text:span><text:span text:style-name="T356">reproducing</text:span><text:span text:style-name="T355"> </text:span><text:span text:style-name="T248">N. vespilloides </text:span><text:span text:style-name="T352">concluded that constitutive phenoloxidase was suppressed </text:span><text:span text:style-name="T356">during</text:span><text:span text:style-name="T352"> breeding </text:span><text:span text:style-name="T356">(</text:span><text:span text:style-name="T352">Reavey et al. 2014). <text:s/></text:span><text:span text:style-name="T359">The two experiments cannot be easily compared, as they used </text:span><text:span text:style-name="T357">different analytical techniques, </text:span><text:span text:style-name="T359">and</text:span><text:span text:style-name="T357"> </text:span><text:span text:style-name="T248">N. vespilloides</text:span><text:span text:style-name="T353"> </text:span><text:span text:style-name="T358">exhibits</text:span><text:span text:style-name="T353"> facultative parental care (Smiseth, Ward, and Moore 2007), </text:span><text:span text:style-name="T359">while</text:span><text:span text:style-name="T353"> </text:span><text:span text:style-name="T249">N. orbicollis</text:span><text:span text:style-name="T354"> </text:span><text:span text:style-name="T359">requires </text:span><text:span text:style-name="T357">obligate care, </text:span><text:span text:style-name="T359">which may obscure </text:span><text:span text:style-name="T360">relationships </text:span><text:span text:style-name="T365">and results</text:span><text:span text:style-name="T360"> between the results</text:span><text:span text:style-name="T357">. <text:s/></text:span><text:span text:style-name="T359">Our</text:span><text:span text:style-name="T440"> study utilized mature, non-reproducing, mite and nematode-free </text:span><text:span text:style-name="T225">N. orbicollis</text:span><text:span text:style-name="T437"> and found reduced phenoloxidase levels for </text:span><text:soft-page-break/><text:span text:style-name="T437">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23"/>
        <text:p text:style-name="P88">Final sentences comparing other Nicrophorus research (Steiger &amp; Reavey) from “encapsulation” section: <text:span text:style-name="T444"><text:s text:c="2"/>Previous work involving the encapsulation response in </text:span><text:span text:style-name="T231">Nicrophorus</text:span><text:span text:style-name="T448"> beetles has only examined these insects while they are involved in reproduction. <text:s/>Steiger et al. found that during the reproductive process, </text:span><text:span text:style-name="T224">N. orbicollis</text:span><text:span text:style-name="T448"> had higher rates of melanization than those beetles not breeding (Steiger et al. 2011). <text:s/>This suggests that during reproductive stress, but not non-reproductive starvation, </text:span><text:span text:style-name="T224">N. orbicollis</text:span><text:span text:style-name="T448"> may have their physiological networks altered to favor the encapsulation response over other methods of defending themselves against pathogens. <text:s/>Steiger et al. suggested that </text:span><text:span text:style-name="T233">N. orbicollis </text:span><text:span text:style-name="T452">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6"/>
        <text:p text:style-name="P50">We predicted that as beetles became increasingly underfed, immune responses would correspondingly drop.</text:p>
        <text:p text:style-name="P50"/>
        <text:p text:style-name="P50">As Nicrophorus orbicollis beetles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N. orbicollis would not be significantly different</text:p>
        <text:p text:style-name="P43"/>
        <text:list xml:id="list2696341316941398483" text:style-name="L1">
          <text:list-item>
            <text:p text:style-name="P291">Specific to general</text:p>
          </text:list-item>
          <text:list-item>
            <text:p text:style-name="P291">A useful strategy in discussing your experiment is to relate your specific results back to the broad theoretical context presented in the Introduction. Since your Introduction went from the general to a specific question, going from the specific back to the general will help to tie your ideas and arguments together.</text:p>
          </text:list-item>
        </text:list>
        <text:p text:style-name="P43"/>
        <text:p text:style-name="P92">????????</text:p>
        <text:p text:style-name="P92"><text:span text:style-name="T462">We caught a set of female beetles with a wide range of phenoloxidase responses</text:span>. <text:s/><text:span text:style-name="T458">Phenoloxidase at TL Davis seems to have been boosted upwards by two females (out of 6) who had fairly high levels. <text:s/>The other four had the expected levels of around 0 to 0.005. <text:s/>Check to see what CR was using via the data in R, in order to verify this.</text:span></text:p>
        <text:p text:style-name="P93">????????</text:p>
        <text:p text:style-name="P51"/>
        <text:p text:style-name="P52">Angelica Avila-Villa, D. Fimbres Olivarria, G. Garcia Sanchez, T. Gollas Galvan, J. Hernandez Lopez, Hernández-López, L. A. Ávila Villa, et al. 2012. Physiological and immune responses of white shrimp (Litopenaeus vannamei) infected with necrotizing hepatopancreatitis bacterium. Aquaculture 324 : 14-19.</text:p>
        <text:p text:style-name="P52"/>
        <text:p text:style-name="P53">Infection effects on feeding and territorial behaviour in a predatory insect in the wild <text:s/>D. González-Tokman, A. Córdoba-Aguilar,, I. González-Santoyo, H. Lanz-Mendoza</text:p>
        <text:p text:style-name="P36"/>
        <text:p text:style-name="P54"><text:soft-page-break/>Parasite starvation</text:p>
        <text:p text:style-name="P54">Phenoloxidase starvation</text:p>
        <text:p text:style-name="P54"/>
        <text:p text:style-name="P36">Consequences of Food Restriction for Immune Defense, Parasite Infection, and Fitness in Monarch Butterflies.</text:p>
        <text:p text:style-name="P51"/>
        <text:p text:style-name="P51"><text:span text:style-name="T456">Invertebrates experience </text:span>Phenoloxidase </text:p>
        <text:p text:style-name="P44"/>
        <text:p text:style-name="P55">starvation phenoloxidase:</text:p>
        <text:p text:style-name="P56">Protein-poor diet reduces host-specific immune gene expression in Bombus terrestris</text:p>
        <text:p text:style-name="P56">By: Brunner, Franziska S.; Schmid-Hempel, Paul; Barribeau, Seth M.</text:p>
        <text:p text:style-name="P56">PROCEEDINGS OF THE ROYAL SOCIETY B-BIOLOGICAL SCIENCES <text:s/>Volume: 281 <text:s text:c="2"/>Issue: 1786 <text:s text:c="4"/>Article Number: 20140128 <text:s text:c="2"/>Published: JUL 7 2014 </text:p>
        <text:p text:style-name="P56"/>
        <text:p text:style-name="P56">Modulation of innate immunity and gene expressions in white shrimp Litopenaeus vannamei following long-term starvation and re-feeding.</text:p>
        <text:p text:style-name="P56">By: Lin, Yong-Chin; Chen, Jiann-Chu; C Man, Siti Nursafura; et al.</text:p>
        <text:p text:style-name="P56">Results in immunology <text:s/>Volume: 2 <text:s text:c="2"/>Pages: 148-56 <text:s text:c="2"/>Published: 2012 </text:p>
        <text:p text:style-name="P30"/>
        <text:p text:style-name="P43"/>
        <text:p text:style-name="P57">Peng, L., Y. Yu-Long, L. Defa, K. Sung Woo, and W. Guoyao. 2007. Amino acids and immune function. Br. J. Nutr. 98:237–252.</text:p>
        <text:p text:style-name="P43"/>
        <text:p text:style-name="P45"><text:span text:style-name="T455">rabbits: </text:span>http://www.nrcresearchpress.com/doi/abs/10.1139/z82-121</text:p>
        <text:p text:style-name="P110"><text:span text:style-name="T482">deer: </text:span><text:a xlink:type="simple" xlink:href="http://www.jstor.org/stable/3801849?seq=1#page_scan_tab_contents" text:style-name="Internet_20_link" text:visited-style-name="Visited_20_Internet_20_Link"><text:span text:style-name="T470">http://www.jstor.org/stable/3801849?seq=1#page_scan_tab_contents</text:span></text:a></text:p>
        <text:p text:style-name="P110"><text:span text:style-name="T482">crayfish: </text:span><text:a xlink:type="simple" xlink:href="http://www.publish.csiro.au/?paper=MF9960745" text:style-name="Internet_20_link" text:visited-style-name="Visited_20_Internet_20_Link"><text:span text:style-name="T470">http://www.publish.csiro.au/?paper=MF9960745</text:span></text:a></text:p>
        <text:p text:style-name="P45"><text:span text:style-name="T455">moths: </text:span>http://www.jstor.org/stable/23736721?seq=1#page_scan_tab_contents</text:p>
        <text:p text:style-name="P31"/>
        <text:p text:style-name="P48">The encapsulation response within field-caught beetles was found to . <text:s/><text:span text:style-name="T457">It is possible that females we caught at the TL Davis collection site </text:span></text:p>
        <text:p text:style-name="P29"/>
        <text:p text:style-name="P49">and phenoloxidase activity</text:p>
        <text:p text:style-name="P32"/>
        <text:p text:style-name="P58">, although there may be seasonal and yearly variation in amounts of available carcasses for consumption and reproduction (Smith 2001).</text:p>
        <text:p text:style-name="P47"/>
        <text:p text:style-name="P59">Wild beetles had low levels of protein and phenoloxidase, consistent with levels of fairly starved beetles. <text:s/>Wild beetles seemed to have a stronger encapsulation response because why?</text:p>
        <text:p text:style-name="P59">Wild beetles <text:span text:style-name="T429">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3"/>
        <text:p text:style-name="P34">-<text:span text:style-name="T449">we can't account for the beetles not having significant parasite loads</text:span></text:p>
        <text:p text:style-name="P34">-<text:span text:style-name="T450">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40">-<text:span text:style-name="T445">beetles in wild we saw with high encapsulation may have been just post-breeding, based upon what </text:span><text:soft-page-break/><text:span text:style-name="T445">Steiger found.</text:span></text:p>
        <text:p text:style-name="P40"/>
        <text:p text:style-name="P60">Discussion of wild beetles and PO levels (discuss implications of low PO levels on reproduction/fitness):</text:p>
        <text:p text:style-name="P61">What else is PO used for? <text:s/>Tanning eggs during reproduction, <text:span text:style-name="T434">cuticle melanization</text:span></text:p>
        <text:p text:style-name="P19"/>
        <text:p text:style-name="P94">Tribolium studies indicate that there is likely crosstalk between the stress and immune response genes and responses. <text:s/><text:span text:style-name="T439">Where do I add this in?</text:span></text:p>
        <text:p text:style-name="P19"/>
        <text:p text:style-name="P39">Our study demonstrates the continued importance and relevance of comparing laboratory-based studies to results obtained from field studies in order to arrive at meaningful conclusions regarding what organisms likely experience in uncontrolled settings.</text:p>
        <text:p text:style-name="P63">What needs to be examined are actual bacteria and parasites associated with <text:span text:style-name="T216">Nicrophorus</text:span> species on carcasses in the wild in order to gain a more accurate understanding of the threats, and their degree, experienced by these beetles in non-laboratory settings.</text:p>
        <text:p text:style-name="P26"/>
        <text:p text:style-name="P41">The results from our study indicate that as <text:span text:style-name="T232">N. orbicollis</text:span><text:span text:style-name="T451"> </text:span>beetles <text:span text:style-name="T445">experience greater durations of starvation during non-reproductive periods, they reduce their constitutive and inducible immune responses. <text:s/>Our results are consistent with the findings of other studies, which lends support to the theory that Insect responses to starvation are diverse at the immune system level.</text:span></text:p>
        <text:p text:style-name="P41"/>
        <text:p text:style-name="P24"/>
        <text:p text:style-name="P65">1. What are the studies major findings?</text:p>
        <text:p text:style-name="P65">2. What is the significance/implication of the results?</text:p>
        <text:p text:style-name="P66">Purpose <text:span text:style-name="T441">of the paragraph </text:span>is to say:</text:p>
        <text:p text:style-name="P64"/>
        <text:p text:style-name="P62"/>
        <text:p text:style-name="P96">Prophenoxidase oxidizes L-dopa (and tyrosine) to melanin, which is what we saw in the cuvettes</text:p>
        <text:p text:style-name="P97"/>
        <text:p text:style-name="P20"><text:span text:style-name="T335">Crickets with a diet featuring increased levels of protein had higher PO than those with a carbohydrate-heavy diet, </text:span><text:span text:style-name="T350">but not higher protein levels</text:span><text:span text:style-name="T334"> (Srygley 2009).</text:span></text:p>
        <text:p text:style-name="P21"/>
        <text:p text:style-name="P67">“Knowledge of nutritional effects on immune defense is particularly lacking in field populations”</text:p>
        <text:p text:style-name="P21"/>
        <text:p text:style-name="P68">“Furthermore, humoral immunity may not actually be that costly resulting in potential effects being too small to detect or else being easily compensated for. As a laboratory system, some costly processes</text:p>
        <text:p text:style-name="P68">are bypassed; for example, there are no competitors and energy does not have to be utilized in carcass location.” (Reavey 2014)</text:p>
        <text:p text:style-name="P22"/>
        <text:p text:style-name="P69">As <text:span text:style-name="T427">protein composes the major part of eggs in egg development, female beetles likely had impaired egg synthesis (does this matter for the paper? <text:s/>Probably not).</text:span></text:p>
        <text:p text:style-name="P70"/>
        <text:p text:style-name="P71">Starvation decreased protein concentration in the hemolymph of beetles. <text:s/><text:span text:style-name="T423">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72"><text:soft-page-break/>Do you want to include a component that discusses that there was not a significant difference between the sexes, such that females apparently had more protein than males? <text:s/><text:span text:style-name="T425">(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73">Do females that starve end up producing lower quality offspring (size? # eggs layed? Trumbo's 2015 study says that larvae were not of different numbers or size, but he didn't measure eggs laid to begin with)</text:p>
        <text:p text:style-name="P16"/>
        <text:p text:style-name="P74">Our experiments revealed that more starved beetles has a lower phenoloxidase possibility than beetles with more frequent access to food.</text:p>
        <text:p text:style-name="P74">-<text:span text:style-name="T424">PO is known to correlate between levels of encapsulation in insects (Cotter and Wilson 2002)</text:span></text:p>
        <text:p text:style-name="P74"/>
        <text:p text:style-name="P17"/>
        <text:p text:style-name="P16">Sex-dependent metabolic, neuroendocrine, and cognitive response</text:p>
        <text:p text:style-name="P75"/>
        <text:p text:style-name="P16">sex differences starvation (produced best response)</text:p>
        <text:p text:style-name="P76">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22"><text:span text:style-name="T51">M</text:span><text:span text:style-name="T3">antis paper for comparison. <text:s/>Probably no need to go into speculation as to evolutionary causes behind females losing more weight than males?</text:span></text:p>
        <text:p text:style-name="P77"/>
        <text:p text:style-name="P13"><text:span text:style-name="T470">Hayward and Gillooly: </text:span><text:a xlink:type="simple" xlink:href="http://www.ncbi.nlm.nih.gov/pmc/articles/PMC3026017/" text:style-name="Internet_20_link" text:visited-style-name="Visited_20_Internet_20_Link"><text:span text:style-name="T470">http://www.ncbi.nlm.nih.gov/pmc/articles/PMC3026017/</text:span></text:a></text:p>
        <text:p text:style-name="P78"/>
        <text:p text:style-name="P78">http://journals.cambridge.org/action/displayAbstract?fromPage=online&amp;aid=4365588&amp;fileId=S002531540003294X</text:p>
        <text:p text:style-name="P77"/>
        <text:p text:style-name="P14"><text:a xlink:type="simple" xlink:href="http://rspb.royalsocietypublishing.org/content/royprsb/249/1326/259.full.pdf" text:style-name="Internet_20_link" text:visited-style-name="Visited_20_Internet_20_Link"><text:span text:style-name="T470">http://rspb.royalsocietypublishing.org/content/royprsb/249/1326/259.full.pdf</text:span></text:a></text:p>
        <text:p text:style-name="P14"/>
        <text:p text:style-name="P14">http://mail-cenaim.espol.edu.ec/publicaciones/cientif/articulos/jnieto.pdf</text:p>
        <text:p text:style-name="P77"/>
        <text:p text:style-name="P79">Trumbo, S. <text:s/>1990. Reproductive <text:s/>success, <text:s/>phenology <text:s/>and <text:s/>biogeography <text:s/>of <text:s/>burying <text:s/>beetles (Silphidae, Nicrophorus). The American Midland Naturalist 124: 1-11</text:p>
        <text:p text:style-name="P79"/>
        <text:p text:style-name="P79">Trumbo, S.T., Borst, D.W., Robinson, G.E., 1995. Rapid elevation of juvenile hormone titer during behavioral assessment of the breeding resource by the burying beetle, Nicrophorus orbicollis. <text:s/>Journal of Insect Physiology 41, 535–543.</text:p>
        <text:p text:style-name="P77"/>
        <text:p text:style-name="P117"><text:span text:style-name="T51">p</text:span><text:span text:style-name="T3">ossible comparative papers:</text:span></text:p>
        <text:p text:style-name="P117"><text:a xlink:type="simple" xlink:href="http://press.endocrine.org/doi/10.1210/en.2008-1435" text:style-name="Internet_20_link" text:visited-style-name="Visited_20_Internet_20_Link"><text:span text:style-name="T209">http://press.endocrine.org/doi/10.1210/en.2008-1435</text:span></text:a></text:p>
        <text:p text:style-name="P80">http://www.sciencedirect.com/science/article/pii/S0376635714001946</text:p>
        <text:p text:style-name="P81"/>
        <text:p text:style-name="P119"><text:span text:style-name="T27">while males produce and disperse attractant pheromones (Eggert </text:span><text:span text:style-name="T28">and Müller JK 1989).</text:span></text:p>
        <text:p text:style-name="P116"><text:span text:style-name="T470">sperm costly: </text:span><text:a xlink:type="simple" xlink:href="http://rspb.royalsocietypublishing.org/content/264/1380/455.short" text:style-name="Internet_20_link" text:visited-style-name="Visited_20_Internet_20_Link"><text:span text:style-name="T470">http://rspb.royalsocietypublishing.org/content/264/1380/455.short</text:span></text:a></text:p>
        <text:p text:style-name="P123"><text:soft-page-break/>http://www.pnas.org/content/91/20/9277.short</text:p>
        <text:p text:style-name="P124"/>
        <text:p text:style-name="P125">introduction goes:</text:p>
        <text:p text:style-name="P125">organisms experience food shortage due to biotic/abiotic factors</text:p>
        <text:p text:style-name="P125">physiological processes require energy, immunity included in this</text:p>
        <text:p text:style-name="P125">invert &amp; vert immune systems differ / overview of invert systems</text:p>
        <text:p text:style-name="P125">burying beetles life history review</text:p>
        <text:p text:style-name="P125">burying beetle individual immunity lit review</text:p>
        <text:p text:style-name="P125">purpose of our study: examine dietary restriction effects on immunity between the sexes</text:p>
        <text:p text:style-name="P125">food shortages exact costs on sexes, but effects potentially expressed in different ways</text:p>
        <text:p text:style-name="P125">look at field data to verify experimental setup and baseline of beetles</text:p>
        <text:p text:style-name="P124"/>
        <text:p text:style-name="P113"><text:span text:style-name="T78">t</text:span><text:span text:style-name="T79">he purpose of the paragraph is to say…</text:span></text:p>
        <text:p text:style-name="P113"><text:span text:style-name="T79">-</text:span><text:span text:style-name="T80">Start out with main findings</text:span></text:p>
        <text:p text:style-name="P99">-Move out to other burying beetle studies</text:p>
        <text:p text:style-name="P99">-Move out to other insect studies</text:p>
        <text:p text:style-name="P99">-Move out to other organism/theory studies</text:p>
        <text:p text:style-name="P99">--In all of these, if you noted differences in results between this study and their study, you need to give a reason why. <text:s/>Maybe different species, different physiological state, different housing (as individuals, not groups)</text:p>
        <text:p text:style-name="P100">--When talking about wild beetles, say field beetles where the values lay relative to the experimental beetles, and discuss the variation and why</text:p>
        <text:p text:style-name="P124"/>
        <text:p text:style-name="P124">In burying beetles, competition for breeding resources and mates is equal between the sexes. <text:s/>Similarly, if male and female are present, parental care is given by both individuals. <text:s/>As consistent with previous studies (Zuk and McKean 1996), </text:p>
        <text:p text:style-name="P114"/>
        <text:p text:style-name="P5">Fu<text:span text:style-name="T426">r</text:span>ther, the Steiger 2011 study sampled phenoloxidase from beetles that had already been implanted with a filament, which compromises the entire thing.</text:p>
        <text:p text:style-name="P5"/>
        <text:p text:style-name="P6">According to Trumbo and Xhihani (2015), “pre-breeding food deprviation slowed the oviposition response to discovery of a carcass.” <text:s/>This would have potential impacts <text:span text:style-name="T418">on the success of wild beetles in securing a carcass for reproduction: the delay may imply that attempted reproduction may fail due to young not emerging and consuming the carcass quickly enough.</text:span></text:p>
        <text:p text:style-name="P7">Could say something like, “Although beetle starvation had impacts on immunity, it does not appear to influence the fitness of individuals during laboratory breeding events <text:span text:style-name="T420">(Trumbo and Khihani 2015)</text:span>. <text:s/>It may, however, impact individuals in non-laboratory conditions, which <text:span text:style-name="T420">can</text:span> involve fights, significantly more bacteria, and competitors.”</text:p>
        <text:p text:style-name="P5"/>
        <text:p text:style-name="P180">Adamo 2016 (3.5 pages)</text:p>
        <text:p text:style-name="P145">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45"/>
        <text:p text:style-name="P145">Contrary to our prediction, severe food limitation induced a shift towards constitutive immune function and away from inducible responses (Fig. 1). For example, constitutive expression of lysozyme</text:p>
        <text:p text:style-name="P145">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45">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45"/>
        <text:p text:style-name="P145">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45"/>
        <text:p text:style-name="P145">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432">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45"/>
        <text:p text:style-name="P145">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432">food-limited caterpillars may maximize the ability of immune-generated reactive molecules to destroy pathogens because GSH can also inhibit PO activation if levels are locally high (Clark et al., 2010). Unfortunately, </text:span><text:soft-page-break/><text:span text:style-name="T432">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45"/>
        <text:p text:style-name="P146">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46">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46"/>
        <text:p text:style-name="P146">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46">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46"/>
        <text:p text:style-name="P146">We found no evidence of a negative trade-off between PO activity and lysozyme-like activity under control or food-limited conditions, although this has been reported for some insects (e.g. Cotter et al.,</text:p>
        <text:p text:style-name="P146">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46"/>
        <text:p text:style-name="P146">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food consumption is reduced, although only under conditions of high predation risk (Thaler et al., 2012).</text:p>
        <text:p text:style-name="P146"/>
        <text:p text:style-name="P146"><text:soft-page-break/>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46"/>
        <text:p text:style-name="P146">Effects on disease resistance</text:p>
        <text:p text:style-name="P146">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46"/>
        <text:p text:style-name="P146">Immune system network shifts</text:p>
        <text:p text:style-name="P146">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46"/>
        <text:p text:style-name="P146">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46"/>
        <text:p text:style-name="P147">Network reconfiguration in other systems</text:p>
        <text:p text:style-name="P147">Most studies have found a decline in PO activation with food limitation (e.g. Tenebrio molitor, Siva-Jothy and Thompson, 2002; Lestes viridis damselflies, DeBlock and Stoks, 2008; tent caterpillars <text:soft-page-break/>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47"/>
        <text:p text:style-name="P147">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47"/>
        <text:p text:style-name="P8">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56"/>
        <text:p text:style-name="P257">2011 Steiger et al <text:span text:style-name="T433">(4 pages)</text:span></text:p>
        <text:p text:style-name="P255"><text:span text:style-name="T470">Our study of immunity in the burying beetle </text:span><text:span text:style-name="Emphasis"><text:span text:style-name="T470">N. orbicollis</text:span></text:span><text:span text:style-name="T470">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470">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470">Gillespie, Kanost &amp; Trenczek 1997</text:span></text:a><text:span text:style-name="T470">; </text:span><text:a xlink:type="simple" xlink:href="http://onlinelibrary.wiley.com/doi/10.1111/j.1365-2435.2011.01895.x/full#b38" text:style-name="Internet_20_link" text:visited-style-name="Visited_20_Internet_20_Link"><text:span text:style-name="T470">Lemaitre, Reichhart &amp; Hoffmann 1997</text:span></text:a><text:span text:style-name="T470">; </text:span><text:a xlink:type="simple" xlink:href="http://onlinelibrary.wiley.com/doi/10.1111/j.1365-2435.2011.01895.x/full#b82" text:style-name="Internet_20_link" text:visited-style-name="Visited_20_Internet_20_Link"><text:span text:style-name="T470">Söderhäll &amp; Cerenius 1998</text:span></text:a><text:span text:style-name="T470">; </text:span><text:a xlink:type="simple" xlink:href="http://onlinelibrary.wiley.com/doi/10.1111/j.1365-2435.2011.01895.x/full#b28" text:style-name="Internet_20_link" text:visited-style-name="Visited_20_Internet_20_Link"><text:span text:style-name="T470">Haine </text:span></text:a><text:a xlink:type="simple" xlink:href="http://onlinelibrary.wiley.com/doi/10.1111/j.1365-2435.2011.01895.x/full#b28" text:style-name="Internet_20_link" text:visited-style-name="Visited_20_Internet_20_Link"><text:span text:style-name="Emphasis"><text:span text:style-name="T470">et al.</text:span></text:span></text:a><text:a xlink:type="simple" xlink:href="http://onlinelibrary.wiley.com/doi/10.1111/j.1365-2435.2011.01895.x/full#b28" text:style-name="Internet_20_link" text:visited-style-name="Visited_20_Internet_20_Link"><text:span text:style-name="T470"> 2008</text:span></text:a><text:span text:style-name="T470">; </text:span><text:a xlink:type="simple" xlink:href="http://onlinelibrary.wiley.com/doi/10.1111/j.1365-2435.2011.01895.x/full#b12" text:style-name="Internet_20_link" text:visited-style-name="Visited_20_Internet_20_Link"><text:span text:style-name="T470">Cotter, Ward &amp; Kilner 2011</text:span></text:a><text:span text:style-name="T470">).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ext:span><text:soft-page-break/><text:span text:style-name="T470">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470">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470">Pukowski 1933</text:span></text:a><text:span text:style-name="T470">; </text:span><text:a xlink:type="simple" xlink:href="http://onlinelibrary.wiley.com/doi/10.1111/j.1365-2435.2011.01895.x/full#b71" text:style-name="Internet_20_link" text:visited-style-name="Visited_20_Internet_20_Link"><text:span text:style-name="T470">Scott 1990</text:span></text:a><text:span text:style-name="T470">; </text:span><text:a xlink:type="simple" xlink:href="http://onlinelibrary.wiley.com/doi/10.1111/j.1365-2435.2011.01895.x/full#b87" text:style-name="Internet_20_link" text:visited-style-name="Visited_20_Internet_20_Link"><text:span text:style-name="T470">Trumbo 1990</text:span></text:a><text:span text:style-name="T470">; </text:span><text:a xlink:type="simple" xlink:href="http://onlinelibrary.wiley.com/doi/10.1111/j.1365-2435.2011.01895.x/full#b18" text:style-name="Internet_20_link" text:visited-style-name="Visited_20_Internet_20_Link"><text:span text:style-name="T470">Eggert &amp; Müller 1992</text:span></text:a><text:span text:style-name="T470">).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470">Gillespie, Kanost &amp; Trenczek 1997</text:span></text:a><text:span text:style-name="T470">),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470">Steiger </text:span></text:a><text:a xlink:type="simple" xlink:href="http://onlinelibrary.wiley.com/doi/10.1111/j.1365-2435.2011.01895.x/full#b84" text:style-name="Internet_20_link" text:visited-style-name="Visited_20_Internet_20_Link"><text:span text:style-name="Emphasis"><text:span text:style-name="T470">et al.</text:span></text:span></text:a><text:a xlink:type="simple" xlink:href="http://onlinelibrary.wiley.com/doi/10.1111/j.1365-2435.2011.01895.x/full#b84" text:style-name="Internet_20_link" text:visited-style-name="Visited_20_Internet_20_Link"><text:span text:style-name="T470"> 2007</text:span></text:a><text:span text:style-name="T470">; </text:span><text:a xlink:type="simple" xlink:href="http://onlinelibrary.wiley.com/doi/10.1111/j.1365-2435.2011.01895.x/full#b83" text:style-name="Internet_20_link" text:visited-style-name="Visited_20_Internet_20_Link"><text:span text:style-name="T470">Steiger, Peschke &amp; Müller 2008</text:span></text:a><text:span text:style-name="T470">)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470">Herzner &amp; Strohm 2007</text:span></text:a><text:span text:style-name="T470">).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470">Korner &amp; Schmid-Hempel, 2004</text:span></text:a><text:span text:style-name="T470">).</text:span></text:p>
        <text:p text:style-name="Text_20_body"><text:span text:style-name="T470">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470">Müller &amp; Eggert 1989</text:span></text:a><text:span text:style-name="T470">),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470">Trumbo 1997</text:span></text:a><text:span text:style-name="T470">; </text:span><text:a xlink:type="simple" xlink:href="http://onlinelibrary.wiley.com/doi/10.1111/j.1365-2435.2011.01895.x/full#b75" text:style-name="Internet_20_link" text:visited-style-name="Visited_20_Internet_20_Link"><text:span text:style-name="T470">Scott </text:span></text:a><text:a xlink:type="simple" xlink:href="http://onlinelibrary.wiley.com/doi/10.1111/j.1365-2435.2011.01895.x/full#b75" text:style-name="Internet_20_link" text:visited-style-name="Visited_20_Internet_20_Link"><text:span text:style-name="Emphasis"><text:span text:style-name="T470">et al.</text:span></text:span></text:a><text:a xlink:type="simple" xlink:href="http://onlinelibrary.wiley.com/doi/10.1111/j.1365-2435.2011.01895.x/full#b75" text:style-name="Internet_20_link" text:visited-style-name="Visited_20_Internet_20_Link"><text:span text:style-name="T470"> 2001</text:span></text:a><text:span text:style-name="T470">; </text:span><text:a xlink:type="simple" xlink:href="http://onlinelibrary.wiley.com/doi/10.1111/j.1365-2435.2011.01895.x/full#b54" text:style-name="Internet_20_link" text:visited-style-name="Visited_20_Internet_20_Link"><text:span text:style-name="T470">Panaitof, Scott &amp; Borst 2004</text:span></text:a><text:span text:style-name="T470">).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470">Trumbo &amp; Robinson 2008</text:span></text:a><text:span text:style-name="T470">).</text:span></text:p>
        <text:p text:style-name="Text_20_body"><text:span text:style-name="T470">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470">Gustafsson </text:span></text:a><text:a xlink:type="simple" xlink:href="http://onlinelibrary.wiley.com/doi/10.1111/j.1365-2435.2011.01895.x/full#b27" text:style-name="Internet_20_link" text:visited-style-name="Visited_20_Internet_20_Link"><text:span text:style-name="Emphasis"><text:span text:style-name="T470">et al.</text:span></text:span></text:a><text:a xlink:type="simple" xlink:href="http://onlinelibrary.wiley.com/doi/10.1111/j.1365-2435.2011.01895.x/full#b27" text:style-name="Internet_20_link" text:visited-style-name="Visited_20_Internet_20_Link"><text:span text:style-name="T470">, 1994</text:span></text:a><text:span text:style-name="T470">; </text:span><text:a xlink:type="simple" xlink:href="http://onlinelibrary.wiley.com/doi/10.1111/j.1365-2435.2011.01895.x/full#b15" text:style-name="Internet_20_link" text:visited-style-name="Visited_20_Internet_20_Link"><text:span text:style-name="T470">Deerenberg </text:span></text:a><text:a xlink:type="simple" xlink:href="http://onlinelibrary.wiley.com/doi/10.1111/j.1365-2435.2011.01895.x/full#b15" text:style-name="Internet_20_link" text:visited-style-name="Visited_20_Internet_20_Link"><text:span text:style-name="Emphasis"><text:span text:style-name="T470">et al.</text:span></text:span></text:a><text:a xlink:type="simple" xlink:href="http://onlinelibrary.wiley.com/doi/10.1111/j.1365-2435.2011.01895.x/full#b15" text:style-name="Internet_20_link" text:visited-style-name="Visited_20_Internet_20_Link"><text:span text:style-name="T470"> 1997</text:span></text:a><text:span text:style-name="T470">; </text:span><text:a xlink:type="simple" xlink:href="http://onlinelibrary.wiley.com/doi/10.1111/j.1365-2435.2011.01895.x/full#b29" text:style-name="Internet_20_link" text:visited-style-name="Visited_20_Internet_20_Link"><text:span text:style-name="T470">Hanssen, Folstad &amp; Erikstad 2003</text:span></text:a><text:span text:style-name="T470">).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470">Rolff &amp; Siva-Jothy 2002</text:span></text:a><text:span text:style-name="T470">; </text:span><text:a xlink:type="simple" xlink:href="http://onlinelibrary.wiley.com/doi/10.1111/j.1365-2435.2011.01895.x/full#b8" text:style-name="Internet_20_link" text:visited-style-name="Visited_20_Internet_20_Link"><text:span text:style-name="T470">Contreras-Garduno </text:span></text:a><text:a xlink:type="simple" xlink:href="http://onlinelibrary.wiley.com/doi/10.1111/j.1365-2435.2011.01895.x/full#b8" text:style-name="Internet_20_link" text:visited-style-name="Visited_20_Internet_20_Link"><text:span text:style-name="Emphasis"><text:span text:style-name="T470">et al.</text:span></text:span></text:a><text:a xlink:type="simple" xlink:href="http://onlinelibrary.wiley.com/doi/10.1111/j.1365-2435.2011.01895.x/full#b8" text:style-name="Internet_20_link" text:visited-style-name="Visited_20_Internet_20_Link"><text:span text:style-name="T470"> 2009</text:span></text:a><text:span text:style-name="T470">).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470">Lee, Simpson &amp; Wilson 2008</text:span></text:a><text:span text:style-name="T470"> for a positive </text:span><text:soft-page-break/><text:span text:style-name="T470">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470">Creighton, Heflin &amp; Belk 2009</text:span></text:a><text:span text:style-name="T470">; </text:span><text:a xlink:type="simple" xlink:href="http://onlinelibrary.wiley.com/doi/10.1111/j.1365-2435.2011.01895.x/full#b92" text:style-name="Internet_20_link" text:visited-style-name="Visited_20_Internet_20_Link"><text:span text:style-name="T470">Ward, Cotter &amp; Kilner 2009</text:span></text:a><text:span text:style-name="T470">).</text:span></text:p>
        <text:p text:style-name="Text_20_body"><text:span text:style-name="T470">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470">Nunn </text:span></text:a><text:a xlink:type="simple" xlink:href="http://onlinelibrary.wiley.com/doi/10.1111/j.1365-2435.2011.01895.x/full#b51" text:style-name="Internet_20_link" text:visited-style-name="Visited_20_Internet_20_Link"><text:span text:style-name="Emphasis"><text:span text:style-name="T470">et al.</text:span></text:span></text:a><text:a xlink:type="simple" xlink:href="http://onlinelibrary.wiley.com/doi/10.1111/j.1365-2435.2011.01895.x/full#b51" text:style-name="Internet_20_link" text:visited-style-name="Visited_20_Internet_20_Link"><text:span text:style-name="T470"> 2009</text:span></text:a><text:span text:style-name="T470">), as have studies in vertebrate systems (</text:span><text:a xlink:type="simple" xlink:href="http://onlinelibrary.wiley.com/doi/10.1111/j.1365-2435.2011.01895.x/full#b41" text:style-name="Internet_20_link" text:visited-style-name="Visited_20_Internet_20_Link"><text:span text:style-name="T470">Muehlenbein &amp; Bribiescas 2005</text:span></text:a><text:span text:style-name="T470">).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470">Gershman </text:span></text:a><text:a xlink:type="simple" xlink:href="http://onlinelibrary.wiley.com/doi/10.1111/j.1365-2435.2011.01895.x/full#b25" text:style-name="Internet_20_link" text:visited-style-name="Visited_20_Internet_20_Link"><text:span text:style-name="Emphasis"><text:span text:style-name="T470">et al.</text:span></text:span></text:a><text:a xlink:type="simple" xlink:href="http://onlinelibrary.wiley.com/doi/10.1111/j.1365-2435.2011.01895.x/full#b25" text:style-name="Internet_20_link" text:visited-style-name="Visited_20_Internet_20_Link"><text:span text:style-name="T470"> 2010b</text:span></text:a><text:span text:style-name="T470">), Odonata (</text:span><text:a xlink:type="simple" xlink:href="http://onlinelibrary.wiley.com/doi/10.1111/j.1365-2435.2011.01895.x/full#b61" text:style-name="Internet_20_link" text:visited-style-name="Visited_20_Internet_20_Link"><text:span text:style-name="T470">Rolff 2001</text:span></text:a><text:span text:style-name="T470">), Diptera (</text:span><text:a xlink:type="simple" xlink:href="http://onlinelibrary.wiley.com/doi/10.1111/j.1365-2435.2011.01895.x/full#b69" text:style-name="Internet_20_link" text:visited-style-name="Visited_20_Internet_20_Link"><text:span text:style-name="T470">Schwarzenbach, Hosken &amp; Ward 2005</text:span></text:a><text:span text:style-name="T470">) and Mecoptera (</text:span><text:a xlink:type="simple" xlink:href="http://onlinelibrary.wiley.com/doi/10.1111/j.1365-2435.2011.01895.x/full#b35" text:style-name="Internet_20_link" text:visited-style-name="Visited_20_Internet_20_Link"><text:span text:style-name="T470">Kurtz </text:span></text:a><text:a xlink:type="simple" xlink:href="http://onlinelibrary.wiley.com/doi/10.1111/j.1365-2435.2011.01895.x/full#b35" text:style-name="Internet_20_link" text:visited-style-name="Visited_20_Internet_20_Link"><text:span text:style-name="Emphasis"><text:span text:style-name="T470">et al.</text:span></text:span></text:a><text:a xlink:type="simple" xlink:href="http://onlinelibrary.wiley.com/doi/10.1111/j.1365-2435.2011.01895.x/full#b35" text:style-name="Internet_20_link" text:visited-style-name="Visited_20_Internet_20_Link"><text:span text:style-name="T470"> 2000</text:span></text:a><text:span text:style-name="T470">).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470">Cotter &amp; Kilner (2010a)</text:span></text:a><text:span text:style-name="T470"> predicted, however, that in burying beetles, females should invest less effort than males into their individual immune defence because after one brood, female </text:span><text:span text:style-name="Emphasis"><text:span text:style-name="T470">N. vespilloides</text:span></text:span><text:span text:style-name="T470">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470">Ward, Cotter &amp; Kilner 2009</text:span></text:a><text:span text:style-name="T470">; </text:span><text:a xlink:type="simple" xlink:href="http://onlinelibrary.wiley.com/doi/10.1111/j.1365-2435.2011.01895.x/full#b9" text:style-name="Internet_20_link" text:visited-style-name="Visited_20_Internet_20_Link"><text:span text:style-name="T470">Cotter &amp; Kilner 2010a</text:span></text:a><text:span text:style-name="T470">).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470">Eggert &amp; Müller 1997</text:span></text:a><text:span text:style-name="T470">),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470">Müller &amp; Eggert 1987</text:span></text:a><text:span text:style-name="T470">; </text:span><text:a xlink:type="simple" xlink:href="http://onlinelibrary.wiley.com/doi/10.1111/j.1365-2435.2011.01895.x/full#b17" text:style-name="Internet_20_link" text:visited-style-name="Visited_20_Internet_20_Link"><text:span text:style-name="T470">Eggert &amp; Müller 1989</text:span></text:a><text:span text:style-name="T470">; </text:span><text:a xlink:type="simple" xlink:href="http://onlinelibrary.wiley.com/doi/10.1111/j.1365-2435.2011.01895.x/full#b3" text:style-name="Internet_20_link" text:visited-style-name="Visited_20_Internet_20_Link"><text:span text:style-name="T470">Beeler, Rauter &amp; Moore 1999</text:span></text:a><text:span text:style-name="T470">). Pheromone-emitting males often are able to sire at least some offspring (</text:span><text:a xlink:type="simple" xlink:href="http://onlinelibrary.wiley.com/doi/10.1111/j.1365-2435.2011.01895.x/full#b45" text:style-name="Internet_20_link" text:visited-style-name="Visited_20_Internet_20_Link"><text:span text:style-name="T470">Müller </text:span></text:a><text:a xlink:type="simple" xlink:href="http://onlinelibrary.wiley.com/doi/10.1111/j.1365-2435.2011.01895.x/full#b45" text:style-name="Internet_20_link" text:visited-style-name="Visited_20_Internet_20_Link"><text:span text:style-name="Emphasis"><text:span text:style-name="T470">et al.</text:span></text:span></text:a><text:a xlink:type="simple" xlink:href="http://onlinelibrary.wiley.com/doi/10.1111/j.1365-2435.2011.01895.x/full#b45" text:style-name="Internet_20_link" text:visited-style-name="Visited_20_Internet_20_Link"><text:span text:style-name="T470"> 2007</text:span></text:a><text:span text:style-name="T470">),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470">Eggert 1992</text:span></text:a><text:span text:style-name="T470">; </text:span><text:a xlink:type="simple" xlink:href="http://onlinelibrary.wiley.com/doi/10.1111/j.1365-2435.2011.01895.x/full#b45" text:style-name="Internet_20_link" text:visited-style-name="Visited_20_Internet_20_Link"><text:span text:style-name="T470">Müller </text:span></text:a><text:a xlink:type="simple" xlink:href="http://onlinelibrary.wiley.com/doi/10.1111/j.1365-2435.2011.01895.x/full#b45" text:style-name="Internet_20_link" text:visited-style-name="Visited_20_Internet_20_Link"><text:span text:style-name="Emphasis"><text:span text:style-name="T470">et al.</text:span></text:span></text:a><text:a xlink:type="simple" xlink:href="http://onlinelibrary.wiley.com/doi/10.1111/j.1365-2435.2011.01895.x/full#b45" text:style-name="Internet_20_link" text:visited-style-name="Visited_20_Internet_20_Link"><text:span text:style-name="T470"> 2007</text:span></text:a><text:span text:style-name="T470">; </text:span><text:a xlink:type="simple" xlink:href="http://onlinelibrary.wiley.com/doi/10.1111/j.1365-2435.2011.01895.x/full#b73" text:style-name="Internet_20_link" text:visited-style-name="Visited_20_Internet_20_Link"><text:span text:style-name="T470">Scott, Lee &amp; Van Der Reijden </text:span></text:a><text:a xlink:type="simple" xlink:href="http://onlinelibrary.wiley.com/doi/10.1111/j.1365-2435.2011.01895.x/full#b73" text:style-name="Internet_20_link" text:visited-style-name="Visited_20_Internet_20_Link"><text:span text:style-name="T470">2007</text:span></text:a><text:span text:style-name="T470">).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470">Rantala, Vainikka &amp; Kortet 2003</text:span></text:a><text:span text:style-name="T470">) or increased predation risk (</text:span><text:a xlink:type="simple" xlink:href="http://onlinelibrary.wiley.com/doi/10.1111/j.1365-2435.2011.01895.x/full#b67" text:style-name="Internet_20_link" text:visited-style-name="Visited_20_Internet_20_Link"><text:span text:style-name="T470">Sakaluk 1990</text:span></text:a><text:span text:style-name="T470">).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470">Eggert &amp; Müller 1997</text:span></text:a><text:span text:style-name="T470">; </text:span><text:a xlink:type="simple" xlink:href="http://onlinelibrary.wiley.com/doi/10.1111/j.1365-2435.2011.01895.x/full#b72" text:style-name="Internet_20_link" text:visited-style-name="Visited_20_Internet_20_Link"><text:span text:style-name="T470">Scott 1998</text:span></text:a><text:span text:style-name="T470">).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470">Smiseth </text:span></text:a><text:a xlink:type="simple" xlink:href="http://onlinelibrary.wiley.com/doi/10.1111/j.1365-2435.2011.01895.x/full#b300" text:style-name="Internet_20_link" text:visited-style-name="Visited_20_Internet_20_Link"><text:span text:style-name="Emphasis"><text:span text:style-name="T470">et al.</text:span></text:span></text:a><text:a xlink:type="simple" xlink:href="http://onlinelibrary.wiley.com/doi/10.1111/j.1365-2435.2011.01895.x/full#b300" text:style-name="Internet_20_link" text:visited-style-name="Visited_20_Internet_20_Link"><text:span text:style-name="T470">, 2005</text:span></text:a><text:span text:style-name="T470">), which presumably would expose them to microbes to a greater extent.</text:span></text:p>
        <text:p text:style-name="Text_20_body"><text:span text:style-name="T470">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470">Hoback </text:span></text:a><text:a xlink:type="simple" xlink:href="http://onlinelibrary.wiley.com/doi/10.1111/j.1365-2435.2011.01895.x/full#b31" text:style-name="Internet_20_link" text:visited-style-name="Visited_20_Internet_20_Link"><text:span text:style-name="Emphasis"><text:span text:style-name="T470">et al.</text:span></text:span></text:a><text:a xlink:type="simple" xlink:href="http://onlinelibrary.wiley.com/doi/10.1111/j.1365-2435.2011.01895.x/full#b31" text:style-name="Internet_20_link" text:visited-style-name="Visited_20_Internet_20_Link"><text:span text:style-name="T470"> 2004</text:span></text:a><text:span text:style-name="T470">; </text:span><text:a xlink:type="simple" xlink:href="http://onlinelibrary.wiley.com/doi/10.1111/j.1365-2435.2011.01895.x/full#b65" text:style-name="Internet_20_link" text:visited-style-name="Visited_20_Internet_20_Link"><text:span text:style-name="T470">Rozen, Engelmoer &amp; Smiseth 2008</text:span></text:a><text:span text:style-name="T470">). Consistent with this suggestion and similar to the finding of </text:span><text:a xlink:type="simple" xlink:href="http://onlinelibrary.wiley.com/doi/10.1111/j.1365-2435.2011.01895.x/full#b10" text:style-name="Internet_20_link" text:visited-style-name="Visited_20_Internet_20_Link"><text:span text:style-name="T470">Cotter &amp; Kilner (2010b)</text:span></text:a><text:span text:style-name="T470"> in </text:span><text:span text:style-name="Emphasis"><text:span text:style-name="T470">N. vespilloides</text:span></text:span><text:span text:style-name="T470">,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470">Cotter </text:span></text:a><text:a xlink:type="simple" xlink:href="http://onlinelibrary.wiley.com/doi/10.1111/j.1365-2435.2011.01895.x/full#b13" text:style-name="Internet_20_link" text:visited-style-name="Visited_20_Internet_20_Link"><text:span text:style-name="Emphasis"><text:span text:style-name="T470">et al.</text:span></text:span></text:a><text:a xlink:type="simple" xlink:href="http://onlinelibrary.wiley.com/doi/10.1111/j.1365-2435.2011.01895.x/full#b13" text:style-name="Internet_20_link" text:visited-style-name="Visited_20_Internet_20_Link"><text:span text:style-name="T470"> 2010</text:span></text:a><text:span text:style-name="T470">).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470">Cotter </text:span></text:a><text:a xlink:type="simple" xlink:href="http://onlinelibrary.wiley.com/doi/10.1111/j.1365-2435.2011.01895.x/full#b13" text:style-name="Internet_20_link" text:visited-style-name="Visited_20_Internet_20_Link"><text:span text:style-name="Emphasis"><text:span text:style-name="T470">et al.</text:span></text:span></text:a><text:a xlink:type="simple" xlink:href="http://onlinelibrary.wiley.com/doi/10.1111/j.1365-2435.2011.01895.x/full#b13" text:style-name="Internet_20_link" text:visited-style-name="Visited_20_Internet_20_Link"><text:span text:style-name="T470"> 2010</text:span></text:a><text:span text:style-name="T470">). Male and female </text:span><text:span text:style-name="Emphasis"><text:span text:style-name="T470">N. orbicollis</text:span></text:span><text:span text:style-name="T470"> did not differ in the </text:span><text:soft-page-break/><text:span text:style-name="T470">antimicrobial activity of their anal secretion. In </text:span><text:span text:style-name="Emphasis"><text:span text:style-name="T470">N. vespilloides</text:span></text:span><text:span text:style-name="T470">,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470">Cotter &amp; Kilner 2010b</text:span></text:a><text:span text:style-name="T470">).</text:span></text:p>
        <text:p text:style-name="Text_20_body"><text:span text:style-name="T470">During undisturbed breeding attempts, we found no evidence of trade-offs between immunity measures in haemolymph and anal exudate (individual and social immunity </text:span><text:span text:style-name="Emphasis"><text:span text:style-name="T470">sensu</text:span></text:span><text:a xlink:type="simple" xlink:href="http://onlinelibrary.wiley.com/doi/10.1111/j.1365-2435.2011.01895.x/full#b9" text:style-name="Internet_20_link" text:visited-style-name="Visited_20_Internet_20_Link"><text:span text:style-name="T470">Cotter &amp; Kilner 2010a</text:span></text:a><text:span text:style-name="T470">).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470">Rantala &amp; Kortet 2003</text:span></text:a><text:span text:style-name="T470">; </text:span><text:a xlink:type="simple" xlink:href="http://onlinelibrary.wiley.com/doi/10.1111/j.1365-2435.2011.01895.x/full#b11" text:style-name="Internet_20_link" text:visited-style-name="Visited_20_Internet_20_Link"><text:span text:style-name="T470">Cotter, Kruuk &amp; Wilson 2004</text:span></text:a><text:span text:style-name="T470">),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470">Fedorka &amp; Zuk 2005</text:span></text:a><text:span text:style-name="T470">; </text:span><text:a xlink:type="simple" xlink:href="http://onlinelibrary.wiley.com/doi/10.1111/j.1365-2435.2011.01895.x/full#b23" text:style-name="Internet_20_link" text:visited-style-name="Visited_20_Internet_20_Link"><text:span text:style-name="T470">Gershman 2008</text:span></text:a><text:span text:style-name="T470">; </text:span><text:a xlink:type="simple" xlink:href="http://onlinelibrary.wiley.com/doi/10.1111/j.1365-2435.2011.01895.x/full#b39" text:style-name="Internet_20_link" text:visited-style-name="Visited_20_Internet_20_Link"><text:span text:style-name="T470">Leman </text:span></text:a><text:a xlink:type="simple" xlink:href="http://onlinelibrary.wiley.com/doi/10.1111/j.1365-2435.2011.01895.x/full#b39" text:style-name="Internet_20_link" text:visited-style-name="Visited_20_Internet_20_Link"><text:span text:style-name="Emphasis"><text:span text:style-name="T470">et al.</text:span></text:span></text:a><text:a xlink:type="simple" xlink:href="http://onlinelibrary.wiley.com/doi/10.1111/j.1365-2435.2011.01895.x/full#b39" text:style-name="Internet_20_link" text:visited-style-name="Visited_20_Internet_20_Link"><text:span text:style-name="T470"> 2009</text:span></text:a><text:span text:style-name="T470">).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470">Cerenius &amp; Söderhäll 2004</text:span></text:a><text:span text:style-name="T470">).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470">Adamo 2004</text:span></text:a><text:span text:style-name="T470">), which may have obscured a possible effect of breeding on levels of active PO in haemolymph.</text:span></text:p>
        <text:p text:style-name="Text_20_body"><text:span text:style-name="T470">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470">N. orbicollis</text:span></text:span><text:span text:style-name="T470">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470">Creighton, Heflin &amp; Belk 2009</text:span></text:a><text:span text:style-name="T470">).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470">Richner, Christe &amp; Oppliger 1995</text:span></text:a><text:span text:style-name="T470">; </text:span><text:a xlink:type="simple" xlink:href="http://onlinelibrary.wiley.com/doi/10.1111/j.1365-2435.2011.01895.x/full#b49" text:style-name="Internet_20_link" text:visited-style-name="Visited_20_Internet_20_Link"><text:span text:style-name="T470">Nordling </text:span></text:a><text:a xlink:type="simple" xlink:href="http://onlinelibrary.wiley.com/doi/10.1111/j.1365-2435.2011.01895.x/full#b49" text:style-name="Internet_20_link" text:visited-style-name="Visited_20_Internet_20_Link"><text:span text:style-name="Emphasis"><text:span text:style-name="T470">et al.</text:span></text:span></text:a><text:a xlink:type="simple" xlink:href="http://onlinelibrary.wiley.com/doi/10.1111/j.1365-2435.2011.01895.x/full#b49" text:style-name="Internet_20_link" text:visited-style-name="Visited_20_Internet_20_Link"><text:span text:style-name="T470"> 1998</text:span></text:a><text:span text:style-name="T470">).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470">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470">Creighton, Heflin &amp; Belk 2009</text:span></text:a><text:span text:style-name="T470">), consistent with the terminal investment hypothesis (</text:span><text:a xlink:type="simple" xlink:href="http://onlinelibrary.wiley.com/doi/10.1111/j.1365-2435.2011.01895.x/full#b93" text:style-name="Internet_20_link" text:visited-style-name="Visited_20_Internet_20_Link"><text:span text:style-name="T470">Williams 1966</text:span></text:a><text:span text:style-name="T470">; </text:span><text:a xlink:type="simple" xlink:href="http://onlinelibrary.wiley.com/doi/10.1111/j.1365-2435.2011.01895.x/full#b7" text:style-name="Internet_20_link" text:visited-style-name="Visited_20_Internet_20_Link"><text:span text:style-name="T470">Clutton-Brock 1984</text:span></text:a><text:span text:style-name="T470">).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470">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470">Scott &amp; Traniello 1987</text:span></text:a><text:span text:style-name="T470">). Juvenile hormone is a central hormone in insect </text:span><text:soft-page-break/><text:span text:style-name="T470">reproduction (</text:span><text:a xlink:type="simple" xlink:href="http://onlinelibrary.wiley.com/doi/10.1111/j.1365-2435.2011.01895.x/full#b48" text:style-name="Internet_20_link" text:visited-style-name="Visited_20_Internet_20_Link"><text:span text:style-name="T470">Nijhout 1994</text:span></text:a><text:span text:style-name="T470">), although its exact function in burying beetles remains unclear (see, e.g., </text:span><text:a xlink:type="simple" xlink:href="http://onlinelibrary.wiley.com/doi/10.1111/j.1365-2435.2011.01895.x/full#b53" text:style-name="Internet_20_link" text:visited-style-name="Visited_20_Internet_20_Link"><text:span text:style-name="T470">Panaitof &amp; Scott 2006</text:span></text:a><text:span text:style-name="T470">).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470">Trumbo &amp; Robinson 2008</text:span></text:a><text:span text:style-name="T470">)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470">Schwarzenbach, Hosken &amp; Ward 2005</text:span></text:a><text:span text:style-name="T470">).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470">Cotter &amp; Kilner 2010b</text:span></text:a><text:span text:style-name="T470">) and that subsequent JH fluctuations during the parental period have little effect on immunity.</text:span></text:p>
        <text:p text:style-name="Text_20_body"><text:span text:style-name="T470">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470">Nelson &amp; Demas 1996</text:span></text:a><text:span text:style-name="T470">; </text:span><text:a xlink:type="simple" xlink:href="http://onlinelibrary.wiley.com/doi/10.1111/j.1365-2435.2011.01895.x/full#b78" text:style-name="Internet_20_link" text:visited-style-name="Visited_20_Internet_20_Link"><text:span text:style-name="T470">Sinclair &amp; Lochmiller 2000</text:span></text:a><text:span text:style-name="T470">; </text:span><text:a xlink:type="simple" xlink:href="http://onlinelibrary.wiley.com/doi/10.1111/j.1365-2435.2011.01895.x/full#b46" text:style-name="Internet_20_link" text:visited-style-name="Visited_20_Internet_20_Link"><text:span text:style-name="T470">Nelson 2004</text:span></text:a><text:span text:style-name="T470">).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470">Wilson </text:span></text:a><text:a xlink:type="simple" xlink:href="http://onlinelibrary.wiley.com/doi/10.1111/j.1365-2435.2011.01895.x/full#b94" text:style-name="Internet_20_link" text:visited-style-name="Visited_20_Internet_20_Link"><text:span text:style-name="Emphasis"><text:span text:style-name="T470">et al.</text:span></text:span></text:a><text:a xlink:type="simple" xlink:href="http://onlinelibrary.wiley.com/doi/10.1111/j.1365-2435.2011.01895.x/full#b94" text:style-name="Internet_20_link" text:visited-style-name="Visited_20_Internet_20_Link"><text:span text:style-name="T470"> 2002</text:span></text:a><text:span text:style-name="T470">), which takes about 8 days to become evident in bumblebee workers (</text:span><text:a xlink:type="simple" xlink:href="http://onlinelibrary.wiley.com/doi/10.1111/j.1365-2435.2011.01895.x/full#b66" text:style-name="Internet_20_link" text:visited-style-name="Visited_20_Internet_20_Link"><text:span text:style-name="T470">Ruiz-Gonzalez, Moret &amp; Brown 2009</text:span></text:a><text:span text:style-name="T470">).</text:span></text:p>
        <text:p text:style-name="Text_20_body"><text:span text:style-name="T470">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470">Halffter, 1997</text:span></text:a><text:span text:style-name="T470">), that utilise similar microbe-rich, high-protein resources for reproduction.</text:span></text:p>
        <text:p text:style-name="P5"/>
        <text:p text:style-name="P111"/>
        <text:p text:style-name="P111">References</text:p>
        <text:p text:style-name="P111"/>
        <text:p text:style-name="P148">Adamo S. 2004. Estimating disease resistance in insects: phenoloxidase and lysozyme-like activity and disease resistance in the cricket <text:span text:style-name="T216">Gryllus texensis</text:span><text:span text:style-name="T255">. Journal of Insect Physiology 50: 209-216.</text:span></text:p>
        <text:p text:style-name="P148"/>
        <text:p text:style-name="P164">Ardia DR, Gantz JE, Schneider BC, and Strebel S. 2012. Costs of immunity in insects: an induced immune response increases metabolic rate and decreases antimicrobial activity. Functional Ecology 26: 732-739.</text:p>
        <text:p text:style-name="P148"/>
        <text:p text:style-name="P149">Angelier F, Wing JC, Parenteau C, Pellé M, and Chastel<text:span text:style-name="T421"> O. 2015. Does short-term fasting lead to stressed-out parents? A study of incubation commitment and the hormonal stress responses and recoveries in snow petrels. Hormones and Behavior 67: 28-37.</text:span></text:p>
        <text:p text:style-name="P111"/>
        <text:p text:style-name="P150">Barton PS, Cunningham SA, Lindenmayer DB, Manning AD. 2013. The role of carrion in maintaining biodiversity and ecological processes in terrestrial ecosystems. Oecologia 171: 761-772.</text:p>
        <text:p text:style-name="P111"/>
        <text:p text:style-name="P111">Bashir-Tanoli S and Tinsley MC. 2014. Immune response costs are associated with changes in resource acquisition and not resource allocation. Functional Ecology 28: 1011-1019.</text:p>
        <text:p text:style-name="P111"/>
        <text:p text:style-name="P111"><text:soft-page-break/>Boyer AG, Swearingen RE, Blaha MA, Fortson CT, Gremillion SK, Osborn KA, <text:span text:style-name="T380">and </text:span>Moran MD. 2003. Seasonal variation in top-down and bottom-up processes in a grassland arthropod community. <text:s/>Oecologia 136: 309-316.</text:p>
        <text:p text:style-name="P111"/>
        <text:p text:style-name="P111">Brace AJ, Sheikali S, and Martin LB. 2015. Highway to the danger zone: exposure-dependent costs of immunity in a vertebrate ectotherm. Functional Ecology 29: 924–930.</text:p>
        <text:p text:style-name="P111"/>
        <text:p text:style-name="P111">Campero M, De Block M, Ollevier F, and Stoks R. 2008. Correcting the short-term effect of food deprivation in a damselfly: mechanisms and costs. Journal of Animal Ecology 77: 66-73.</text:p>
        <text:p text:style-name="P111"/>
        <text:p text:style-name="P111">Clinchy M, Sheriff MJ, <text:span text:style-name="T380">and</text:span> Zanette LY. 2013. Predator-induced stress and the ecology of fear. <text:s/>Functional Ecology 27: 56-65.</text:p>
        <text:p text:style-name="P111"/>
        <text:p text:style-name="P151">Cotter S, Myatt JC, Benskin CMH, Wilson K</text:p>
        <text:p text:style-name="P111"/>
        <text:p text:style-name="P111">Cotter SC, Simpson SJ, Raubenheimer D, and Wilson K. 2011. Macronutrient balance mediates trade-offs between immune function and life history traits. <text:s/>Functional Ecology 25: 186-198.</text:p>
        <text:p text:style-name="P111"/>
        <text:p text:style-name="P111">Debouzie D, Desouhant E, Oberli F, and Menu F. 2002. Resource limitation in natural populations of phytophagous insects. A long-term study case with the chestnut weevil. <text:s/>Acta Oecologica 23: 31-39.</text:p>
        <text:p text:style-name="P111"/>
        <text:p text:style-name="P152">Diamond, S. E. and Kingsolver, J. G. (2011). Host plant quality, selection history and trade-offs shape the immune responses of Manduca sexta. Proc. R. Soc. B Biol. Sci. 278, 289-297.</text:p>
        <text:p text:style-name="P111"/>
        <text:p text:style-name="P111">Dolecal RE and Long JD. 2013. Ephemeral macroalgae display spatial variation in relative palatability. <text:s/><text:span text:style-name="T314">Journal of Experimental Marine Biology and Ecology 440: 233-237.</text:span></text:p>
        <text:p text:style-name="P111"/>
        <text:p text:style-name="P153">Dubiec A, Cichon M, and Deptuch K. 2006. Sex-specific development of cell-mediated immunity under experimentally altered rearing conditions in blue tit nestlings. Proceedings of the Royal Society B 273: 1759-1764.</text:p>
        <text:p text:style-name="P111"/>
        <text:p text:style-name="P111">Eggert AK and Müller JK. 1989. Pheromone-mediated attraction in burying beetles. Ecological Entomology 14: 235-238.</text:p>
        <text:p text:style-name="P111"/>
        <text:p text:style-name="P111">Eggert AK <text:span text:style-name="T380">and</text:span> Müller JK. 1997. Biparental care and social evolution in burying beetles: lessons from the larder. In: Choe JC, Crespi BJ, editors. The Evolution of Social Behavior in Insects and Arachnids. Cambridge (NY): Cambridge University Press. p. 216-236.</text:p>
        <text:p text:style-name="P111"/>
        <text:p text:style-name="P111">Eggert AK and Sakaluk<text:span text:style-name="T317"> </text:span>S<text:span text:style-name="T317">K. 19</text:span>95<text:span text:style-name="T317">. </text:span>Female-coerced monogamy in burying beetles.<text:span text:style-name="T255"> Behavioral Ecology and Sociobiology 37: 147-153.</text:span></text:p>
        <text:p text:style-name="P111"/>
        <text:p text:style-name="P111">Fetherston IA, Scott MP, <text:span text:style-name="T380">and </text:span>Traniello JFA. 1990. Parental care in burying beetles: the organization of male and female brood-care behavior. Ethology 85: 177-190.</text:p>
        <text:p text:style-name="P111"/>
        <text:p text:style-name="P126">Gillespie JP, Kanost MR, and Trenczek T. 1997. <text:s/>Biological mediators of insect immunity. <text:s/>Annual Review of Entomology 42: 611-643.</text:p>
        <text:p text:style-name="P111"/>
        <text:p text:style-name="P111">Haine ER, Pollitt LC, Moret Y, Siva-Jothy MT, and Rolff J. 2008. Temporal patterns in immune responses to a range of microbial insults (<text:span text:style-name="T216">Tenebrio molitor</text:span><text:span text:style-name="T255">). Journal of Insect Physiology 54: 1090-</text:span><text:soft-page-break/><text:span text:style-name="T255">1097.</text:span></text:p>
        <text:p text:style-name="P111"/>
        <text:p text:style-name="P111"><text:span text:style-name="T318">Hoang A. 2001. Immune response to parasitism reduces resistance of </text:span><text:span text:style-name="T247">Drosophila melanogaster</text:span><text:span text:style-name="T318"> to dessication and starvation. Evolution 55): 2353-2358.</text:span></text:p>
        <text:p text:style-name="P111"/>
        <text:p text:style-name="P111">Hoyenga KB and Hoyenga KT. 1982. Gender and energy balance: sex differences in adaptations for feast and famine. Physiology &amp; Behavior 28: 545-563.</text:p>
        <text:p text:style-name="P111"/>
        <text:p text:style-name="P111">Kasumovic MM. 2013. The multidimensional consequences of the juvenile environment: towards an integrative view of the adult phenotype. <text:s/>Animal Behaviour 85: 1049-1059.</text:p>
        <text:p text:style-name="P111"/>
        <text:p text:style-name="P111"><text:span text:style-name="T177">Kells SA, Vogt JT, Appel AG, and Bennett GW. 1999. Estimating nutritional status of German cockroaches, </text:span><text:span text:style-name="T130">Blattella germanica</text:span><text:span text:style-name="T177"> (L.) (Dictyoptera: Blattellidae), in the field. <text:s/>Journal of Insect Physiology 45: 709-717.</text:span></text:p>
        <text:p text:style-name="P111"/>
        <text:p text:style-name="P111">Kennish, R. 1997. Seasonal patterns of food availability: influences on the reproductive output and body condition of the herbivorous crab <text:span text:style-name="T216">Grapsus albolineatus</text:span><text:span text:style-name="T255">. <text:s/>Oecologia 109: 209-218.</text:span></text:p>
        <text:p text:style-name="P111"/>
        <text:p text:style-name="P111"><text:span text:style-name="T318">Koella JC and Sorensen FL. 2002. Effect of adult nutrition on the melanization immune response of the malaria vector </text:span><text:span text:style-name="T247">Anopheles stephensi</text:span><text:span text:style-name="T318">. <text:s/>Medical and Veterinary Entomology 15: 316-320.</text:span></text:p>
        <text:p text:style-name="P111"/>
        <text:p text:style-name="P111">Lord, JC. <text:s/>2005. <text:s/>From Metchnikoff to Monsanto and beyond: the path of microbrial control. <text:s/>Journal of Invertebrate Pathology 89: 19-29.</text:p>
        <text:p text:style-name="P111"/>
        <text:p text:style-name="P154">Martin, B., Pearson, M., Kebejian, L., Golden, E., Keselman, A., Bender, M., et al. (2007). Sex-dependent metabolic, neuroendocrine, and cognitive responses to dietary energy restriction and excess. <text:span text:style-name="T421">Endocrinology 148: 4318-4333.</text:span></text:p>
        <text:p text:style-name="P130"/>
        <text:p text:style-name="P130">McCue, MD. <text:span text:style-name="T454">2010. </text:span>Starvation physiology: Reviewing the different strategies animals use to survive a common challenge. Comp. Biochem. Physiol. A</text:p>
        <text:p text:style-name="P130"/>
        <text:p text:style-name="P111"><text:span text:style-name="T421">McKean KA and Nunney L. 2005. Bateman's principle and immunity: phenotypically plastic reproductive </text:span>strategies predict changes in immunological sex differences. Evolution 59: 1510-1517.</text:p>
        <text:p text:style-name="P111"/>
        <text:p text:style-name="P111">Medzhitov R, Preston-Hurlburt P, and Janeway CA. <text:s/>1997. <text:s/>A human homologue of the Drosophila Toll protein signals activation of adaptive immunity. <text:s/>Nature 388: 394-397.</text:p>
        <text:p text:style-name="P111"/>
        <text:p text:style-name="P111">Moret Y and Schmid-Hempel P. 2000. Survival for immunity: the price of immune system activation for bumblebee workers. Science 290: 1166-1168.</text:p>
        <text:p text:style-name="P111"/>
        <text:p text:style-name="P111">Reavey CE, Warnock ND, Vogel H, and Cotter SC. 2014. Trade-offs between personal immunity and reproduction in the burying beetle, <text:span text:style-name="T216">Nicrophorus vespilloides</text:span><text:span text:style-name="T255">. Behavioral</text:span> Ecology 25: 415-423.</text:p>
        <text:p text:style-name="P111"/>
        <text:p text:style-name="P111">Reitzl SR and Trumble JT. 2002. Competitive displacement among insects and arachnids. <text:s/>Annual Review of Entomology 47: 435-465.</text:p>
        <text:p text:style-name="P111"/>
        <text:p text:style-name="P111">Robb T and Forbes MR. 2006. Age-dependent induction of immunity and subsequent survival costs in males and females of a temperate damselfly. BMC Ecology 6: 1-13.</text:p>
        <text:p text:style-name="P111"/>
        <text:p text:style-name="P111"><text:soft-page-break/>Rolff J and Siva-Jothy MT. 2004. Selection on insect immunity in the wild. Proceedings of the Royal Society B 271: 2157-2160.</text:p>
        <text:p text:style-name="P172"/>
        <text:p text:style-name="P111"><text:bookmark text:name="fec12071-cit-0041"/><text:span text:style-name="Citation"><text:span text:style-name="T255">Sadd BM </text:span></text:span><text:span text:style-name="Citation"><text:span text:style-name="T283">and</text:span></text:span><text:span text:style-name="Citation"><text:span text:style-name="T255"> Siva-Jothy MT. 2006. Self-harm caused by an insect's innate immunity. Proceedings of the Royal Society B 273: 2571-2574.</text:span></text:span></text:p>
        <text:p text:style-name="P172"/>
        <text:p text:style-name="P111"><text:span text:style-name="T255">Scott MP. 1998. The ecology and behavior of burying beetl</text:span>es. Annual Reviews of Entomology 43: 595-618.</text:p>
        <text:p text:style-name="P111"/>
        <text:p text:style-name="P111">Scott MP and Traniello JFA. 1987. Behvioural cues trigger ovarian development in the burying beetle, <text:span text:style-name="T216">Nicrophorus tomentosus</text:span><text:span text:style-name="T255">. Journal of Insect Physiology 33: 693-696.</text:span></text:p>
        <text:p text:style-name="P111"/>
        <text:p text:style-name="P111"><text:span text:style-name="T318">Scott MP, Traniello JFA, and Fetherston IA. 1987. Competition for prey between ants and burying beetles (</text:span><text:span text:style-name="T247">Nicrophorus</text:span><text:span text:style-name="T318"> spp.): differences between northern and southern temperate sites. Psyche 94: 325-332.</text:span></text:p>
        <text:p text:style-name="P167"/>
        <text:p text:style-name="P168">Sheldon BC and Verhulst S. 1996. Ecological immunology: costly parasite defenses and trade-offs in evolutionary ecology. Trends in Ecology and Evolution 8: 317-321.</text:p>
        <text:p text:style-name="P111"/>
        <text:p text:style-name="P111">Siva-Jothy MT and Thompson JJW. 2002. Short-term nutrient deprivation affects immune function. Physiological Entomology 27: 206-212.</text:p>
        <text:p text:style-name="P111"/>
        <text:p text:style-name="P111">Siva-Jothy MT, Moret Y, and Rolff J. 2005. Insect immunity: an evolutioary ecology perpective. <text:s/>Advances in Insect Physiology 32: 1-48.</text:p>
        <text:p text:style-name="P111"/>
        <text:p text:style-name="P155">Smiseth PT, Ward RSJ, Moore AJ. 2007. Parents influence asymmetric sibling competition: Experimental evidence with partially dependent young. Ecology 88: 3174-3182.</text:p>
        <text:p text:style-name="P111"/>
        <text:p text:style-name="P111"><text:span text:style-name="T325">Steiger S, Gershman SN, Pettinger AM, Eggert AK, and Sakaluk SK. 2011. Sex differences in immunity and rapid upregulation of immune defence during parental care in the burying beetle, </text:span><text:span text:style-name="T217">Nicrophorus orbicollis</text:span><text:span text:style-name="T262">. Functional Ecology 25: 1368-1378.</text:span></text:p>
        <text:p text:style-name="P111"/>
        <text:p text:style-name="P111"><text:span text:style-name="T262">Steiger S, Gershman SN, Pettinger AM, Eggert AK, </text:span><text:span text:style-name="T263">and </text:span><text:span text:style-name="T262">Sakaluk SK. 2012. Dominance status an d sex influence nutritional state and immunity in burying beetles, </text:span><text:span text:style-name="T217">Nicrophorus orbicollis</text:span><text:span text:style-name="T262">. Functional Ecology 25: 1368-1378.</text:span></text:p>
        <text:p text:style-name="P111"/>
        <text:p text:style-name="P176"><text:span text:style-name="T483">Trumbo ST. I</text:span><text:span text:style-name="T470">nterference competition among burying beetles (Silphidae, </text:span><text:span text:style-name="Emphasis"><text:span text:style-name="T470">Nicrophorus</text:span></text:span><text:span text:style-name="T470">). </text:span><text:span text:style-name="T483">Ecological Entomology 15: 347-355.</text:span></text:p>
        <text:p text:style-name="P156"/>
        <text:p text:style-name="P157">Trumbo ST and Rauter C. 2014. Juvenile hormone, metabolic rate, body mass and longevity costs in parenting burying beetles. <text:s/>Anima Behaviour 92: 203-211.</text:p>
        <text:p text:style-name="P111"/>
        <text:p text:style-name="P111">Valtonen TM, Kleino A, Rämet M, and Rantala MJ. 2010. Starvation reveals maintenance cost of humoral immunity. Evolutionary Biology 37: 49–57.</text:p>
        <text:p text:style-name="P111"/>
        <text:p text:style-name="P111">Wegmann M, Voegeli B, <text:span text:style-name="T380">and </text:span>Richner H. 2015. Oxidative status and reproductive effort of great tits in a handicapping experiment. Behavioral Ecology 26: 747–754.</text:p>
        <text:p text:style-name="P111"/>
        <text:p text:style-name="P111">Wilson DS, Cotter SC, Reeson AF, and Pell JK. 2001. Melanism and disease resistance in insects. <text:soft-page-break/>Ecology Letters 4: 637-649.</text:p>
        <text:p text:style-name="P111"/>
        <text:p text:style-name="P111">Wilson DS and Knollenberg WG. 1987. Adaptive indirect effects: the fitness of burying beetles with and without their phoretic mites. Evolutionary ecology 1: 139-159.</text:p>
        <text:p text:style-name="P111"/>
        <text:p text:style-name="P158">Wilson DS and Fudge J. 1984. Burying beetles: intraspecific interactions and reproductive success in the field. Ecological Entomology 9: 195-203.</text:p>
        <text:p text:style-name="P158"/>
        <text:p text:style-name="P159">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9"/>
        <text:p text:style-name="P115"/>
        <text:p text:style-name="P2"/>
        <text:p text:style-name="P2"/>
        <text:p text:style-name="P3">Bale JS. 2002. Insects and low temperatures: from molecular biology to distributions and abundance. Philosophical Transactions of the Royal Society B 357: 849-862.</text:p>
        <text:p text:style-name="P115"/>
        <text:p text:style-name="P132"><text:span text:style-name="T161">Doums C and Schmid-Hempel P. 2000. Immunocompetence in workers of a social insect, </text:span><text:span text:style-name="T140">Bombus terrestris</text:span><text:span text:style-name="T161"> L., in relation to foraging activity and parasitic infection. Canadian Journal of Zoology 78: 1060-1066.</text:span></text:p>
        <text:p text:style-name="P115"/>
        <text:p text:style-name="P127">Eggert AK and <text:span text:style-name="T317">Müller JK. 1989. </text:span>Mating success of pheromone-emitting <text:span text:style-name="T216">Necrophorus</text:span><text:span text:style-name="T255"> males: do attracted females discriminate against resource owners? Behaviour 110: 248-257.</text:span></text:p>
        <text:p text:style-name="P115"/>
        <text:p text:style-name="P115">Emlen, ST and Oring, LW. <text:s/>1977. <text:s/>Ecology, Sexual Selection, and the Evolution of Mating Systems. <text:s/>Science 197(4300): 215-223.</text:p>
        <text:p text:style-name="P115"/>
        <text:p text:style-name="P132"><text:span text:style-name="T161">Jones SR and Kunz SE. 1998. Effects of cold stress on survival and reproduction of </text:span><text:span text:style-name="T140">Haematobia irritans</text:span><text:span text:style-name="T161"> (Diptera: Muscidae). Journal of Medical Entomology 35: 725-731.</text:span></text:p>
        <text:p text:style-name="P115"/>
        <text:p text:style-name="P102">Marshall KE, Sinclair BJ. 2010. Repeated stress exposure results in a survival-reproduction</text:p>
        <text:p text:style-name="P132"><text:span text:style-name="T161"><text:s/>trade-off in </text:span><text:span text:style-name="T140">Drosophila melanogaster. Proceedings of the Royal Society B 277: 963-969.</text:span></text:p>
        <text:p text:style-name="P115"/>
        <text:p text:style-name="P3">Parsons P. 1990. The metabolic cost of multiple environmental stresses: implications for climatic change and conservation. <text:s/>Trends in Ecology and Evolution 5(9): 315-317.</text:p>
        <text:p text:style-name="P115"/>
        <text:p text:style-name="P132"><text:span text:style-name="T161">Renault D. 2011. Long-term after-effects of cold exposure in adult </text:span><text:span text:style-name="T140">Alphitobius diaperinus </text:span><text:span text:style-name="T161">(Tenebrionidae): the need to link survival ability with subsequent reproductive success. <text:s/>Ecological Entomology 36: 36-42.</text:span></text:p>
        <text:p text:style-name="P115"/>
        <text:p text:style-name="P3">Sadd BM and Schmid-Hempel P. 2006. Insect immunity shows specificity in protection upon secondary pathogen exposure. Current Biology 16: 1206–1210.</text:p>
        <text:p text:style-name="P115"/>
        <text:p text:style-name="P3">Sandland GJ and Minchella DJ. 2003. Costs of immune defense: an enigma wrapped in an environmental cloak? in Parasitology 19(12): 571-574.</text:p>
        <text:p text:style-name="P115"/>
        <text:p text:style-name="P193">Wilson K, Cotter SC, Reeson AF, and Pell JK. 2001. Melanism and disease resistance in insects. Ecology Letters 4: 637-649.</text:p>
        <text:h text:style-name="P294" text:outline-level="1">Food Limitation of the Spider Linyphia marginata: Experimental Field Studies </text:h>
        <text:p text:style-name="P183">David H. Wise </text:p>
        <text:p text:style-name="P182"><text:span text:style-name="Citation"><text:span text:style-name="T470">Ecology</text:span></text:span><text:span text:style-name="T470"> </text:span></text:p>
        <text:p text:style-name="P183">Vol. 56, No. 3 (May, 1975), pp. 637-646 </text:p>
        <text:p text:style-name="P185"/>
        <text:p text:style-name="P185"/>
        <text:p text:style-name="P186">The sexes likely encounter similar costs in response to immune system activity, but experience these costs in different ways <text:span text:style-name="T311">(Brace et al 2015). <text:s/>Both are going to want to maximize reproduction over development or self-maintenance, though this will be different based upon organismal lifespan and reproductive strategy (Wegmann et al 2015).</text:span></text:p>
        <text:p text:style-name="P187"/>
        <text:p text:style-name="P187">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89">leading to selection for larger males (Emlen and Orring 1977). <text:s/>As </text:span>larger size <text:span text:style-name="T288">is </text:span>typically <text:span text:style-name="T288">associated with</text:span> higher basal metabolic rate<text:span text:style-name="T289">s, males are therefore predicted to have higher metabolic rates than females</text:span><text:span text:style-name="T213">. <text:s/></text:span><text:span text:style-name="T214">F</text:span><text:span text:style-name="T213">emales </text:span><text:span text:style-name="T214">are thought to </text:span><text:span text:style-name="T213">have higher levels of body fat </text:span><text:span text:style-name="T215">relative to males </text:span><text:span text:style-name="T213">due to the energetic demands of egg production (Hoyenga and Hoyenga 1981).</text:span></text:p>
        <text:p text:style-name="P187"/>
        <text:p text:style-name="P187"><text:span text:style-name="T215">A</text:span><text:span text:style-name="T214">s </text:span><text:span text:style-name="T213">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88">for mates </text:span>and successfully fertilize eggs.</text:p>
        <text:p text:style-name="P187"/>
        <text:p text:style-name="P190"><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6">Preferred R</text:span><text:span text:style-name="T77">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78">Encapsulation and Melanization Assay</text:p>
        <text:p text:style-name="P194">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84"/>
        <text:p text:style-name="P191">Statistical analyses</text:p>
        <text:p text:style-name="P184"/>
        <text:p text:style-name="P184"/>
        <text:p text:style-name="P184"/>
        <text:p text:style-name="P184"/>
        <text:p text:style-name="P188">Bioenergetics of salmonid fishes: energy intake, expenditure and productivity</text:p>
        <text:p text:style-name="P188">The concept of allostasis in biology and biomedicine, Bruce S McEwen, John C Wingfield</text:p>
        <text:p text:style-name="P188"/>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text:span text:style-name="T141">Burying beetles, </text:span><text:span text:style-name="T137">Nicrophorus</text:span><text:span text:style-name="T14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84"/>
        <text:p text:style-name="P184">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84"/>
        <text:p text:style-name="P184">Phenoloxidase production and the melanization response are integrated into the same pathway, with </text:p>
        <text:p text:style-name="P184"/>
        <text:p text:style-name="P184">As starvation is known to affect the sexes in different, specific ways, it was also </text:p>
        <text:p text:style-name="P184"/>
        <text:p text:style-name="P184">males &amp; females should be kept separate (mating leads to decreased male immunity)</text:p>
        <text:p text:style-name="P184">food restriction should be noted (females don't show much change if food is ad libitum)</text:p>
        <text:p text:style-name="P184"/>
        <text:p text:style-name="P184">--do males &amp; females in nicrophorus have different sizes of fat bodies?</text:p>
        <text:p text:style-name="P184"/>
        <text:p text:style-name="P184">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84">females have stronger immune response than males</text:p>
        <text:p text:style-name="P184">pregnancy &amp; development of eggs/young</text:p>
        <text:p text:style-name="P184">birthweight is determinant in total lifetime reproductive success in males, but not females (in deer)</text:p>
        <text:p text:style-name="P184">resting metabolic rate rises in both sexes, while blood glucose falls in both</text:p>
        <text:p text:style-name="P184">females lose more fat than protein, but males lose more protein than fat (Widdowson, 1976)</text:p>
        <text:p text:style-name="P184">Females deposit more fat than males (Widdowson, 1976)</text:p>
        <text:p text:style-name="P184"/>
        <text:p text:style-name="P184">stearns sc (1989) – trade-offs in life history evolution. Funct. Ecol 3: 259-268</text:p>
        <text:p text:style-name="P189">stearns sc (1992) – the evolution of life histories. <text:s/>Oxford. <text:s/>Book</text:p>
        <text:p text:style-name="P192"/>
        <text:p text:style-name="P192"/>
        <text:p text:style-name="P192">although an organism's immune system responds differently between its maintenance and upregulated modes, both are hindered when under conditions of adequate or reduced food intake (Lee 2006; Gilot-Fromont et al. 2012). <text:s/></text:p>
        <text:p text:style-name="P192"/>
        <text:p text:style-name="P192">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12"/>
        <text:p text:style-name="P10">search term in google scholar: food availability seasonality review, generalist feeder seasonality</text:p>
        <text:p text:style-name="P112"/>
        <text:p text:style-name="P1">A story of famine in the pelagic realm: temporal and spatial patterns of food limitation in rotifers from an oligotrophic tropical lake</text:p>
        <text:p text:style-name="P112"/>
        <text:p text:style-name="P1">Author(s): Ortega-Mayagoitia, Elizabeth; Ciros-Perez, Jorge; Sanchez-Martinez, Mayeli</text:p>
        <text:p text:style-name="P112"/>
        <text:p text:style-name="P1">Source: JOURNAL OF PLANKTON RESEARCH <text:s/>Volume: 33 <text:s text:c="2"/>Issue: 10 <text:s text:c="2"/>Pages: 1574-1585 <text:s text:c="2"/>DOI: 10.1093/plankt/fbr045 <text:s text:c="2"/>Published: OCT 2011 </text:p>
        <text:p text:style-name="P112"/>
        <text:p text:style-name="P112"/>
        <text:p text:style-name="P1"><text:s/>Title: Food limitation of planktonic rotifers: field experiments in two mountain ponds</text:p>
        <text:p text:style-name="P112"><text:soft-page-break/></text:p>
        <text:p text:style-name="P1">Author(s): Cordova, SE; Giffin, J; Kirk, KL</text:p>
        <text:p text:style-name="P112"/>
        <text:p text:style-name="P1">Source: FRESHWATER BIOLOGY <text:s/>Volume: 46 <text:s text:c="2"/>Issue: 11 <text:s text:c="2"/>Pages: 1519-1527 <text:s text:c="2"/>DOI: 10.1046/j.1365-2427.2001.00768.x <text:s text:c="2"/>Published: NOV 2001 </text:p>
        <text:p text:style-name="P112"/>
        <text:p text:style-name="P1"><text:s/>Title: Resource limitation in marine soft sediments - differential effects of food and space in the association between the brittle-star Amphiura filiformis and the bivalve Mysella bidentata?</text:p>
        <text:p text:style-name="P112"/>
        <text:p text:style-name="P1">Author(s): Josefson, AB</text:p>
        <text:p text:style-name="P112"/>
        <text:p text:style-name="P1"><text:s/>Source: HYDROBIOLOGIA <text:s/>Volume: 375-76 <text:s text:c="2"/>Pages: 297-305 <text:s text:c="2"/>DOI: 10.1023/A:1017077510168 <text:s text:c="2"/>Published: 1998 </text:p>
        <text:p text:style-name="P112"/>
        <text:p text:style-name="P1"><text:s text:c="2"/></text:p>
        <text:p text:style-name="P112"/>
        <text:p text:style-name="P112"/>
        <text:p text:style-name="P112"/>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12"/>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12"/>
        <text:p text:style-name="P131"><text:span text:style-name="T141">This study examined the impact of short-term food-related stress on immunocompetence in adult burying beetles, </text:span><text:span text:style-name="T137">Nicrophorus orbicollis</text:span><text:span text:style-name="T141"> Say (Coleoptera: Silphidae). <text:s/></text:span><text:span text:style-name="T137">N. orbicollis</text:span><text:span text:style-name="T14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112"/>
        <text:p text:style-name="P11">Results</text:p>
        <text:p text:style-name="P112"/>
        <text:p text:style-name="P131"><text:soft-page-break/><text:span text:style-name="T158"><text:s text:c="3"/>There were no significant differences in initial body mass between beetles in each treatment (</text:span><text:span text:style-name="T139">F</text:span><text:span text:style-name="T2">2, 75</text:span><text:span text:style-name="T139"> </text:span><text:span text:style-name="T158">= 0.27, </text:span><text:span text:style-name="T139">P </text:span><text:span text:style-name="T158">= 0.76), sex (</text:span><text:span text:style-name="T139">F</text:span><text:span text:style-name="T2">1, 75</text:span><text:span text:style-name="T139"> </text:span><text:span text:style-name="T158">= 0.10, </text:span><text:span text:style-name="T139">P </text:span><text:span text:style-name="T158">= 0.76), or the interaction between treatment and sex (</text:span><text:span text:style-name="T139">F</text:span><text:span text:style-name="T2">2, 75</text:span><text:span text:style-name="T139"> </text:span><text:span text:style-name="T158">= 2.11, </text:span><text:span text:style-name="T139">P </text:span><text:span text:style-name="T158">= 0.12). <text:s/>Similarly, there was no significant difference in age between beetles in each treatment (</text:span><text:span text:style-name="T139">F</text:span><text:span text:style-name="T2">2, 151</text:span><text:span text:style-name="T139"> </text:span><text:span text:style-name="T158">= 2.17, </text:span><text:span text:style-name="T139">P </text:span><text:span text:style-name="T158">= 0.12), sex (</text:span><text:span text:style-name="T139">F</text:span><text:span text:style-name="T2">1, 151</text:span><text:span text:style-name="T139"> </text:span><text:span text:style-name="T158">= 0.00, </text:span><text:span text:style-name="T139">P </text:span><text:span text:style-name="T158">= 0.97), or the interaction between treatment and sex (</text:span><text:span text:style-name="T139">F</text:span><text:span text:style-name="T2">2, 151</text:span><text:span text:style-name="T139"> </text:span><text:span text:style-name="T158">= 0.03, </text:span><text:span text:style-name="T139">P </text:span><text:span text:style-name="T158">=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9">F</text:span><text:span text:style-name="T2">2, 75</text:span><text:span text:style-name="T139"> </text:span><text:span text:style-name="T158">= 5.32, </text:span><text:span text:style-name="T139">P </text:span><text:span text:style-name="T158">= 0.0069</text:span><text:bookmark-end text:name="__DdeLink__169_159234381"/><text:span text:style-name="T158">), and post-treatment masses were significantly different from each other (how do we report this?), with higher levels of feeding associated with increased overall mass.</text:span></text:p>
        <text:p text:style-name="P131"><text:bookmark-start text:name="__DdeLink__197_969931675"/><text:span text:style-name="T158"><text:s text:c="5"/>Phenoloxidase levels differed significantly between treatments (</text:span><text:span text:style-name="T139">F</text:span><text:span text:style-name="T2">2, 75</text:span><text:span text:style-name="T139"> </text:span><text:span text:style-name="T158">= 5.32, </text:span><text:span text:style-name="T139">P </text:span><text:span text:style-name="T158">= 0.0069), as did protein concentrations in hemolymph (</text:span><text:span text:style-name="T139">F</text:span><text:span text:style-name="T2">2, 75</text:span><text:span text:style-name="T139"> </text:span><text:span text:style-name="T158">= 5.32, </text:span><text:span text:style-name="T139">P </text:span><text:span text:style-name="T158">= 0.0069), but not between sexes (</text:span><text:span text:style-name="T139">F</text:span><text:span text:style-name="T2">2, 75</text:span><text:span text:style-name="T139"> </text:span><text:span text:style-name="T158">= 5.32, </text:span><text:span text:style-name="T139">P </text:span><text:span text:style-name="T158">= 0.0069, <text:s/></text:span><text:span text:style-name="T139">F</text:span><text:span text:style-name="T2">2, 75</text:span><text:span text:style-name="T139"> </text:span><text:span text:style-name="T158">= 5.32, </text:span><text:span text:style-name="T139">P </text:span><text:span text:style-name="T158">= 0.0069) or the interaction between treatment and sex (</text:span><text:span text:style-name="T139">F</text:span><text:span text:style-name="T2">2, 75</text:span><text:span text:style-name="T139"> </text:span><text:span text:style-name="T158">= 5.32, </text:span><text:span text:style-name="T139">P </text:span><text:span text:style-name="T158">= 0.0069, <text:s/></text:span><text:span text:style-name="T139">F</text:span><text:span text:style-name="T2">2, 75</text:span><text:span text:style-name="T139"> </text:span><text:span text:style-name="T158">= 5.32, </text:span><text:span text:style-name="T139">P </text:span><text:span text:style-name="T158">= 0.0069). <text:s/>There was also a significant effect of the treatment on a beetle's encapsulation response (</text:span><text:span text:style-name="T139">F</text:span><text:span text:style-name="T2">2, 70</text:span><text:span text:style-name="T139"> </text:span><text:span text:style-name="T158">= 12.31, </text:span><text:span text:style-name="T139">P </text:span><text:span text:style-name="T158">= &lt; 0.0001), but no differences due to sex (</text:span><text:span text:style-name="T139">F</text:span><text:span text:style-name="T2">2, 70</text:span><text:span text:style-name="T139"> </text:span><text:span text:style-name="T158">= 0.00, </text:span><text:span text:style-name="T139">P </text:span><text:span text:style-name="T158">= 0.99) or the interaction between treatment and sex (</text:span><text:span text:style-name="T139">F</text:span><text:span text:style-name="T2">2, 70</text:span><text:span text:style-name="T139"> </text:span><text:span text:style-name="T158">= 0.84, </text:span><text:span text:style-name="T139">P </text:span><text:bookmark-end text:name="__DdeLink__197_969931675"/><text:span text:style-name="T158">= 0.44).</text:span></text:p>
        <text:p text:style-name="P1"/>
        <text:p text:style-name="P177">From C Rauter Files:</text:p>
        <text:p text:style-name="P112"/>
        <text:p text:style-name="P12">Immunocompetence: Gender / Sex Differences</text:p>
        <text:p text:style-name="P1">2008 nunn</text:p>
        <text:p text:style-name="P1">2000 kurtz</text:p>
        <text:p text:style-name="P1">2001 adamo</text:p>
        <text:p text:style-name="P1">2007 rantala</text:p>
        <text:p text:style-name="P112"/>
        <text:p text:style-name="P12">Stress &amp; Immunity: Several Reviews</text:p>
        <text:p text:style-name="P112"/>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12"/>
        <text:p text:style-name="P1">2003 wingfield &amp; sapolsky, reroduction and resistance to stress: when and how, journal of neuroendocrinology, 2003, vol 15 711-724</text:p>
        <text:p text:style-name="P112"/>
        <text:p text:style-name="P1">2005 badyaev, stress induced variation in evolution: from behavioral plasticity to genetic assimilation, proceedings of royal society b 2005, 272, 877-886</text:p>
        <text:p text:style-name="P112"/>
        <text:p text:style-name="P1">2008, adamo, norephinephrine and octopamine: linking stress and immune function across phyla, isj 5 12-19, issn 1824-307x</text:p>
        <text:p text:style-name="P112"/>
        <text:p text:style-name="P1">2008, davis, maney &amp; maerz, the use of leukocyte profiles to measure stress in vertebrates: a review for ecologists, functional ecology 2008, 22, 760-772</text:p>
        <text:p text:style-name="P112"/>
        <text:p text:style-name="P1">2011, adamo &amp; baker, conserved features of chronic stress across phyla: the efects of long term stress on behavior and the concentration of the neurohormone ocopamine in the cricket gryllus texensis, hormones and ehavior, 60 478-483</text:p>
        <text:p text:style-name="P112"/>
        <text:p text:style-name="P1">2012, adamo, the effects of the stress response on immune function in the invertebrates: an evolutionary perspective on an ancient connection, hormones and behavior (in press)</text:p>
        <text:p text:style-name="P112"/>
        <text:p text:style-name="P12">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131"><text:span text:style-name="T141">2011, Xu et al, Food restriction and refeeding have no efect on cellular and humoral immunity in mongolian gerbils, </text:span><text:bookmark text:name="__DdeLink__408_1510251924"/><text:span text:style-name="T14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79">Accounting for the costs and benefits of a particular trait is central to evolutionary biology. The diversity of organisms in nature is a testament to the many strategies by which organisms have opti-</text:p>
        <text:p text:style-name="P174">mized investment in the face of costs and constraints. These optimization “decisions” result in trade-offs, which are often observed as negative associations between traits. Classic life-history trade-offs</text:p>
        <text:p text:style-name="P174">include: age and size at maturity, and aspects of reproductive effort such as clutch size and offspring size (Roff 1992).</text:p>
        <text:p text:style-name="P174"/>
        <text:p text:style-name="P174">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174"/>
        <text:p text:style-name="P174">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174"/>
        <text:p text:style-name="P174">A range of empirical studies across taxa have provided evidence for immune costs. These can be broken down into 1) <text:s/>evolutionary costs of defense (Kraaijeveld and Godfray 2001; Cotter et <text:s/>al.</text:p>
        <text:p text:style-name="P174">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174"/>
        <text:p text:style-name="P174">Invertebrates have provided excellent, productive model systems to address many of the key questions within the field of ecological immunology. This is mainly due to the ease with which many species</text:p>
        <text:p text:style-name="P174">can be kept (in large numbers), bred, and their immune systems studied. The invertebrate immune system, while complex and efficient, is nonetheless simpler than that of vertebrates. Immune responses</text:p>
        <text:p text:style-name="P174">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174"/>
        <text:p text:style-name="P174">The humoral arm is most often induced in response to infection and is more specific (Casteels et al. <text:soft-page-break/>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174">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174"/>
        <text:p text:style-name="P174">Here, we focus on the life-history constraints of immune function, in the burying beetle Nicrophorus vespilloides (Figure 1). Burying beetles provide a highly tractable system for studying the trade-off</text:p>
        <text:p text:style-name="P174">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174">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174"/>
        <text:p text:style-name="P174">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174"/>
        <text:p text:style-name="P174">Here, we address this question by measuring constitutive investment in immunity during breeding to look 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3" svg:font-family="FreeSerif"/>
    <style:font-face style:name="Lohit Hindi1" svg:font-family="'Lohit Hindi'"/>
    <style:font-face style:name="0" svg:font-family="0" style:font-family-generic="roman"/>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7-01-14T22:28:47.939539000</dc:date>
    <meta:generator>LibreOffice/5.1.6.2$MacOSX_X86_64 LibreOffice_project/07ac168c60a517dba0f0d7bc7540f5afa45f0909</meta:generator>
    <meta:editing-duration>P14DT55M43S</meta:editing-duration>
    <meta:editing-cycles>331</meta:editing-cycles>
    <meta:document-statistic meta:table-count="5" meta:image-count="4" meta:object-count="0" meta:page-count="40" meta:paragraph-count="602" meta:word-count="19325" meta:character-count="130533" meta:non-whitespace-character-count="111415"/>
  </office:meta>
</office:document-meta>
</file>